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49cm"/>
    </style:style>
    <style:style style:name="co2" style:family="table-column">
      <style:table-column-properties fo:break-before="auto" style:column-width="1.238cm"/>
    </style:style>
    <style:style style:name="co3" style:family="table-column">
      <style:table-column-properties fo:break-before="auto" style:column-width="0.494cm"/>
    </style:style>
    <style:style style:name="co4" style:family="table-column">
      <style:table-column-properties fo:break-before="auto" style:column-width="1.485cm"/>
    </style:style>
    <style:style style:name="co5" style:family="table-column">
      <style:table-column-properties fo:break-before="auto" style:column-width="1.411cm"/>
    </style:style>
    <style:style style:name="co6" style:family="table-column">
      <style:table-column-properties fo:break-before="auto" style:column-width="1.189cm"/>
    </style:style>
    <style:style style:name="co7" style:family="table-column">
      <style:table-column-properties fo:break-before="auto" style:column-width="1.115cm"/>
    </style:style>
    <style:style style:name="co8" style:family="table-column">
      <style:table-column-properties fo:break-before="auto" style:column-width="1.808cm"/>
    </style:style>
    <style:style style:name="co9" style:family="table-column">
      <style:table-column-properties fo:break-before="auto" style:column-width="0.967cm"/>
    </style:style>
    <style:style style:name="co10" style:family="table-column">
      <style:table-column-properties fo:break-before="auto" style:column-width="1.66cm"/>
    </style:style>
    <style:style style:name="co11" style:family="table-column">
      <style:table-column-properties fo:break-before="auto" style:column-width="1.614cm"/>
    </style:style>
    <style:style style:name="co12" style:family="table-column">
      <style:table-column-properties fo:break-before="auto" style:column-width="2.03cm"/>
    </style:style>
    <style:style style:name="co13" style:family="table-column">
      <style:table-column-properties fo:break-before="auto" style:column-width="1.759cm"/>
    </style:style>
    <style:style style:name="co14" style:family="table-column">
      <style:table-column-properties fo:break-before="auto" style:column-width="1.882cm"/>
    </style:style>
    <style:style style:name="co15" style:family="table-column">
      <style:table-column-properties fo:break-before="auto" style:column-width="1.857cm"/>
    </style:style>
    <style:style style:name="co16" style:family="table-column">
      <style:table-column-properties fo:break-before="auto" style:column-width="1.905cm"/>
    </style:style>
    <style:style style:name="co17" style:family="table-column">
      <style:table-column-properties fo:break-before="auto" style:column-width="1.688cm"/>
    </style:style>
    <style:style style:name="co18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2.873cm"/>
    </style:style>
    <style:style style:name="co20" style:family="table-column">
      <style:table-column-properties fo:break-before="auto" style:column-width="2.799cm"/>
    </style:style>
    <style:style style:name="co21" style:family="table-column">
      <style:table-column-properties fo:break-before="auto" style:column-width="2.699cm"/>
    </style:style>
    <style:style style:name="co22" style:family="table-column">
      <style:table-column-properties fo:break-before="auto" style:column-width="3.12cm"/>
    </style:style>
    <style:style style:name="co23" style:family="table-column">
      <style:table-column-properties fo:break-before="auto" style:column-width="2.2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terials" table:style-name="ta1">
        <table:shapes>
          <draw:frame draw:z-index="0" draw:style-name="gr1" draw:text-style-name="P1" svg:width="7.374cm" svg:height="3.498cm" svg:x="38.362cm" svg:y="0.065cm">
            <draw:object draw:notify-on-update-of-ranges="Materials.A2:Materials.A8 Materials.E1:Materials.E1 Materials.E2:Materials.E8 Materials.F1:Materials.F1 Materials.F2:Materials.F8 Materials.G1:Materials.G1 Materials.G2:Materials.G8 Materials.H1:Materials.H1 Materials.H2:Materials.H8 Materials.I1:Materials.I1 Materials.I2:Materials.I8 Materials.J1:Materials.J1 Materials.J2:Materials.J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.13cm" svg:height="5.409cm" svg:x="27.401cm" svg:y="0.14cm">
            <draw:object draw:notify-on-update-of-ranges="Materials.A3:Materials.A8 Materials.K1:Materials.K1 Materials.K3:Materials.K8 Materials.L1:Materials.L1 Materials.L3:Materials.L8 Materials.M1:Materials.M1 Materials.M3:Materials.M8 Materials.N1:Materials.N1 Materials.N3:Materials.N8 Materials.O1:Materials.O1 Materials.O3:Materials.O8 Materials.P1:Materials.P1 Materials.P3:Materials.P8 Materials.Q1:Materials.Q1 Materials.Q3:Materials.Q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5.388cm" svg:height="4.877cm" svg:x="36.502cm" svg:y="5.457cm">
            <draw:object draw:notify-on-update-of-ranges="Materials.A10:Materials.A13 Materials.F1:Materials.F1 Materials.F10:Materials.F13 Materials.G1:Materials.G1 Materials.G10:Materials.G13 Materials.H1:Materials.H1 Materials.H10:Materials.H13 Materials.I1:Materials.I1 Materials.I10:Materials.I13 Materials.J1:Materials.J1 Materials.J10:Materials.J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8.973cm" svg:height="4.59cm" svg:x="27.463cm" svg:y="5.669cm">
            <draw:object draw:notify-on-update-of-ranges="Materials.A10:Materials.A13 Materials.K1:Materials.K1 Materials.K10:Materials.K13 Materials.L1:Materials.L1 Materials.L10:Materials.L13 Materials.M1:Materials.M1 Materials.M10:Materials.M13 Materials.N1:Materials.N1 Materials.N10:Materials.N13 Materials.O1:Materials.O1 Materials.O10:Materials.O13 Materials.P1:Materials.P1 Materials.P10:Materials.P13 Materials.Q1:Materials.Q1 Materials.Q10:Materials.Q1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5.418cm" svg:height="5.516cm" svg:x="38.348cm" svg:y="10.394cm">
            <draw:object draw:notify-on-update-of-ranges="Materials.A15:Materials.A20 Materials.F1:Materials.F1 Materials.F15:Materials.F20 Materials.G1:Materials.G1 Materials.G15:Materials.G20 Materials.H1:Materials.H1 Materials.H15:Materials.H20 Materials.I1:Materials.I1 Materials.I15:Materials.I20 Materials.J1:Materials.J1 Materials.J15:Materials.J2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0.728cm" svg:height="5.762cm" svg:x="27.62cm" svg:y="10.244cm">
            <draw:object draw:notify-on-update-of-ranges="Materials.A15:Materials.A20 Materials.K1:Materials.K1 Materials.K15:Materials.K20 Materials.L1:Materials.L1 Materials.L15:Materials.L20 Materials.M1:Materials.M1 Materials.M15:Materials.M20 Materials.N1:Materials.N1 Materials.N15:Materials.N20 Materials.O1:Materials.O1 Materials.O15:Materials.O20 Materials.P1:Materials.P1 Materials.P15:Materials.P20 Materials.Q1:Materials.Q1 Materials.Q15:Materials.Q2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7.107cm" svg:height="6.156cm" svg:x="37.23cm" svg:y="15.982cm">
            <draw:object draw:notify-on-update-of-ranges="Materials.A22:Materials.A31 Materials.F1:Materials.F1 Materials.F22:Materials.F31 Materials.G1:Materials.G1 Materials.G22:Materials.G31 Materials.H1:Materials.H1 Materials.H22:Materials.H31 Materials.I1:Materials.I1 Materials.I22:Materials.I31 Materials.J1:Materials.J1 Materials.J22:Materials.J3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0.011cm" svg:height="6.214cm" svg:x="27.185cm" svg:y="16.031cm">
            <draw:object draw:notify-on-update-of-ranges="Materials.A22:Materials.A31 Materials.K1:Materials.K1 Materials.K22:Materials.K31 Materials.L1:Materials.L1 Materials.L22:Materials.L31 Materials.M1:Materials.M1 Materials.M22:Materials.M31 Materials.N1:Materials.N1 Materials.N22:Materials.N31 Materials.O1:Materials.O1 Materials.O22:Materials.O31 Materials.P1:Materials.P1 Materials.P22:Materials.P31 Materials.Q1:Materials.Q1 Materials.Q22:Materials.Q3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0.471cm" svg:height="5.319cm" svg:x="27.11cm" svg:y="22.359cm">
            <draw:object draw:notify-on-update-of-ranges="Materials.A33:Materials.A38 Materials.K1:Materials.K1 Materials.K33:Materials.K38 Materials.L1:Materials.L1 Materials.L33:Materials.L38 Materials.M1:Materials.M1 Materials.M33:Materials.M38 Materials.N1:Materials.N1 Materials.N33:Materials.N38 Materials.O1:Materials.O1 Materials.O33:Materials.O38 Materials.P1:Materials.P1 Materials.P33:Materials.P38 Materials.Q1:Materials.Q1 Materials.Q33:Materials.Q38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7.213cm" svg:height="4.161cm" svg:x="37.456cm" svg:y="22.261cm">
            <draw:object draw:notify-on-update-of-ranges="Materials.A33:Materials.A38 Materials.E1:Materials.E1 Materials.E33:Materials.E38 Materials.F1:Materials.F1 Materials.F33:Materials.F38 Materials.G1:Materials.G1 Materials.G33:Materials.G38 Materials.H1:Materials.H1 Materials.H33:Materials.H38 Materials.I1:Materials.I1 Materials.I33:Materials.I38 Materials.J1:Materials.J1 Materials.J33:Materials.J38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2" table:default-cell-style-name="Default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Type</text:p>
          </table:table-cell>
          <table:table-cell/>
          <table:table-cell table:style-name="Default" office:value-type="string" calcext:value-type="string">
            <text:p>Price</text:p>
          </table:table-cell>
          <table:table-cell table:style-name="Default" office:value-type="string" calcext:value-type="string">
            <text:p>Weight</text:p>
          </table:table-cell>
          <table:table-cell table:style-name="Default" office:value-type="string" calcext:value-type="string">
            <text:p>Mana</text:p>
          </table:table-cell>
          <table:table-cell table:style-name="Default" office:value-type="string" calcext:value-type="string">
            <text:p>Slots</text:p>
          </table:table-cell>
          <table:table-cell table:style-name="Default" office:value-type="string" calcext:value-type="string">
            <text:p>Durability</text:p>
          </table:table-cell>
          <table:table-cell table:style-name="Default" office:value-type="string" calcext:value-type="string">
            <text:p>Skill</text:p>
          </table:table-cell>
          <table:table-cell table:style-name="Default" office:value-type="string" calcext:value-type="string">
            <text:p>Damage</text:p>
          </table:table-cell>
          <table:table-cell table:style-name="Default" office:value-type="string" calcext:value-type="string">
            <text:p>A.Piercing</text:p>
          </table:table-cell>
          <table:table-cell table:style-name="Default" office:value-type="string" calcext:value-type="string">
            <text:p>A.Slashing</text:p>
          </table:table-cell>
          <table:table-cell table:style-name="Default" office:value-type="string" calcext:value-type="string">
            <text:p>A.Bludg.</text:p>
          </table:table-cell>
          <table:table-cell table:style-name="Default" office:value-type="string" calcext:value-type="string">
            <text:p>A.Termal</text:p>
          </table:table-cell>
          <table:table-cell table:style-name="Default" office:value-type="string" calcext:value-type="string">
            <text:p>A.Chemic</text:p>
          </table:table-cell>
          <table:table-cell table:style-name="Default" office:value-type="string" calcext:value-type="string">
            <text:p>A.Electric</text:p>
          </table:table-cell>
          <table:table-cell table:style-name="Default" office:value-type="string" calcext:value-type="string">
            <text:p>A.General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14"/>
          <table:table-cell table:number-columns-repeated="2"/>
        </table:table-row>
        <table:table-row table:style-name="ro1">
          <table:table-cell table:style-name="Default" office:value-type="string" calcext:value-type="string">
            <text:p>rock</text:p>
          </table:table-cell>
          <table:table-cell table:style-name="Default" office:value-type="string" calcext:value-type="string">
            <text:p>Stone</text:p>
          </table:table-cell>
          <table:table-cell/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.7" calcext:value-type="float">
            <text:p>13,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.3" calcext:value-type="float">
            <text:p>3,3</text:p>
          </table:table-cell>
          <table:table-cell table:number-columns-repeated="2" table:style-name="Default" office:value-type="float" office:value="3.31662" calcext:value-type="float">
            <text:p>3,31662</text:p>
          </table:table-cell>
          <table:table-cell table:style-name="Default" office:value-type="float" office:value="2.6533" calcext:value-type="float">
            <text:p>2,6533</text:p>
          </table:table-cell>
          <table:table-cell table:number-columns-repeated="4" table:style-name="Default" office:value-type="float" office:value="3.31662" calcext:value-type="float">
            <text:p>3,31662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granite</text:p>
          </table:table-cell>
          <table:table-cell table:style-name="Default" office:value-type="string" calcext:value-type="string">
            <text:p>Stone</text:p>
          </table:table-cell>
          <table:table-cell/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.6" calcext:value-type="float">
            <text:p>3,6</text:p>
          </table:table-cell>
          <table:table-cell table:number-columns-repeated="2" table:style-name="Default" office:value-type="float" office:value="3.64829" calcext:value-type="float">
            <text:p>3,64829</text:p>
          </table:table-cell>
          <table:table-cell table:style-name="Default" office:value-type="float" office:value="2.91863" calcext:value-type="float">
            <text:p>2,91863</text:p>
          </table:table-cell>
          <table:table-cell table:number-columns-repeated="4" table:style-name="Default" office:value-type="float" office:value="3.64829" calcext:value-type="float">
            <text:p>3,64829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ilicon</text:p>
          </table:table-cell>
          <table:table-cell table:style-name="Default" office:value-type="string" calcext:value-type="string">
            <text:p>Stone</text:p>
          </table:table-cell>
          <table:table-cell/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7.2" calcext:value-type="float">
            <text:p>17,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.8" calcext:value-type="float">
            <text:p>3,8</text:p>
          </table:table-cell>
          <table:table-cell table:number-columns-repeated="2" table:style-name="Default" office:value-type="float" office:value="3.82636" calcext:value-type="float">
            <text:p>3,82636</text:p>
          </table:table-cell>
          <table:table-cell table:style-name="Default" office:value-type="float" office:value="3.06108" calcext:value-type="float">
            <text:p>3,06108</text:p>
          </table:table-cell>
          <table:table-cell table:number-columns-repeated="4" table:style-name="Default" office:value-type="float" office:value="3.82636" calcext:value-type="float">
            <text:p>3,82636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alachite</text:p>
          </table:table-cell>
          <table:table-cell table:style-name="Default" office:value-type="string" calcext:value-type="string">
            <text:p>Stone</text:p>
          </table:table-cell>
          <table:table-cell/>
          <table:table-cell table:style-name="Default" office:value-type="float" office:value="130" calcext:value-type="float">
            <text:p>13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.2" calcext:value-type="float">
            <text:p>4,2</text:p>
          </table:table-cell>
          <table:table-cell table:number-columns-repeated="2" table:style-name="Default" office:value-type="float" office:value="4.20899" calcext:value-type="float">
            <text:p>4,20899</text:p>
          </table:table-cell>
          <table:table-cell table:style-name="Default" office:value-type="float" office:value="3.36719" calcext:value-type="float">
            <text:p>3,36719</text:p>
          </table:table-cell>
          <table:table-cell table:number-columns-repeated="4" table:style-name="Default" office:value-type="float" office:value="4.20899" calcext:value-type="float">
            <text:p>4,20899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korund</text:p>
          </table:table-cell>
          <table:table-cell table:style-name="Default" office:value-type="string" calcext:value-type="string">
            <text:p>Stone</text:p>
          </table:table-cell>
          <table:table-cell/>
          <table:table-cell table:style-name="Default" office:value-type="float" office:value="650" calcext:value-type="float">
            <text:p>65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4.4" calcext:value-type="float">
            <text:p>4,4</text:p>
          </table:table-cell>
          <table:table-cell table:number-columns-repeated="2" table:style-name="Default" office:value-type="float" office:value="4.40662" calcext:value-type="float">
            <text:p>4,40662</text:p>
          </table:table-cell>
          <table:table-cell table:style-name="Default" office:value-type="float" office:value="3.75331" calcext:value-type="float">
            <text:p>3,75331</text:p>
          </table:table-cell>
          <table:table-cell table:number-columns-repeated="4" table:style-name="Default" office:value-type="float" office:value="4.40662" calcext:value-type="float">
            <text:p>4,40662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ade</text:p>
          </table:table-cell>
          <table:table-cell table:style-name="Default" office:value-type="string" calcext:value-type="string">
            <text:p>Stone</text:p>
          </table:table-cell>
          <table:table-cell/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4.01767" calcext:value-type="float">
            <text:p>4,01767</text:p>
          </table:table-cell>
          <table:table-cell table:style-name="Default" office:value-type="float" office:value="3.21413" calcext:value-type="float">
            <text:p>3,21413</text:p>
          </table:table-cell>
          <table:table-cell table:number-columns-repeated="4" table:style-name="Default" office:value-type="float" office:value="4.01767" calcext:value-type="float">
            <text:p>4,01767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14"/>
          <table:table-cell table:number-columns-repeated="2"/>
        </table:table-row>
        <table:table-row table:style-name="ro2">
          <table:table-cell office:value-type="string" calcext:value-type="string">
            <text:p>thin</text:p>
          </table:table-cell>
          <table:table-cell office:value-type="string" calcext:value-type="string">
            <text:p>Leather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.8" calcext:value-type="float">
            <text:p>14,8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,5</text:p>
          </table:table-cell>
          <table:table-cell office:value-type="float" office:value="2.7828" calcext:value-type="float">
            <text:p>2,7828</text:p>
          </table:table-cell>
          <table:table-cell table:number-columns-repeated="6" office:value-type="float" office:value="3.47851" calcext:value-type="float">
            <text:p>3,478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ick</text:p>
          </table:table-cell>
          <table:table-cell office:value-type="string" calcext:value-type="string">
            <text:p>Leather</text:p>
          </table:table-cell>
          <table:table-cell table:style-name="ce1"/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7.2" calcext:value-type="float">
            <text:p>17,2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,8</text:p>
          </table:table-cell>
          <table:table-cell office:value-type="float" office:value="3.06108" calcext:value-type="float">
            <text:p>3,06108</text:p>
          </table:table-cell>
          <table:table-cell table:number-columns-repeated="6" office:value-type="float" office:value="3.82636" calcext:value-type="float">
            <text:p>3,826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nned thin</text:p>
          </table:table-cell>
          <table:table-cell office:value-type="string" calcext:value-type="string">
            <text:p>Leather</text:p>
          </table:table-cell>
          <table:table-cell table:style-name="ce1"/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.2" calcext:value-type="float">
            <text:p>4,2</text:p>
          </table:table-cell>
          <table:table-cell office:value-type="float" office:value="3.36719" calcext:value-type="float">
            <text:p>3,36719</text:p>
          </table:table-cell>
          <table:table-cell table:number-columns-repeated="6" office:value-type="float" office:value="4.20899" calcext:value-type="float">
            <text:p>4,208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ck</text:p>
          </table:table-cell>
          <table:table-cell office:value-type="string" calcext:value-type="string">
            <text:p>Leather</text:p>
          </table:table-cell>
          <table:table-cell table:style-name="ce1"/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3.6" calcext:value-type="float">
            <text:p>23,6</text:p>
          </table:table-cell>
          <table:table-cell office:value-type="float" office:value="8" calcext:value-type="float">
            <text:p>8</text:p>
          </table:table-cell>
          <table:table-cell office:value-type="float" office:value="4.6" calcext:value-type="float">
            <text:p>4,6</text:p>
          </table:table-cell>
          <table:table-cell office:value-type="float" office:value="3.66428" calcext:value-type="float">
            <text:p>3,66428</text:p>
          </table:table-cell>
          <table:table-cell table:number-columns-repeated="6" office:value-type="float" office:value="4.61851" calcext:value-type="float">
            <text:p>4,61851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style-name="ce1"/>
          <table:table-cell/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wolf hide</text:p>
          </table:table-cell>
          <table:table-cell office:value-type="string" calcext:value-type="string">
            <text:p>Fur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3.52414" calcext:value-type="float">
            <text:p>3,52414</text:p>
          </table:table-cell>
          <table:table-cell office:value-type="float" office:value="2.61863" calcext:value-type="float">
            <text:p>2,61863</text:p>
          </table:table-cell>
          <table:table-cell table:number-columns-repeated="4" office:value-type="float" office:value="3.52414" calcext:value-type="float">
            <text:p>3,524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lf hide white</text:p>
          </table:table-cell>
          <table:table-cell office:value-type="string" calcext:value-type="string">
            <text:p>Fur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,8</text:p>
          </table:table-cell>
          <table:table-cell table:number-columns-repeated="2" office:value-type="float" office:value="3.82829" calcext:value-type="float">
            <text:p>3,82829</text:p>
          </table:table-cell>
          <table:table-cell office:value-type="float" office:value="2.91863" calcext:value-type="float">
            <text:p>2,91863</text:p>
          </table:table-cell>
          <table:table-cell table:number-columns-repeated="4" office:value-type="float" office:value="3.82829" calcext:value-type="float">
            <text:p>3,828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ger hide</text:p>
          </table:table-cell>
          <table:table-cell office:value-type="string" calcext:value-type="string">
            <text:p>Fur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4.02989" calcext:value-type="float">
            <text:p>4,02989</text:p>
          </table:table-cell>
          <table:table-cell office:value-type="float" office:value="3.10391" calcext:value-type="float">
            <text:p>3,10391</text:p>
          </table:table-cell>
          <table:table-cell table:number-columns-repeated="4" office:value-type="float" office:value="4.02989" calcext:value-type="float">
            <text:p>4,029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ger hide white</text:p>
          </table:table-cell>
          <table:table-cell office:value-type="string" calcext:value-type="string">
            <text:p>Fur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3.1" calcext:value-type="float">
            <text:p>23,1</text:p>
          </table:table-cell>
          <table:table-cell office:value-type="float" office:value="8" calcext:value-type="float">
            <text:p>8</text:p>
          </table:table-cell>
          <table:table-cell office:value-type="float" office:value="4.6" calcext:value-type="float">
            <text:p>4,6</text:p>
          </table:table-cell>
          <table:table-cell table:number-columns-repeated="2" office:value-type="float" office:value="4.62989" calcext:value-type="float">
            <text:p>4,62989</text:p>
          </table:table-cell>
          <table:table-cell office:value-type="float" office:value="3.70391" calcext:value-type="float">
            <text:p>3,70391</text:p>
          </table:table-cell>
          <table:table-cell table:number-columns-repeated="4" office:value-type="float" office:value="4.62989" calcext:value-type="float">
            <text:p>4,629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yena hide</text:p>
          </table:table-cell>
          <table:table-cell office:value-type="string" calcext:value-type="string">
            <text:p>Fur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4.52414" calcext:value-type="float">
            <text:p>4,52414</text:p>
          </table:table-cell>
          <table:table-cell office:value-type="float" office:value="3.61863" calcext:value-type="float">
            <text:p>3,61863</text:p>
          </table:table-cell>
          <table:table-cell table:number-columns-repeated="4" office:value-type="float" office:value="4.52414" calcext:value-type="float">
            <text:p>4,524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etah hide</text:p>
          </table:table-cell>
          <table:table-cell office:value-type="string" calcext:value-type="string">
            <text:p>Fur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.7" calcext:value-type="float">
            <text:p>4,7</text:p>
          </table:table-cell>
          <table:table-cell table:number-columns-repeated="2" office:value-type="float" office:value="4.74829" calcext:value-type="float">
            <text:p>4,74829</text:p>
          </table:table-cell>
          <table:table-cell office:value-type="float" office:value="3.81863" calcext:value-type="float">
            <text:p>3,81863</text:p>
          </table:table-cell>
          <table:table-cell table:number-columns-repeated="4" office:value-type="float" office:value="4.74829" calcext:value-type="float">
            <text:p>4,74829</text:p>
          </table:table-cell>
          <table:table-cell table:number-columns-repeated="2"/>
        </table:table-row>
        <table:table-row table:style-name="ro2">
          <table:table-cell table:number-columns-repeated="19"/>
        </table:table-row>
        <table:table-row table:style-name="ro2">
          <table:table-cell office:value-type="string" calcext:value-type="string">
            <text:p>green lizard</text:p>
          </table:table-cell>
          <table:table-cell office:value-type="string" calcext:value-type="string">
            <text:p>Hide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7.2" calcext:value-type="float">
            <text:p>17,2</text:p>
          </table:table-cell>
          <table:table-cell office:value-type="float" office:value="4" calcext:value-type="float">
            <text:p>4</text:p>
          </table:table-cell>
          <table:table-cell office:value-type="float" office:value="3.9" calcext:value-type="float">
            <text:p>3,9</text:p>
          </table:table-cell>
          <table:table-cell office:value-type="float" office:value="3.06108" calcext:value-type="float">
            <text:p>3,06108</text:p>
          </table:table-cell>
          <table:table-cell table:number-columns-repeated="6" office:value-type="float" office:value="3.92636" calcext:value-type="float">
            <text:p>3,926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ue lizard</text:p>
          </table:table-cell>
          <table:table-cell office:value-type="string" calcext:value-type="string">
            <text:p>Hide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.2" calcext:value-type="float">
            <text:p>4,2</text:p>
          </table:table-cell>
          <table:table-cell office:value-type="float" office:value="3.36719" calcext:value-type="float">
            <text:p>3,36719</text:p>
          </table:table-cell>
          <table:table-cell table:number-columns-repeated="6" office:value-type="float" office:value="4.20899" calcext:value-type="float">
            <text:p>4,208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oll green</text:p>
          </table:table-cell>
          <table:table-cell office:value-type="string" calcext:value-type="string">
            <text:p>Hide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1.5" calcext:value-type="float">
            <text:p>21,5</text:p>
          </table:table-cell>
          <table:table-cell office:value-type="float" office:value="7" calcext:value-type="float">
            <text:p>7</text:p>
          </table:table-cell>
          <table:table-cell office:value-type="float" office:value="4.4" calcext:value-type="float">
            <text:p>4,4</text:p>
          </table:table-cell>
          <table:table-cell office:value-type="float" office:value="3.53154" calcext:value-type="float">
            <text:p>3,53154</text:p>
          </table:table-cell>
          <table:table-cell table:number-columns-repeated="2" office:value-type="float" office:value="4.41443" calcext:value-type="float">
            <text:p>4,41443</text:p>
          </table:table-cell>
          <table:table-cell office:value-type="float" office:value="3.53154" calcext:value-type="float">
            <text:p>3,53154</text:p>
          </table:table-cell>
          <table:table-cell table:number-columns-repeated="3" office:value-type="float" office:value="4.41443" calcext:value-type="float">
            <text:p>4,414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oll blue</text:p>
          </table:table-cell>
          <table:table-cell office:value-type="string" calcext:value-type="string">
            <text:p>Hide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4.9" calcext:value-type="float">
            <text:p>24,9</text:p>
          </table:table-cell>
          <table:table-cell office:value-type="float" office:value="9" calcext:value-type="float">
            <text:p>9</text:p>
          </table:table-cell>
          <table:table-cell office:value-type="float" office:value="4.9" calcext:value-type="float">
            <text:p>4,9</text:p>
          </table:table-cell>
          <table:table-cell office:value-type="float" office:value="3.8847" calcext:value-type="float">
            <text:p>3,8847</text:p>
          </table:table-cell>
          <table:table-cell table:number-columns-repeated="3" office:value-type="float" office:value="4.85587" calcext:value-type="float">
            <text:p>4,85587</text:p>
          </table:table-cell>
          <table:table-cell office:value-type="float" office:value="3.8847" calcext:value-type="float">
            <text:p>3,8847</text:p>
          </table:table-cell>
          <table:table-cell table:number-columns-repeated="2" office:value-type="float" office:value="4.85587" calcext:value-type="float">
            <text:p>4,855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oll black</text:p>
          </table:table-cell>
          <table:table-cell office:value-type="string" calcext:value-type="string">
            <text:p>Hide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28.7" calcext:value-type="float">
            <text:p>28,7</text:p>
          </table:table-cell>
          <table:table-cell office:value-type="float" office:value="11" calcext:value-type="float">
            <text:p>11</text:p>
          </table:table-cell>
          <table:table-cell office:value-type="float" office:value="5.3" calcext:value-type="float">
            <text:p>5,3</text:p>
          </table:table-cell>
          <table:table-cell office:value-type="float" office:value="4.27317" calcext:value-type="float">
            <text:p>4,27317</text:p>
          </table:table-cell>
          <table:table-cell table:number-columns-repeated="4" office:value-type="float" office:value="5.34146" calcext:value-type="float">
            <text:p>5,34146</text:p>
          </table:table-cell>
          <table:table-cell office:value-type="float" office:value="4.27317" calcext:value-type="float">
            <text:p>4,27317</text:p>
          </table:table-cell>
          <table:table-cell office:value-type="float" office:value="5.34146" calcext:value-type="float">
            <text:p>5,341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ert lizard</text:p>
          </table:table-cell>
          <table:table-cell office:value-type="string" calcext:value-type="string">
            <text:p>Hide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9.3" calcext:value-type="float">
            <text:p>29,3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5.4" calcext:value-type="float">
            <text:p>5,4</text:p>
          </table:table-cell>
          <table:table-cell office:value-type="float" office:value="4.31146" calcext:value-type="float">
            <text:p>4,31146</text:p>
          </table:table-cell>
          <table:table-cell table:number-columns-repeated="4" office:value-type="float" office:value="5.44146" calcext:value-type="float">
            <text:p>5,44146</text:p>
          </table:table-cell>
          <table:table-cell office:value-type="float" office:value="4.31146" calcext:value-type="float">
            <text:p>4,31146</text:p>
          </table:table-cell>
          <table:table-cell office:value-type="float" office:value="5.44146" calcext:value-type="float">
            <text:p>5,441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ck lizard</text:p>
          </table:table-cell>
          <table:table-cell office:value-type="string" calcext:value-type="string">
            <text:p>Hide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29.9" calcext:value-type="float">
            <text:p>29,9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5.5" calcext:value-type="float">
            <text:p>5,5</text:p>
          </table:table-cell>
          <table:table-cell table:style-name="Default" office:value-type="float" office:value="4.44146" calcext:value-type="float">
            <text:p>4,44146</text:p>
          </table:table-cell>
          <table:table-cell table:number-columns-repeated="4" office:value-type="float" office:value="5.55146" calcext:value-type="float">
            <text:p>5,55146</text:p>
          </table:table-cell>
          <table:table-cell table:style-name="Default" office:value-type="float" office:value="4.44146" calcext:value-type="float">
            <text:p>4,44146</text:p>
          </table:table-cell>
          <table:table-cell office:value-type="float" office:value="5.55146" calcext:value-type="float">
            <text:p>5,551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ragon red</text:p>
          </table:table-cell>
          <table:table-cell office:value-type="string" calcext:value-type="string">
            <text:p>Hide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0.8" calcext:value-type="float">
            <text:p>30,8</text:p>
          </table:table-cell>
          <table:table-cell office:value-type="float" office:value="12" calcext:value-type="float">
            <text:p>12</text:p>
          </table:table-cell>
          <table:table-cell office:value-type="float" office:value="5.6" calcext:value-type="float">
            <text:p>5,6</text:p>
          </table:table-cell>
          <table:table-cell office:value-type="float" office:value="4.48173" calcext:value-type="float">
            <text:p>4,48173</text:p>
          </table:table-cell>
          <table:table-cell table:number-columns-repeated="4" office:value-type="float" office:value="5.60217" calcext:value-type="float">
            <text:p>5,60217</text:p>
          </table:table-cell>
          <table:table-cell office:value-type="float" office:value="4.48173" calcext:value-type="float">
            <text:p>4,48173</text:p>
          </table:table-cell>
          <table:table-cell office:value-type="float" office:value="5.60217" calcext:value-type="float">
            <text:p>5,602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ragon green</text:p>
          </table:table-cell>
          <table:table-cell office:value-type="string" calcext:value-type="string">
            <text:p>Hide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35.4" calcext:value-type="float">
            <text:p>35,4</text:p>
          </table:table-cell>
          <table:table-cell office:value-type="float" office:value="14" calcext:value-type="float">
            <text:p>14</text:p>
          </table:table-cell>
          <table:table-cell office:value-type="float" office:value="6.2" calcext:value-type="float">
            <text:p>6,2</text:p>
          </table:table-cell>
          <table:table-cell office:value-type="float" office:value="4.92991" calcext:value-type="float">
            <text:p>4,92991</text:p>
          </table:table-cell>
          <table:table-cell table:number-columns-repeated="3" office:value-type="float" office:value="6.16238" calcext:value-type="float">
            <text:p>6,16238</text:p>
          </table:table-cell>
          <table:table-cell office:value-type="float" office:value="4.92991" calcext:value-type="float">
            <text:p>4,92991</text:p>
          </table:table-cell>
          <table:table-cell table:number-columns-repeated="2" office:value-type="float" office:value="6.16238" calcext:value-type="float">
            <text:p>6,162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ragon black</text:p>
          </table:table-cell>
          <table:table-cell office:value-type="string" calcext:value-type="string">
            <text:p>Hide</text:p>
          </table:table-cell>
          <table:table-cell/>
          <table:table-cell office:value-type="float" office:value="140000" calcext:value-type="float">
            <text:p>140000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0.7" calcext:value-type="float">
            <text:p>40,7</text:p>
          </table:table-cell>
          <table:table-cell office:value-type="float" office:value="16" calcext:value-type="float">
            <text:p>16</text:p>
          </table:table-cell>
          <table:table-cell office:value-type="float" office:value="6.8" calcext:value-type="float">
            <text:p>6,8</text:p>
          </table:table-cell>
          <table:table-cell office:value-type="float" office:value="5.4229" calcext:value-type="float">
            <text:p>5,4229</text:p>
          </table:table-cell>
          <table:table-cell table:number-columns-repeated="2" office:value-type="float" office:value="6.77862" calcext:value-type="float">
            <text:p>6,77862</text:p>
          </table:table-cell>
          <table:table-cell office:value-type="float" office:value="5.4229" calcext:value-type="float">
            <text:p>5,4229</text:p>
          </table:table-cell>
          <table:table-cell table:number-columns-repeated="3" office:value-type="float" office:value="6.77862" calcext:value-type="float">
            <text:p>6,77862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14"/>
          <table:table-cell table:number-columns-repeated="2"/>
        </table:table-row>
        <table:table-row table:style-name="ro2">
          <table:table-cell table:style-name="Default" office:value-type="string" calcext:value-type="string">
            <text:p>bronze</text:p>
          </table:table-cell>
          <table:table-cell table:style-name="Default" office:value-type="string" calcext:value-type="string">
            <text:p>Metal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1.5" calcext:value-type="float">
            <text:p>21,5</text:p>
          </table:table-cell>
          <table:table-cell office:value-type="float" office:value="7" calcext:value-type="float">
            <text:p>7</text:p>
          </table:table-cell>
          <table:table-cell office:value-type="float" office:value="4.8" calcext:value-type="float">
            <text:p>4,8</text:p>
          </table:table-cell>
          <table:table-cell table:number-columns-repeated="5" office:value-type="float" office:value="4.41443" calcext:value-type="float">
            <text:p>4,41443</text:p>
          </table:table-cell>
          <table:table-cell office:value-type="float" office:value="3.53154" calcext:value-type="float">
            <text:p>3,53154</text:p>
          </table:table-cell>
          <table:table-cell office:value-type="float" office:value="4.41443" calcext:value-type="float">
            <text:p>4,41443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iron</text:p>
          </table:table-cell>
          <table:table-cell table:style-name="Default" office:value-type="string" calcext:value-type="string">
            <text:p>Metal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4.9" calcext:value-type="float">
            <text:p>24,9</text:p>
          </table:table-cell>
          <table:table-cell office:value-type="float" office:value="9" calcext:value-type="float">
            <text:p>9</text:p>
          </table:table-cell>
          <table:table-cell office:value-type="float" office:value="5.4" calcext:value-type="float">
            <text:p>5,4</text:p>
          </table:table-cell>
          <table:table-cell table:number-columns-repeated="5" office:value-type="float" office:value="4.85587" calcext:value-type="float">
            <text:p>4,85587</text:p>
          </table:table-cell>
          <table:table-cell office:value-type="float" office:value="3.8847" calcext:value-type="float">
            <text:p>3,8847</text:p>
          </table:table-cell>
          <table:table-cell office:value-type="float" office:value="4.85587" calcext:value-type="float">
            <text:p>4,85587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eel</text:p>
          </table:table-cell>
          <table:table-cell table:style-name="Default" office:value-type="string" calcext:value-type="string">
            <text:p>Metal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28.7" calcext:value-type="float">
            <text:p>28,7</text:p>
          </table:table-cell>
          <table:table-cell office:value-type="float" office:value="11" calcext:value-type="float">
            <text:p>11</text:p>
          </table:table-cell>
          <table:table-cell office:value-type="float" office:value="5.8" calcext:value-type="float">
            <text:p>5,8</text:p>
          </table:table-cell>
          <table:table-cell table:number-columns-repeated="5" office:value-type="float" office:value="5.34146" calcext:value-type="float">
            <text:p>5,34146</text:p>
          </table:table-cell>
          <table:table-cell office:value-type="float" office:value="4.27317" calcext:value-type="float">
            <text:p>4,27317</text:p>
          </table:table-cell>
          <table:table-cell office:value-type="float" office:value="5.34146" calcext:value-type="float">
            <text:p>5,34146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mithrill</text:p>
          </table:table-cell>
          <table:table-cell table:style-name="Default" office:value-type="string" calcext:value-type="string">
            <text:p>Metal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0.8" calcext:value-type="float">
            <text:p>30,8</text:p>
          </table:table-cell>
          <table:table-cell office:value-type="float" office:value="12" calcext:value-type="float">
            <text:p>12</text:p>
          </table:table-cell>
          <table:table-cell office:value-type="float" office:value="6.2" calcext:value-type="float">
            <text:p>6,2</text:p>
          </table:table-cell>
          <table:table-cell table:number-columns-repeated="5" office:value-type="float" office:value="5.60217" calcext:value-type="float">
            <text:p>5,60217</text:p>
          </table:table-cell>
          <table:table-cell office:value-type="float" office:value="4.48173" calcext:value-type="float">
            <text:p>4,48173</text:p>
          </table:table-cell>
          <table:table-cell office:value-type="float" office:value="5.60217" calcext:value-type="float">
            <text:p>5,60217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adamantium</text:p>
          </table:table-cell>
          <table:table-cell table:style-name="Default" office:value-type="string" calcext:value-type="string">
            <text:p>Metal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35.4" calcext:value-type="float">
            <text:p>35,4</text:p>
          </table:table-cell>
          <table:table-cell office:value-type="float" office:value="14" calcext:value-type="float">
            <text:p>14</text:p>
          </table:table-cell>
          <table:table-cell office:value-type="float" office:value="6.8" calcext:value-type="float">
            <text:p>6,8</text:p>
          </table:table-cell>
          <table:table-cell table:number-columns-repeated="5" office:value-type="float" office:value="6.16238" calcext:value-type="float">
            <text:p>6,16238</text:p>
          </table:table-cell>
          <table:table-cell office:value-type="float" office:value="4.92991" calcext:value-type="float">
            <text:p>4,92991</text:p>
          </table:table-cell>
          <table:table-cell office:value-type="float" office:value="6.16238" calcext:value-type="float">
            <text:p>6,16238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meteoric</text:p>
          </table:table-cell>
          <table:table-cell table:style-name="Default" office:value-type="string" calcext:value-type="string">
            <text:p>Metal</text:p>
          </table:table-cell>
          <table:table-cell/>
          <table:table-cell office:value-type="float" office:value="140000" calcext:value-type="float">
            <text:p>140000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0.7" calcext:value-type="float">
            <text:p>40,7</text:p>
          </table:table-cell>
          <table:table-cell office:value-type="float" office:value="16" calcext:value-type="float">
            <text:p>16</text:p>
          </table:table-cell>
          <table:table-cell office:value-type="float" office:value="7.5" calcext:value-type="float">
            <text:p>7,5</text:p>
          </table:table-cell>
          <table:table-cell table:number-columns-repeated="5" office:value-type="float" office:value="6.77862" calcext:value-type="float">
            <text:p>6,77862</text:p>
          </table:table-cell>
          <table:table-cell office:value-type="float" office:value="5.4229" calcext:value-type="float">
            <text:p>5,4229</text:p>
          </table:table-cell>
          <table:table-cell office:value-type="float" office:value="6.77862" calcext:value-type="float">
            <text:p>6,77862</text:p>
          </table:table-cell>
          <table:table-cell table:number-columns-repeated="2"/>
        </table:table-row>
      </table:table>
      <table:table table:name="Weapons" table:style-name="ta1">
        <table:table-column table:style-name="co19" table:default-cell-style-name="ce1"/>
        <table:table-column table:style-name="co18" table:number-columns-repeated="4" table:default-cell-style-name="ce1"/>
        <table:table-column table:style-name="co18" table:number-columns-repeated="2" table:default-cell-style-name="Default"/>
        <table:table-column table:style-name="co18" table:number-columns-repeated="4" table:default-cell-style-name="ce1"/>
        <table:table-column table:style-name="co20" table:default-cell-style-name="Default"/>
        <table:table-column table:style-name="co21" table:default-cell-style-name="Default"/>
        <table:table-column table:style-name="co18" table:number-columns-repeated="3" table:default-cell-style-name="Default"/>
        <table:table-column table:style-name="co18" table:number-columns-repeated="2" table:default-cell-style-name="ce1"/>
        <table:table-column table:style-name="co18" table:number-columns-repeated="2" table:default-cell-style-name="Default"/>
        <table:table-column table:style-name="co18" table:number-columns-repeated="5" table:default-cell-style-name="ce1"/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Slots</text:p>
          </table:table-cell>
          <table:table-cell table:number-columns-repeated="3"/>
          <table:table-cell office:value-type="string" calcext:value-type="string">
            <text:p>D.Min</text:p>
          </table:table-cell>
          <table:table-cell office:value-type="string" calcext:value-type="string">
            <text:p>D.Max</text:p>
          </table:table-cell>
          <table:table-cell table:style-name="Default"/>
          <table:table-cell table:style-name="ce1" office:value-type="string" calcext:value-type="string">
            <text:p>D.Min Rounded</text:p>
          </table:table-cell>
          <table:table-cell table:style-name="ce1" office:value-type="string" calcext:value-type="string">
            <text:p>D.Max Rounded</text:p>
          </table:table-cell>
          <table:table-cell/>
          <table:table-cell table:style-name="ce2" office:value-type="string" calcext:value-type="string">
            <text:p>D.Min +10%</text:p>
          </table:table-cell>
          <table:table-cell table:style-name="ce2" office:value-type="string" calcext:value-type="string">
            <text:p>D.Max +10%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5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Default" table:number-columns-repeated="4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5"/>
        </table:table-row>
        <table:table-row table:style-name="ro2">
          <table:table-cell office:value-type="string" calcext:value-type="string">
            <text:p>stone axe</text:p>
          </table:table-cell>
          <table:table-cell office:value-type="string" calcext:value-type="string">
            <text:p>axe</text:p>
          </table:table-cell>
          <table:table-cell office:value-type="float" office:value="400" calcext:value-type="float">
            <text:p>40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.4" calcext:value-type="float">
            <text:p>2,4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formula="of:=ROUND([.I3];2)" office:value-type="float" office:value="2.4" calcext:value-type="float">
            <text:p>2,4</text:p>
          </table:table-cell>
          <table:table-cell table:formula="of:=ROUND([.J3];2)" office:value-type="float" office:value="2" calcext:value-type="float">
            <text:p>2</text:p>
          </table:table-cell>
          <table:table-cell/>
          <table:table-cell table:formula="of:=ROUND(([.I3])*(1.1);2)" office:value-type="float" office:value="2.64" calcext:value-type="float">
            <text:p>2,64</text:p>
          </table:table-cell>
          <table:table-cell table:formula="of:=ROUND(([.J3])*(1.1);2)" office:value-type="float" office:value="2.2" calcext:value-type="float">
            <text:p>2,2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5"/>
        </table:table-row>
        <table:table-row table:style-name="ro2">
          <table:table-cell office:value-type="string" calcext:value-type="string">
            <text:p>stone battle axe</text:p>
          </table:table-cell>
          <table:table-cell office:value-type="string" calcext:value-type="string">
            <text:p>axe</text:p>
          </table:table-cell>
          <table:table-cell office:value-type="float" office:value="2200" calcext:value-type="float">
            <text:p>2200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2.7" calcext:value-type="float">
            <text:p>2,7</text:p>
          </table:table-cell>
          <table:table-cell office:value-type="float" office:value="2.4" calcext:value-type="float">
            <text:p>2,4</text:p>
          </table:table-cell>
          <table:table-cell table:style-name="Default"/>
          <table:table-cell table:formula="of:=ROUND([.I4];2)" office:value-type="float" office:value="2.7" calcext:value-type="float">
            <text:p>2,7</text:p>
          </table:table-cell>
          <table:table-cell table:formula="of:=ROUND([.J4];2)" office:value-type="float" office:value="2.4" calcext:value-type="float">
            <text:p>2,4</text:p>
          </table:table-cell>
          <table:table-cell/>
          <table:table-cell table:formula="of:=ROUND(([.I4])*(1.1);2)" office:value-type="float" office:value="2.97" calcext:value-type="float">
            <text:p>2,97</text:p>
          </table:table-cell>
          <table:table-cell table:formula="of:=ROUND(([.J4])*(1.1);2)" office:value-type="float" office:value="2.64" calcext:value-type="float">
            <text:p>2,64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5"/>
        </table:table-row>
        <table:table-row table:style-name="ro2">
          <table:table-cell table:number-columns-repeated="2" office:value-type="string" calcext:value-type="string">
            <text:p>axe</text:p>
          </table:table-cell>
          <table:table-cell office:value-type="float" office:value="50000" calcext:value-type="float">
            <text:p>5000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3.3" calcext:value-type="float">
            <text:p>3,3</text:p>
          </table:table-cell>
          <table:table-cell office:value-type="float" office:value="2.8" calcext:value-type="float">
            <text:p>2,8</text:p>
          </table:table-cell>
          <table:table-cell table:style-name="Default"/>
          <table:table-cell table:formula="of:=ROUND([.I5];2)" office:value-type="float" office:value="3.3" calcext:value-type="float">
            <text:p>3,3</text:p>
          </table:table-cell>
          <table:table-cell table:formula="of:=ROUND([.J5];2)" office:value-type="float" office:value="2.8" calcext:value-type="float">
            <text:p>2,8</text:p>
          </table:table-cell>
          <table:table-cell/>
          <table:table-cell table:formula="of:=ROUND(([.I5])*(1.1);2)" office:value-type="float" office:value="3.63" calcext:value-type="float">
            <text:p>3,63</text:p>
          </table:table-cell>
          <table:table-cell table:formula="of:=ROUND(([.J5])*(1.1);2)" office:value-type="float" office:value="3.08" calcext:value-type="float">
            <text:p>3,08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5"/>
        </table:table-row>
        <table:table-row table:style-name="ro2">
          <table:table-cell office:value-type="string" calcext:value-type="string">
            <text:p>battle axe</text:p>
          </table:table-cell>
          <table:table-cell office:value-type="string" calcext:value-type="string">
            <text:p>axe</text:p>
          </table:table-cell>
          <table:table-cell office:value-type="float" office:value="1400000" calcext:value-type="float">
            <text:p>1400000</text:p>
          </table:table-cell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4.2" calcext:value-type="float">
            <text:p>4,2</text:p>
          </table:table-cell>
          <table:table-cell office:value-type="float" office:value="3.6" calcext:value-type="float">
            <text:p>3,6</text:p>
          </table:table-cell>
          <table:table-cell table:style-name="Default"/>
          <table:table-cell table:formula="of:=ROUND([.I6];2)" office:value-type="float" office:value="4.2" calcext:value-type="float">
            <text:p>4,2</text:p>
          </table:table-cell>
          <table:table-cell table:formula="of:=ROUND([.J6];2)" office:value-type="float" office:value="3.6" calcext:value-type="float">
            <text:p>3,6</text:p>
          </table:table-cell>
          <table:table-cell/>
          <table:table-cell table:formula="of:=ROUND(([.I6])*(1.1);2)" office:value-type="float" office:value="4.62" calcext:value-type="float">
            <text:p>4,62</text:p>
          </table:table-cell>
          <table:table-cell table:formula="of:=ROUND(([.J6])*(1.1);2)" office:value-type="float" office:value="3.96" calcext:value-type="float">
            <text:p>3,96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5"/>
        </table:table-row>
        <table:table-row table:style-name="ro2">
          <table:table-cell office:value-type="string" calcext:value-type="string">
            <text:p>crystal axe</text:p>
          </table:table-cell>
          <table:table-cell office:value-type="string" calcext:value-type="string">
            <text:p>axe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5.3" calcext:value-type="float">
            <text:p>5,3</text:p>
          </table:table-cell>
          <table:table-cell office:value-type="float" office:value="4.6" calcext:value-type="float">
            <text:p>4,6</text:p>
          </table:table-cell>
          <table:table-cell table:style-name="Default"/>
          <table:table-cell table:formula="of:=ROUND([.I7];2)" office:value-type="float" office:value="5.3" calcext:value-type="float">
            <text:p>5,3</text:p>
          </table:table-cell>
          <table:table-cell table:formula="of:=ROUND([.J7];2)" office:value-type="float" office:value="4.6" calcext:value-type="float">
            <text:p>4,6</text:p>
          </table:table-cell>
          <table:table-cell/>
          <table:table-cell table:formula="of:=ROUND(([.I7])*(1.1);2)" office:value-type="float" office:value="5.83" calcext:value-type="float">
            <text:p>5,83</text:p>
          </table:table-cell>
          <table:table-cell table:formula="of:=ROUND(([.J7])*(1.1);2)" office:value-type="float" office:value="5.06" calcext:value-type="float">
            <text:p>5,06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5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Default" table:number-columns-repeated="4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5"/>
        </table:table-row>
        <table:table-row table:style-name="ro2">
          <table:table-cell office:value-type="string" calcext:value-type="string">
            <text:p>stone sword</text:p>
          </table:table-cell>
          <table:table-cell office:value-type="string" calcext:value-type="string">
            <text:p>sword</text:p>
          </table:table-cell>
          <table:table-cell office:value-type="float" office:value="700" calcext:value-type="float">
            <text:p>700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.7" calcext:value-type="float">
            <text:p>1,7</text:p>
          </table:table-cell>
          <table:table-cell office:value-type="float" office:value="2.6" calcext:value-type="float">
            <text:p>2,6</text:p>
          </table:table-cell>
          <table:table-cell/>
          <table:table-cell table:formula="of:=ROUND([.I9];2)" office:value-type="float" office:value="1.7" calcext:value-type="float">
            <text:p>1,7</text:p>
          </table:table-cell>
          <table:table-cell table:formula="of:=ROUND([.J9];2)" office:value-type="float" office:value="2.6" calcext:value-type="float">
            <text:p>2,6</text:p>
          </table:table-cell>
          <table:table-cell/>
          <table:table-cell table:formula="of:=ROUND(([.I9])*(1.1);2)" office:value-type="float" office:value="1.87" calcext:value-type="float">
            <text:p>1,87</text:p>
          </table:table-cell>
          <table:table-cell table:formula="of:=ROUND(([.J9])*(1.1);2)" office:value-type="float" office:value="2.86" calcext:value-type="float">
            <text:p>2,8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long sword</text:p>
          </table:table-cell>
          <table:table-cell office:value-type="string" calcext:value-type="string">
            <text:p>sword</text:p>
          </table:table-cell>
          <table:table-cell office:value-type="float" office:value="11000" calcext:value-type="float">
            <text:p>11000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2.1" calcext:value-type="float">
            <text:p>2,1</text:p>
          </table:table-cell>
          <table:table-cell office:value-type="float" office:value="3.2" calcext:value-type="float">
            <text:p>3,2</text:p>
          </table:table-cell>
          <table:table-cell/>
          <table:table-cell table:formula="of:=ROUND([.I10];2)" office:value-type="float" office:value="2.1" calcext:value-type="float">
            <text:p>2,1</text:p>
          </table:table-cell>
          <table:table-cell table:formula="of:=ROUND([.J10];2)" office:value-type="float" office:value="3.2" calcext:value-type="float">
            <text:p>3,2</text:p>
          </table:table-cell>
          <table:table-cell/>
          <table:table-cell table:formula="of:=ROUND(([.I10])*(1.1);2)" office:value-type="float" office:value="2.31" calcext:value-type="float">
            <text:p>2,31</text:p>
          </table:table-cell>
          <table:table-cell table:formula="of:=ROUND(([.J10])*(1.1);2)" office:value-type="float" office:value="3.52" calcext:value-type="float">
            <text:p>3,5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aber</text:p>
          </table:table-cell>
          <table:table-cell office:value-type="string" calcext:value-type="string">
            <text:p>sword</text:p>
          </table:table-cell>
          <table:table-cell office:value-type="float" office:value="400000" calcext:value-type="float">
            <text:p>400000</text:p>
          </table:table-cell>
          <table:table-cell office:value-type="float" office:value="130" calcext:value-type="float">
            <text:p>130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2.7" calcext:value-type="float">
            <text:p>2,7</text:p>
          </table:table-cell>
          <table:table-cell office:value-type="float" office:value="4" calcext:value-type="float">
            <text:p>4</text:p>
          </table:table-cell>
          <table:table-cell/>
          <table:table-cell table:formula="of:=ROUND([.I11];2)" office:value-type="float" office:value="2.7" calcext:value-type="float">
            <text:p>2,7</text:p>
          </table:table-cell>
          <table:table-cell table:formula="of:=ROUND([.J11];2)" office:value-type="float" office:value="4" calcext:value-type="float">
            <text:p>4</text:p>
          </table:table-cell>
          <table:table-cell/>
          <table:table-cell table:formula="of:=ROUND(([.I11])*(1.1);2)" office:value-type="float" office:value="2.97" calcext:value-type="float">
            <text:p>2,97</text:p>
          </table:table-cell>
          <table:table-cell table:formula="of:=ROUND(([.J11])*(1.1);2)" office:value-type="float" office:value="4.4" calcext:value-type="float">
            <text:p>4,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rystal sword</text:p>
          </table:table-cell>
          <table:table-cell office:value-type="string" calcext:value-type="string">
            <text:p>sword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3.7" calcext:value-type="float">
            <text:p>3,7</text:p>
          </table:table-cell>
          <table:table-cell office:value-type="float" office:value="5.6" calcext:value-type="float">
            <text:p>5,6</text:p>
          </table:table-cell>
          <table:table-cell/>
          <table:table-cell table:formula="of:=ROUND([.I12];2)" office:value-type="float" office:value="3.7" calcext:value-type="float">
            <text:p>3,7</text:p>
          </table:table-cell>
          <table:table-cell table:formula="of:=ROUND([.J12];2)" office:value-type="float" office:value="5.6" calcext:value-type="float">
            <text:p>5,6</text:p>
          </table:table-cell>
          <table:table-cell/>
          <table:table-cell table:formula="of:=ROUND(([.I12])*(1.1);2)" office:value-type="float" office:value="4.07" calcext:value-type="float">
            <text:p>4,07</text:p>
          </table:table-cell>
          <table:table-cell table:formula="of:=ROUND(([.J12])*(1.1);2)" office:value-type="float" office:value="6.16" calcext:value-type="float">
            <text:p>6,16</text:p>
          </table:table-cell>
          <table:table-cell table:number-columns-repeated="9"/>
        </table:table-row>
        <table:table-row table:style-name="ro2">
          <table:table-cell table:style-name="Default" table:number-columns-repeated="5"/>
          <table:table-cell table:number-columns-repeated="2"/>
          <table:table-cell table:style-name="Default" table:number-columns-repeated="3"/>
          <table:table-cell table:number-columns-repeated="15"/>
        </table:table-row>
        <table:table-row table:style-name="ro2">
          <table:table-cell office:value-type="string" calcext:value-type="string">
            <text:p>cheat dagger</text:p>
          </table:table-cell>
          <table:table-cell office:value-type="string" calcext:value-type="string">
            <text:p>dagger</text:p>
          </table:table-cell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.5" calcext:value-type="float">
            <text:p>2,5</text:p>
          </table:table-cell>
          <table:table-cell office:value-type="float" office:value="0.6" calcext:value-type="float">
            <text:p>0,6</text:p>
          </table:table-cell>
          <table:table-cell/>
          <table:table-cell table:formula="of:=ROUND([.I14];2)" office:value-type="float" office:value="2.5" calcext:value-type="float">
            <text:p>2,5</text:p>
          </table:table-cell>
          <table:table-cell table:formula="of:=ROUND([.J14];2)" office:value-type="float" office:value="0.6" calcext:value-type="float">
            <text:p>0,6</text:p>
          </table:table-cell>
          <table:table-cell/>
          <table:table-cell table:formula="of:=ROUND(([.I14])*(1.1);2)" office:value-type="float" office:value="2.75" calcext:value-type="float">
            <text:p>2,75</text:p>
          </table:table-cell>
          <table:table-cell table:formula="of:=ROUND(([.J14])*(1.1);2)" office:value-type="float" office:value="0.66" calcext:value-type="float">
            <text:p>0,6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tone dagger</text:p>
          </table:table-cell>
          <table:table-cell office:value-type="string" calcext:value-type="string">
            <text:p>dagge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.2" calcext:value-type="float">
            <text:p>1,2</text:p>
          </table:table-cell>
          <table:table-cell office:value-type="float" office:value="2.8" calcext:value-type="float">
            <text:p>2,8</text:p>
          </table:table-cell>
          <table:table-cell/>
          <table:table-cell table:formula="of:=ROUND([.I15];2)" office:value-type="float" office:value="1.2" calcext:value-type="float">
            <text:p>1,2</text:p>
          </table:table-cell>
          <table:table-cell table:formula="of:=ROUND([.J15];2)" office:value-type="float" office:value="2.8" calcext:value-type="float">
            <text:p>2,8</text:p>
          </table:table-cell>
          <table:table-cell/>
          <table:table-cell table:formula="of:=ROUND(([.I15])*(1.1);2)" office:value-type="float" office:value="1.32" calcext:value-type="float">
            <text:p>1,32</text:p>
          </table:table-cell>
          <table:table-cell table:formula="of:=ROUND(([.J15])*(1.1);2)" office:value-type="float" office:value="3.08" calcext:value-type="float">
            <text:p>3,08</text:p>
          </table:table-cell>
          <table:table-cell table:number-columns-repeated="9"/>
        </table:table-row>
        <table:table-row table:style-name="ro2">
          <table:table-cell table:number-columns-repeated="2" office:value-type="string" calcext:value-type="string">
            <text:p>dagger</text:p>
          </table:table-cell>
          <table:table-cell office:value-type="float" office:value="1500" calcext:value-type="float">
            <text:p>1500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.5" calcext:value-type="float">
            <text:p>1,5</text:p>
          </table:table-cell>
          <table:table-cell office:value-type="float" office:value="3.6" calcext:value-type="float">
            <text:p>3,6</text:p>
          </table:table-cell>
          <table:table-cell/>
          <table:table-cell table:formula="of:=ROUND([.I16];2)" office:value-type="float" office:value="1.5" calcext:value-type="float">
            <text:p>1,5</text:p>
          </table:table-cell>
          <table:table-cell table:formula="of:=ROUND([.J16];2)" office:value-type="float" office:value="3.6" calcext:value-type="float">
            <text:p>3,6</text:p>
          </table:table-cell>
          <table:table-cell/>
          <table:table-cell table:formula="of:=ROUND(([.I16])*(1.1);2)" office:value-type="float" office:value="1.65" calcext:value-type="float">
            <text:p>1,65</text:p>
          </table:table-cell>
          <table:table-cell table:formula="of:=ROUND(([.J16])*(1.1);2)" office:value-type="float" office:value="3.96" calcext:value-type="float">
            <text:p>3,9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urved dagger</text:p>
          </table:table-cell>
          <table:table-cell office:value-type="string" calcext:value-type="string">
            <text:p>dagger</text:p>
          </table:table-cell>
          <table:table-cell office:value-type="float" office:value="250000" calcext:value-type="float">
            <text:p>250000</text:p>
          </table:table-cell>
          <table:table-cell office:value-type="float" office:value="130" calcext:value-type="float">
            <text:p>130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2.1" calcext:value-type="float">
            <text:p>2,1</text:p>
          </table:table-cell>
          <table:table-cell office:value-type="float" office:value="5" calcext:value-type="float">
            <text:p>5</text:p>
          </table:table-cell>
          <table:table-cell/>
          <table:table-cell table:formula="of:=ROUND([.I17];2)" office:value-type="float" office:value="2.1" calcext:value-type="float">
            <text:p>2,1</text:p>
          </table:table-cell>
          <table:table-cell table:formula="of:=ROUND([.J17];2)" office:value-type="float" office:value="5" calcext:value-type="float">
            <text:p>5</text:p>
          </table:table-cell>
          <table:table-cell/>
          <table:table-cell table:formula="of:=ROUND(([.I17])*(1.1);2)" office:value-type="float" office:value="2.31" calcext:value-type="float">
            <text:p>2,31</text:p>
          </table:table-cell>
          <table:table-cell table:formula="of:=ROUND(([.J17])*(1.1);2)" office:value-type="float" office:value="5.5" calcext:value-type="float">
            <text:p>5,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rystal dagger</text:p>
          </table:table-cell>
          <table:table-cell office:value-type="string" calcext:value-type="string">
            <text:p>dagger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.9" calcext:value-type="float">
            <text:p>6,9</text:p>
          </table:table-cell>
          <table:table-cell/>
          <table:table-cell table:formula="of:=ROUND([.I18];2)" office:value-type="float" office:value="3" calcext:value-type="float">
            <text:p>3</text:p>
          </table:table-cell>
          <table:table-cell table:formula="of:=ROUND([.J18];2)" office:value-type="float" office:value="6.9" calcext:value-type="float">
            <text:p>6,9</text:p>
          </table:table-cell>
          <table:table-cell/>
          <table:table-cell table:formula="of:=ROUND(([.I18])*(1.1);2)" office:value-type="float" office:value="3.3" calcext:value-type="float">
            <text:p>3,3</text:p>
          </table:table-cell>
          <table:table-cell table:formula="of:=ROUND(([.J18])*(1.1);2)" office:value-type="float" office:value="7.59" calcext:value-type="float">
            <text:p>7,59</text:p>
          </table:table-cell>
          <table:table-cell table:number-columns-repeated="9"/>
        </table:table-row>
        <table:table-row table:style-name="ro2">
          <table:table-cell table:style-name="Default" table:number-columns-repeated="5"/>
          <table:table-cell table:number-columns-repeated="2"/>
          <table:table-cell table:style-name="Default" table:number-columns-repeated="3"/>
          <table:table-cell table:number-columns-repeated="4"/>
          <table:table-cell table:style-name="ce1" table:number-columns-repeated="2"/>
          <table:table-cell table:number-columns-repeated="9"/>
        </table:table-row>
        <table:table-row table:style-name="ro2">
          <table:table-cell office:value-type="string" calcext:value-type="string">
            <text:p>stone spear</text:p>
          </table:table-cell>
          <table:table-cell office:value-type="string" calcext:value-type="string">
            <text:p>spear</text:p>
          </table:table-cell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.1038" calcext:value-type="float">
            <text:p>2,1038</text:p>
          </table:table-cell>
          <table:table-cell office:value-type="float" office:value="2.7962" calcext:value-type="float">
            <text:p>2,7962</text:p>
          </table:table-cell>
          <table:table-cell/>
          <table:table-cell table:formula="of:=ROUND([.I20];2)" office:value-type="float" office:value="2.1" calcext:value-type="float">
            <text:p>2,1</text:p>
          </table:table-cell>
          <table:table-cell table:formula="of:=ROUND([.J20];2)" office:value-type="float" office:value="2.8" calcext:value-type="float">
            <text:p>2,8</text:p>
          </table:table-cell>
          <table:table-cell/>
          <table:table-cell table:formula="of:=ROUND(([.I20])*(1.1);2)" office:value-type="float" office:value="2.31" calcext:value-type="float">
            <text:p>2,31</text:p>
          </table:table-cell>
          <table:table-cell table:formula="of:=ROUND(([.J20])*(1.1);2)" office:value-type="float" office:value="3.08" calcext:value-type="float">
            <text:p>3,08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one spear</text:p>
          </table:table-cell>
          <table:table-cell office:value-type="string" calcext:value-type="string">
            <text:p>spear</text:p>
          </table:table-cell>
          <table:table-cell office:value-type="float" office:value="2600" calcext:value-type="float">
            <text:p>26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.42713" calcext:value-type="float">
            <text:p>2,42713</text:p>
          </table:table-cell>
          <table:table-cell office:value-type="float" office:value="3.27287" calcext:value-type="float">
            <text:p>3,27287</text:p>
          </table:table-cell>
          <table:table-cell/>
          <table:table-cell table:formula="of:=ROUND([.I21];2)" office:value-type="float" office:value="2.43" calcext:value-type="float">
            <text:p>2,43</text:p>
          </table:table-cell>
          <table:table-cell table:formula="of:=ROUND([.J21];2)" office:value-type="float" office:value="3.27" calcext:value-type="float">
            <text:p>3,27</text:p>
          </table:table-cell>
          <table:table-cell/>
          <table:table-cell table:formula="of:=ROUND(([.I21])*(1.1);2)" office:value-type="float" office:value="2.67" calcext:value-type="float">
            <text:p>2,67</text:p>
          </table:table-cell>
          <table:table-cell table:formula="of:=ROUND(([.J21])*(1.1);2)" office:value-type="float" office:value="3.6" calcext:value-type="float">
            <text:p>3,6</text:p>
          </table:table-cell>
          <table:table-cell table:number-columns-repeated="9"/>
        </table:table-row>
        <table:table-row table:style-name="ro2">
          <table:table-cell table:number-columns-repeated="2" office:value-type="string" calcext:value-type="string">
            <text:p>spear</text:p>
          </table:table-cell>
          <table:table-cell office:value-type="float" office:value="50000" calcext:value-type="float">
            <text:p>5000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3.08017" calcext:value-type="float">
            <text:p>3,08017</text:p>
          </table:table-cell>
          <table:table-cell office:value-type="float" office:value="4.11983" calcext:value-type="float">
            <text:p>4,11983</text:p>
          </table:table-cell>
          <table:table-cell/>
          <table:table-cell table:formula="of:=ROUND([.I22];2)" office:value-type="float" office:value="3.08" calcext:value-type="float">
            <text:p>3,08</text:p>
          </table:table-cell>
          <table:table-cell table:formula="of:=ROUND([.J22];2)" office:value-type="float" office:value="4.12" calcext:value-type="float">
            <text:p>4,12</text:p>
          </table:table-cell>
          <table:table-cell/>
          <table:table-cell table:formula="of:=ROUND(([.I22])*(1.1);2)" office:value-type="float" office:value="3.39" calcext:value-type="float">
            <text:p>3,39</text:p>
          </table:table-cell>
          <table:table-cell table:formula="of:=ROUND(([.J22])*(1.1);2)" office:value-type="float" office:value="4.53" calcext:value-type="float">
            <text:p>4,5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long spear</text:p>
          </table:table-cell>
          <table:table-cell office:value-type="string" calcext:value-type="string">
            <text:p>spear</text:p>
          </table:table-cell>
          <table:table-cell office:value-type="float" office:value="1400000" calcext:value-type="float">
            <text:p>1400000</text:p>
          </table:table-cell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.90892" calcext:value-type="float">
            <text:p>3,90892</text:p>
          </table:table-cell>
          <table:table-cell office:value-type="float" office:value="5.19108" calcext:value-type="float">
            <text:p>5,19108</text:p>
          </table:table-cell>
          <table:table-cell/>
          <table:table-cell table:formula="of:=ROUND([.I23];2)" office:value-type="float" office:value="3.91" calcext:value-type="float">
            <text:p>3,91</text:p>
          </table:table-cell>
          <table:table-cell table:formula="of:=ROUND([.J23];2)" office:value-type="float" office:value="5.19" calcext:value-type="float">
            <text:p>5,19</text:p>
          </table:table-cell>
          <table:table-cell/>
          <table:table-cell table:formula="of:=ROUND(([.I23])*(1.1);2)" office:value-type="float" office:value="4.3" calcext:value-type="float">
            <text:p>4,3</text:p>
          </table:table-cell>
          <table:table-cell table:formula="of:=ROUND(([.J23])*(1.1);2)" office:value-type="float" office:value="5.71" calcext:value-type="float">
            <text:p>5,7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rystal spear</text:p>
          </table:table-cell>
          <table:table-cell office:value-type="string" calcext:value-type="string">
            <text:p>spear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.96065" calcext:value-type="float">
            <text:p>4,96065</text:p>
          </table:table-cell>
          <table:table-cell office:value-type="float" office:value="6.63935" calcext:value-type="float">
            <text:p>6,63935</text:p>
          </table:table-cell>
          <table:table-cell/>
          <table:table-cell table:formula="of:=ROUND([.I24];2)" office:value-type="float" office:value="4.96" calcext:value-type="float">
            <text:p>4,96</text:p>
          </table:table-cell>
          <table:table-cell table:formula="of:=ROUND([.J24];2)" office:value-type="float" office:value="6.64" calcext:value-type="float">
            <text:p>6,64</text:p>
          </table:table-cell>
          <table:table-cell/>
          <table:table-cell table:formula="of:=ROUND(([.I24])*(1.1);2)" office:value-type="float" office:value="5.46" calcext:value-type="float">
            <text:p>5,46</text:p>
          </table:table-cell>
          <table:table-cell table:formula="of:=ROUND(([.J24])*(1.1);2)" office:value-type="float" office:value="7.3" calcext:value-type="float">
            <text:p>7,3</text:p>
          </table:table-cell>
          <table:table-cell table:number-columns-repeated="9"/>
        </table:table-row>
        <table:table-row table:style-name="ro2">
          <table:table-cell table:style-name="Default" table:number-columns-repeated="5"/>
          <table:table-cell table:number-columns-repeated="2"/>
          <table:table-cell table:style-name="Default" table:number-columns-repeated="3"/>
          <table:table-cell table:number-columns-repeated="4"/>
          <table:table-cell table:style-name="ce1" table:number-columns-repeated="2"/>
          <table:table-cell table:number-columns-repeated="9"/>
        </table:table-row>
        <table:table-row table:style-name="ro2">
          <table:table-cell office:value-type="string" calcext:value-type="string">
            <text:p>bone club</text:p>
          </table:table-cell>
          <table:table-cell office:value-type="string" calcext:value-type="string">
            <text:p>hammer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.45165" calcext:value-type="float">
            <text:p>2,45165</text:p>
          </table:table-cell>
          <table:table-cell office:value-type="float" office:value="1.24835" calcext:value-type="float">
            <text:p>1,24835</text:p>
          </table:table-cell>
          <table:table-cell/>
          <table:table-cell table:formula="of:=ROUND([.I26];2)" office:value-type="float" office:value="2.45" calcext:value-type="float">
            <text:p>2,45</text:p>
          </table:table-cell>
          <table:table-cell table:formula="of:=ROUND([.J26];2)" office:value-type="float" office:value="1.25" calcext:value-type="float">
            <text:p>1,25</text:p>
          </table:table-cell>
          <table:table-cell/>
          <table:table-cell table:formula="of:=ROUND(([.I26])*(1.1);2)" office:value-type="float" office:value="2.7" calcext:value-type="float">
            <text:p>2,7</text:p>
          </table:table-cell>
          <table:table-cell table:formula="of:=ROUND(([.J26])*(1.1);2)" office:value-type="float" office:value="1.37" calcext:value-type="float">
            <text:p>1,3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tone hammer</text:p>
          </table:table-cell>
          <table:table-cell office:value-type="string" calcext:value-type="string">
            <text:p>hammer</text:p>
          </table:table-cell>
          <table:table-cell office:value-type="float" office:value="400" calcext:value-type="float">
            <text:p>40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.69681" calcext:value-type="float">
            <text:p>2,69681</text:p>
          </table:table-cell>
          <table:table-cell office:value-type="float" office:value="1.30319" calcext:value-type="float">
            <text:p>1,30319</text:p>
          </table:table-cell>
          <table:table-cell/>
          <table:table-cell table:formula="of:=ROUND([.I27];2)" office:value-type="float" office:value="2.7" calcext:value-type="float">
            <text:p>2,7</text:p>
          </table:table-cell>
          <table:table-cell table:formula="of:=ROUND([.J27];2)" office:value-type="float" office:value="1.3" calcext:value-type="float">
            <text:p>1,3</text:p>
          </table:table-cell>
          <table:table-cell/>
          <table:table-cell table:formula="of:=ROUND(([.I27])*(1.1);2)" office:value-type="float" office:value="2.97" calcext:value-type="float">
            <text:p>2,97</text:p>
          </table:table-cell>
          <table:table-cell table:formula="of:=ROUND(([.J27])*(1.1);2)" office:value-type="float" office:value="1.43" calcext:value-type="float">
            <text:p>1,4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tone battle hammer</text:p>
          </table:table-cell>
          <table:table-cell office:value-type="string" calcext:value-type="string">
            <text:p>hammer</text:p>
          </table:table-cell>
          <table:table-cell office:value-type="float" office:value="1300" calcext:value-type="float">
            <text:p>13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.9665" calcext:value-type="float">
            <text:p>2,9665</text:p>
          </table:table-cell>
          <table:table-cell office:value-type="float" office:value="1.4335" calcext:value-type="float">
            <text:p>1,4335</text:p>
          </table:table-cell>
          <table:table-cell/>
          <table:table-cell table:formula="of:=ROUND([.I28];2)" office:value-type="float" office:value="2.97" calcext:value-type="float">
            <text:p>2,97</text:p>
          </table:table-cell>
          <table:table-cell table:formula="of:=ROUND([.J28];2)" office:value-type="float" office:value="1.43" calcext:value-type="float">
            <text:p>1,43</text:p>
          </table:table-cell>
          <table:table-cell/>
          <table:table-cell table:formula="of:=ROUND(([.I28])*(1.1);2)" office:value-type="float" office:value="3.26" calcext:value-type="float">
            <text:p>3,26</text:p>
          </table:table-cell>
          <table:table-cell table:formula="of:=ROUND(([.J28])*(1.1);2)" office:value-type="float" office:value="1.58" calcext:value-type="float">
            <text:p>1,58</text:p>
          </table:table-cell>
          <table:table-cell table:number-columns-repeated="9"/>
        </table:table-row>
        <table:table-row table:style-name="ro2">
          <table:table-cell table:number-columns-repeated="2" office:value-type="string" calcext:value-type="string">
            <text:p>hammer</text:p>
          </table:table-cell>
          <table:table-cell office:value-type="float" office:value="11000" calcext:value-type="float">
            <text:p>11000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3.42242" calcext:value-type="float">
            <text:p>3,42242</text:p>
          </table:table-cell>
          <table:table-cell office:value-type="float" office:value="1.67758" calcext:value-type="float">
            <text:p>1,67758</text:p>
          </table:table-cell>
          <table:table-cell/>
          <table:table-cell table:formula="of:=ROUND([.I29];2)" office:value-type="float" office:value="3.42" calcext:value-type="float">
            <text:p>3,42</text:p>
          </table:table-cell>
          <table:table-cell table:formula="of:=ROUND([.J29];2)" office:value-type="float" office:value="1.68" calcext:value-type="float">
            <text:p>1,68</text:p>
          </table:table-cell>
          <table:table-cell/>
          <table:table-cell table:formula="of:=ROUND(([.I29])*(1.1);2)" office:value-type="float" office:value="3.76" calcext:value-type="float">
            <text:p>3,76</text:p>
          </table:table-cell>
          <table:table-cell table:formula="of:=ROUND(([.J29])*(1.1);2)" office:value-type="float" office:value="1.85" calcext:value-type="float">
            <text:p>1,8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ace</text:p>
          </table:table-cell>
          <table:table-cell office:value-type="string" calcext:value-type="string">
            <text:p>hammer</text:p>
          </table:table-cell>
          <table:table-cell office:value-type="float" office:value="50000" calcext:value-type="float">
            <text:p>5000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3.76466" calcext:value-type="float">
            <text:p>3,76466</text:p>
          </table:table-cell>
          <table:table-cell office:value-type="float" office:value="1.83534" calcext:value-type="float">
            <text:p>1,83534</text:p>
          </table:table-cell>
          <table:table-cell/>
          <table:table-cell table:formula="of:=ROUND([.I30];2)" office:value-type="float" office:value="3.76" calcext:value-type="float">
            <text:p>3,76</text:p>
          </table:table-cell>
          <table:table-cell table:formula="of:=ROUND([.J30];2)" office:value-type="float" office:value="1.84" calcext:value-type="float">
            <text:p>1,84</text:p>
          </table:table-cell>
          <table:table-cell/>
          <table:table-cell table:formula="of:=ROUND(([.I30])*(1.1);2)" office:value-type="float" office:value="4.14" calcext:value-type="float">
            <text:p>4,14</text:p>
          </table:table-cell>
          <table:table-cell table:formula="of:=ROUND(([.J30])*(1.1);2)" office:value-type="float" office:value="2.02" calcext:value-type="float">
            <text:p>2,0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piked mace</text:p>
          </table:table-cell>
          <table:table-cell office:value-type="string" calcext:value-type="string">
            <text:p>hammer</text:p>
          </table:table-cell>
          <table:table-cell office:value-type="float" office:value="400000" calcext:value-type="float">
            <text:p>400000</text:p>
          </table:table-cell>
          <table:table-cell office:value-type="float" office:value="130" calcext:value-type="float">
            <text:p>130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4.34325" calcext:value-type="float">
            <text:p>4,34325</text:p>
          </table:table-cell>
          <table:table-cell office:value-type="float" office:value="2.15675" calcext:value-type="float">
            <text:p>2,15675</text:p>
          </table:table-cell>
          <table:table-cell table:style-name="Default"/>
          <table:table-cell table:formula="of:=ROUND([.I31];2)" office:value-type="float" office:value="4.34" calcext:value-type="float">
            <text:p>4,34</text:p>
          </table:table-cell>
          <table:table-cell table:formula="of:=ROUND([.J31];2)" office:value-type="float" office:value="2.16" calcext:value-type="float">
            <text:p>2,16</text:p>
          </table:table-cell>
          <table:table-cell/>
          <table:table-cell table:formula="of:=ROUND(([.I31])*(1.1);2)" office:value-type="float" office:value="4.78" calcext:value-type="float">
            <text:p>4,78</text:p>
          </table:table-cell>
          <table:table-cell table:formula="of:=ROUND(([.J31])*(1.1);2)" office:value-type="float" office:value="2.37" calcext:value-type="float">
            <text:p>2,37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5"/>
        </table:table-row>
        <table:table-row table:style-name="ro2">
          <table:table-cell office:value-type="string" calcext:value-type="string">
            <text:p>spiked club</text:p>
          </table:table-cell>
          <table:table-cell office:value-type="string" calcext:value-type="string">
            <text:p>hammer</text:p>
          </table:table-cell>
          <table:table-cell office:value-type="float" office:value="1400000" calcext:value-type="float">
            <text:p>1400000</text:p>
          </table:table-cell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4.77757" calcext:value-type="float">
            <text:p>4,77757</text:p>
          </table:table-cell>
          <table:table-cell office:value-type="float" office:value="2.42243" calcext:value-type="float">
            <text:p>2,42243</text:p>
          </table:table-cell>
          <table:table-cell table:style-name="Default"/>
          <table:table-cell table:formula="of:=ROUND([.I32];2)" office:value-type="float" office:value="4.78" calcext:value-type="float">
            <text:p>4,78</text:p>
          </table:table-cell>
          <table:table-cell table:formula="of:=ROUND([.J32];2)" office:value-type="float" office:value="2.42" calcext:value-type="float">
            <text:p>2,42</text:p>
          </table:table-cell>
          <table:table-cell/>
          <table:table-cell table:formula="of:=ROUND(([.I32])*(1.1);2)" office:value-type="float" office:value="5.26" calcext:value-type="float">
            <text:p>5,26</text:p>
          </table:table-cell>
          <table:table-cell table:formula="of:=ROUND(([.J32])*(1.1);2)" office:value-type="float" office:value="2.66" calcext:value-type="float">
            <text:p>2,66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5"/>
        </table:table-row>
        <table:table-row table:style-name="ro2">
          <table:table-cell office:value-type="string" calcext:value-type="string">
            <text:p>crystal mace</text:p>
          </table:table-cell>
          <table:table-cell office:value-type="string" calcext:value-type="string">
            <text:p>hammer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6.06302" calcext:value-type="float">
            <text:p>6,06302</text:p>
          </table:table-cell>
          <table:table-cell office:value-type="float" office:value="3.03698" calcext:value-type="float">
            <text:p>3,03698</text:p>
          </table:table-cell>
          <table:table-cell table:style-name="Default"/>
          <table:table-cell table:formula="of:=ROUND([.I33];2)" office:value-type="float" office:value="6.06" calcext:value-type="float">
            <text:p>6,06</text:p>
          </table:table-cell>
          <table:table-cell table:formula="of:=ROUND([.J33];2)" office:value-type="float" office:value="3.04" calcext:value-type="float">
            <text:p>3,04</text:p>
          </table:table-cell>
          <table:table-cell/>
          <table:table-cell table:formula="of:=ROUND(([.I33])*(1.1);2)" office:value-type="float" office:value="6.67" calcext:value-type="float">
            <text:p>6,67</text:p>
          </table:table-cell>
          <table:table-cell table:formula="of:=ROUND(([.J33])*(1.1);2)" office:value-type="float" office:value="3.34" calcext:value-type="float">
            <text:p>3,34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5"/>
        </table:table-row>
      </table:table>
      <table:table table:name="Monsters XP" table:style-name="ta1">
        <table:table-column table:style-name="co18" table:default-cell-style-name="Default"/>
        <table:table-column table:style-name="co20" table:default-cell-style-name="ce1"/>
        <table:table-column table:style-name="co18" table:number-columns-repeated="2" table:default-cell-style-name="ce1"/>
        <table:table-column table:style-name="co18" table:default-cell-style-name="Default"/>
        <table:table-column table:style-name="co22" table:default-cell-style-name="Default"/>
        <table:table-row table:style-name="ro1">
          <table:table-cell/>
          <table:table-cell table:style-name="Default" office:value-type="string" calcext:value-type="string">
            <text:p>UMOD DBLMP</text:p>
          </table:table-cell>
          <table:table-cell table:style-name="ce4" office:value-type="string" calcext:value-type="string">
            <text:p>x2</text:p>
          </table:table-cell>
          <table:table-cell table:style-name="Default"/>
          <table:table-cell/>
          <table:table-cell office:value-type="string" calcext:value-type="string">
            <text:p>FASTER DBLMP</text:p>
          </table:table-cell>
        </table:table-row>
        <table:table-row table:style-name="ro2">
          <table:table-cell/>
          <table:table-cell office:value-type="string" calcext:value-type="string">
            <text:p>Stats Exp</text:p>
          </table:table-cell>
          <table:table-cell table:number-columns-repeated="3"/>
          <table:table-cell office:value-type="string" calcext:value-type="string">
            <text:p>Stats Exp</text:p>
          </table:table-cell>
        </table:table-row>
        <table:table-row table:style-name="ro2">
          <table:table-cell/>
          <table:table-cell office:value-type="string" calcext:value-type="string">
            <text:p>FLD43-0</text:p>
          </table:table-cell>
          <table:table-cell table:number-columns-repeated="3"/>
          <table:table-cell office:value-type="string" calcext:value-type="string">
            <text:p>FLD43-0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4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5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6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7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8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9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10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11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12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13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14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5])*2" office:value-type="float" office:value="8" calcext:value-type="float">
            <text:p>8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16])*2" office:value-type="float" office:value="10" calcext:value-type="float">
            <text:p>10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17])*2" office:value-type="float" office:value="14" calcext:value-type="float">
            <text:p>1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18])*2" office:value-type="float" office:value="22" calcext:value-type="float">
            <text:p>22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9])*2"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20])*2" office:value-type="float" office:value="10" calcext:value-type="float">
            <text:p>10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21])*2" office:value-type="float" office:value="14" calcext:value-type="float">
            <text:p>14</text:p>
          </table:table-cell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22])*2" office:value-type="float" office:value="22" calcext:value-type="float">
            <text:p>22</text:p>
          </table:table-cell>
          <table:table-cell table:number-columns-repeated="2"/>
          <table:table-cell office:value-type="float" office:value="22" calcext:value-type="float">
            <text:p>22</text:p>
          </table:table-cell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23])*2" office:value-type="float" office:value="140" calcext:value-type="float">
            <text:p>140</text:p>
          </table:table-cell>
          <table:table-cell table:number-columns-repeated="2"/>
          <table:table-cell office:value-type="float" office:value="30" calcext:value-type="float">
            <text:p>30</text:p>
          </table:table-cell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table:formula="of:=([.B24])*2" office:value-type="float" office:value="280" calcext:value-type="float">
            <text:p>280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25])*2" office:value-type="float" office:value="140" calcext:value-type="float">
            <text:p>140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table:formula="of:=([.B26])*2" office:value-type="float" office:value="280" calcext:value-type="float">
            <text:p>280</text:p>
          </table:table-cell>
          <table:table-cell table:number-columns-repeated="2"/>
          <table:table-cell office:value-type="float" office:value="700" calcext:value-type="float">
            <text:p>70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27])*2" office:value-type="float" office:value="8" calcext:value-type="float">
            <text:p>8</text:p>
          </table:table-cell>
          <table:table-cell table:number-columns-repeated="2"/>
          <table:table-cell office:value-type="float" office:value="1400" calcext:value-type="float">
            <text:p>1400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28])*2" office:value-type="float" office:value="10" calcext:value-type="float">
            <text:p>10</text:p>
          </table:table-cell>
          <table:table-cell table:number-columns-repeated="2"/>
          <table:table-cell office:value-type="float" office:value="700" calcext:value-type="float">
            <text:p>700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29])*2" office:value-type="float" office:value="12" calcext:value-type="float">
            <text:p>12</text:p>
          </table:table-cell>
          <table:table-cell table:number-columns-repeated="2"/>
          <table:table-cell office:value-type="float" office:value="1400" calcext:value-type="float">
            <text:p>1400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30])*2" office:value-type="float" office:value="18" calcext:value-type="float">
            <text:p>18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([.B31])*2" office:value-type="float" office:value="58" calcext:value-type="float">
            <text:p>58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32])*2" office:value-type="float" office:value="30" calcext:value-type="float">
            <text:p>30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33])*2" office:value-type="float" office:value="12" calcext:value-type="float">
            <text:p>12</text:p>
          </table:table-cell>
          <table:table-cell table:number-columns-repeated="2"/>
          <table:table-cell office:value-type="float" office:value="30" calcext:value-type="float">
            <text:p>30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34])*2" office:value-type="float" office:value="18" calcext:value-type="float">
            <text:p>18</text:p>
          </table:table-cell>
          <table:table-cell table:number-columns-repeated="2"/>
          <table:table-cell office:value-type="float" office:value="80" calcext:value-type="float">
            <text:p>8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35])*2" office:value-type="float" office:value="8" calcext:value-type="float">
            <text:p>8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36])*2" office:value-type="float" office:value="10" calcext:value-type="float">
            <text:p>10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([.B37])*2" office:value-type="float" office:value="200" calcext:value-type="float">
            <text:p>200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38])*2" office:value-type="float" office:value="420" calcext:value-type="float">
            <text:p>420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([.B39])*2" office:value-type="float" office:value="58" calcext:value-type="float">
            <text:p>58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40])*2" office:value-type="float" office:value="30" calcext:value-type="float">
            <text:p>30</text:p>
          </table:table-cell>
          <table:table-cell table:number-columns-repeated="2"/>
          <table:table-cell office:value-type="float" office:value="500" calcext:value-type="float">
            <text:p>50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41])*2" office:value-type="float" office:value="8" calcext:value-type="float">
            <text:p>8</text:p>
          </table:table-cell>
          <table:table-cell table:number-columns-repeated="2"/>
          <table:table-cell office:value-type="float" office:value="800" calcext:value-type="float">
            <text:p>800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42])*2" office:value-type="float" office:value="10" calcext:value-type="float">
            <text:p>10</text:p>
          </table:table-cell>
          <table:table-cell table:number-columns-repeated="2"/>
          <table:table-cell office:value-type="float" office:value="150" calcext:value-type="float">
            <text:p>150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43])*2" office:value-type="float" office:value="14" calcext:value-type="float">
            <text:p>14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44])*2" office:value-type="float" office:value="22" calcext:value-type="float">
            <text:p>22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([.B45])*2" office:value-type="float" office:value="58" calcext:value-type="float">
            <text:p>58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46])*2" office:value-type="float" office:value="30" calcext:value-type="float">
            <text:p>30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([.B47])*2" office:value-type="float" office:value="58" calcext:value-type="float">
            <text:p>58</text:p>
          </table:table-cell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48])*2" office:value-type="float" office:value="30" calcext:value-type="float">
            <text:p>30</text:p>
          </table:table-cell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([.B49])*2" office:value-type="float" office:value="58" calcext:value-type="float">
            <text:p>58</text:p>
          </table:table-cell>
          <table:table-cell table:number-columns-repeated="2"/>
          <table:table-cell office:value-type="float" office:value="24" calcext:value-type="float">
            <text:p>24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50])*2" office:value-type="float" office:value="30" calcext:value-type="float">
            <text:p>30</text:p>
          </table:table-cell>
          <table:table-cell table:number-columns-repeated="2"/>
          <table:table-cell office:value-type="float" office:value="49" calcext:value-type="float">
            <text:p>49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([.B51])*2" office:value-type="float" office:value="58" calcext:value-type="float">
            <text:p>58</text:p>
          </table:table-cell>
          <table:table-cell table:number-columns-repeated="2"/>
          <table:table-cell office:value-type="float" office:value="28" calcext:value-type="float">
            <text:p>2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52])*2" office:value-type="float" office:value="30" calcext:value-type="float">
            <text:p>30</text:p>
          </table:table-cell>
          <table:table-cell table:number-columns-repeated="2"/>
          <table:table-cell office:value-type="float" office:value="55" calcext:value-type="float">
            <text:p>55</text:p>
          </table:table-cell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formula="of:=([.B53])*2" office:value-type="float" office:value="42" calcext:value-type="float">
            <text:p>42</text:p>
          </table:table-cell>
          <table:table-cell table:number-columns-repeated="2"/>
          <table:table-cell office:value-type="float" office:value="28" calcext:value-type="float">
            <text:p>28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formula="of:=([.B54])*2" office:value-type="float" office:value="100" calcext:value-type="float">
            <text:p>100</text:p>
          </table:table-cell>
          <table:table-cell table:number-columns-repeated="2"/>
          <table:table-cell office:value-type="float" office:value="51" calcext:value-type="float">
            <text:p>51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55])*2" office:value-type="float" office:value="8" calcext:value-type="float">
            <text:p>8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56])*2" office:value-type="float" office:value="10" calcext:value-type="float">
            <text:p>10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57])*2" office:value-type="float" office:value="12" calcext:value-type="float">
            <text:p>12</text:p>
          </table:table-cell>
          <table:table-cell table:number-columns-repeated="2"/>
          <table:table-cell office:value-type="float" office:value="90" calcext:value-type="float">
            <text:p>90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58])*2" office:value-type="float" office:value="18" calcext:value-type="float">
            <text:p>1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59])*2"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60])*2"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61])*2" office:value-type="float" office:value="12" calcext:value-type="float">
            <text:p>12</text:p>
          </table:table-cell>
          <table:table-cell table:number-columns-repeated="2"/>
          <table:table-cell office:value-type="float" office:value="14" calcext:value-type="float">
            <text:p>14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62])*2" office:value-type="float" office:value="18" calcext:value-type="float">
            <text:p>1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63])*2" office:value-type="float" office:value="140" calcext:value-type="float">
            <text:p>140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table:formula="of:=([.B64])*2" office:value-type="float" office:value="280" calcext:value-type="float">
            <text:p>280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formula="of:=([.B65])*2" office:value-type="float" office:value="42" calcext:value-type="float">
            <text:p>42</text:p>
          </table:table-cell>
          <table:table-cell table:number-columns-repeated="2"/>
          <table:table-cell office:value-type="float" office:value="14" calcext:value-type="float">
            <text:p>14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formula="of:=([.B66])*2" office:value-type="float" office:value="100" calcext:value-type="float">
            <text:p>100</text:p>
          </table:table-cell>
          <table:table-cell table:number-columns-repeated="2"/>
          <table:table-cell office:value-type="float" office:value="130" calcext:value-type="float">
            <text:p>130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([.B67])*2" office:value-type="float" office:value="200" calcext:value-type="float">
            <text:p>200</text:p>
          </table:table-cell>
          <table:table-cell table:number-columns-repeated="2"/>
          <table:table-cell office:value-type="float" office:value="250" calcext:value-type="float">
            <text:p>250</text:p>
          </table:table-cell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68])*2" office:value-type="float" office:value="420" calcext:value-type="float">
            <text:p>420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69])*2" office:value-type="float" office:value="8" calcext:value-type="float">
            <text:p>8</text:p>
          </table:table-cell>
          <table:table-cell table:number-columns-repeated="2"/>
          <table:table-cell office:value-type="float" office:value="90" calcext:value-type="float">
            <text:p>90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70])*2" office:value-type="float" office:value="10" calcext:value-type="float">
            <text:p>10</text:p>
          </table:table-cell>
          <table:table-cell table:number-columns-repeated="2"/>
          <table:table-cell office:value-type="float" office:value="180" calcext:value-type="float">
            <text:p>180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71])*2" office:value-type="float" office:value="14" calcext:value-type="float">
            <text:p>14</text:p>
          </table:table-cell>
          <table:table-cell table:number-columns-repeated="2"/>
          <table:table-cell office:value-type="float" office:value="400" calcext:value-type="float">
            <text:p>400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72])*2" office:value-type="float" office:value="22" calcext:value-type="float">
            <text:p>22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73])*2"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74])*2"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75])*2" office:value-type="float" office:value="14" calcext:value-type="float">
            <text:p>14</text:p>
          </table:table-cell>
          <table:table-cell table:number-columns-repeated="2"/>
          <table:table-cell office:value-type="float" office:value="19" calcext:value-type="float">
            <text:p>19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76])*2" office:value-type="float" office:value="22" calcext:value-type="float">
            <text:p>22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77])*2"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78])*2" office:value-type="float" office:value="10" calcext:value-type="float">
            <text:p>10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79])*2" office:value-type="float" office:value="14" calcext:value-type="float">
            <text:p>14</text:p>
          </table:table-cell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80])*2" office:value-type="float" office:value="22" calcext:value-type="float">
            <text:p>22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1500" calcext:value-type="float">
            <text:p>1500</text:p>
          </table:table-cell>
          <table:table-cell table:formula="of:=([.B81])*2" office:value-type="float" office:value="3000" calcext:value-type="float">
            <text:p>3000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8000" calcext:value-type="float">
            <text:p>8000</text:p>
          </table:table-cell>
          <table:table-cell table:formula="of:=([.B82])*2" office:value-type="float" office:value="16000" calcext:value-type="float">
            <text:p>16000</text:p>
          </table:table-cell>
          <table:table-cell table:number-columns-repeated="2"/>
          <table:table-cell office:value-type="float" office:value="14" calcext:value-type="float">
            <text:p>14</text:p>
          </table:table-cell>
        </table:table-row>
        <table:table-row table:style-name="ro2">
          <table:table-cell/>
          <table:table-cell office:value-type="float" office:value="40000" calcext:value-type="float">
            <text:p>40000</text:p>
          </table:table-cell>
          <table:table-cell table:formula="of:=([.B83])*2" office:value-type="float" office:value="80000" calcext:value-type="float">
            <text:p>80000</text:p>
          </table:table-cell>
          <table:table-cell table:number-columns-repeated="2"/>
          <table:table-cell office:value-type="float" office:value="19" calcext:value-type="float">
            <text:p>19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84])*2" office:value-type="float" office:value="18" calcext:value-type="float">
            <text:p>18</text:p>
          </table:table-cell>
          <table:table-cell table:number-columns-repeated="2"/>
          <table:table-cell office:value-type="float" office:value="2900" calcext:value-type="float">
            <text:p>2900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85])*2" office:value-type="float" office:value="22" calcext:value-type="float">
            <text:p>22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86])*2" office:value-type="float" office:value="140" calcext:value-type="float">
            <text:p>140</text:p>
          </table:table-cell>
          <table:table-cell table:number-columns-repeated="2"/>
          <table:table-cell office:value-type="float" office:value="80000" calcext:value-type="float">
            <text:p>80000</text:p>
          </table:table-cell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table:formula="of:=([.B87])*2" office:value-type="float" office:value="280" calcext:value-type="float">
            <text:p>280</text:p>
          </table:table-cell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88])*2" office:value-type="float" office:value="140" calcext:value-type="float">
            <text:p>140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table:formula="of:=([.B89])*2" office:value-type="float" office:value="280" calcext:value-type="float">
            <text:p>280</text:p>
          </table:table-cell>
          <table:table-cell table:number-columns-repeated="2"/>
          <table:table-cell office:value-type="float" office:value="130" calcext:value-type="float">
            <text:p>13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90])*2" office:value-type="float" office:value="8" calcext:value-type="float">
            <text:p>8</text:p>
          </table:table-cell>
          <table:table-cell table:number-columns-repeated="2"/>
          <table:table-cell office:value-type="float" office:value="230" calcext:value-type="float">
            <text:p>230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91])*2" office:value-type="float" office:value="10" calcext:value-type="float">
            <text:p>10</text:p>
          </table:table-cell>
          <table:table-cell table:number-columns-repeated="2"/>
          <table:table-cell office:value-type="float" office:value="130" calcext:value-type="float">
            <text:p>130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92])*2" office:value-type="float" office:value="14" calcext:value-type="float">
            <text:p>14</text:p>
          </table:table-cell>
          <table:table-cell table:number-columns-repeated="2"/>
          <table:table-cell office:value-type="float" office:value="230" calcext:value-type="float">
            <text:p>230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93])*2" office:value-type="float" office:value="22" calcext:value-type="float">
            <text:p>22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([.B94])*2" office:value-type="float" office:value="58" calcext:value-type="float">
            <text:p>58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95])*2" office:value-type="float" office:value="30" calcext:value-type="float">
            <text:p>30</text:p>
          </table:table-cell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96])*2" office:value-type="float" office:value="8" calcext:value-type="float">
            <text:p>8</text:p>
          </table:table-cell>
          <table:table-cell table:number-columns-repeated="2"/>
          <table:table-cell office:value-type="float" office:value="24" calcext:value-type="float">
            <text:p>24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97])*2"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98])*2" office:value-type="float" office:value="12" calcext:value-type="float">
            <text:p>12</text:p>
          </table:table-cell>
          <table:table-cell table:number-columns-repeated="2"/>
          <table:table-cell office:value-type="float" office:value="35" calcext:value-type="float">
            <text:p>35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99])*2" office:value-type="float" office:value="18" calcext:value-type="float">
            <text:p>1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([.B100])*2" office:value-type="float" office:value="200" calcext:value-type="float">
            <text:p>200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101])*2" office:value-type="float" office:value="420" calcext:value-type="float">
            <text:p>420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formula="of:=([.B102])*2" office:value-type="float" office:value="42" calcext:value-type="float">
            <text:p>42</text:p>
          </table:table-cell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103])*2" office:value-type="float" office:value="34" calcext:value-type="float">
            <text:p>34</text:p>
          </table:table-cell>
          <table:table-cell table:number-columns-repeated="2"/>
          <table:table-cell office:value-type="float" office:value="200" calcext:value-type="float">
            <text:p>200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104])*2" office:value-type="float" office:value="34" calcext:value-type="float">
            <text:p>34</text:p>
          </table:table-cell>
          <table:table-cell table:number-columns-repeated="2"/>
          <table:table-cell office:value-type="float" office:value="400" calcext:value-type="float">
            <text:p>400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formula="of:=([.B105])*2" office:value-type="float" office:value="100" calcext:value-type="float">
            <text:p>100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06])*2" office:value-type="float" office:value="8" calcext:value-type="float">
            <text:p>8</text:p>
          </table:table-cell>
          <table:table-cell table:number-columns-repeated="2"/>
          <table:table-cell office:value-type="float" office:value="90" calcext:value-type="float">
            <text:p>90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107])*2"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108])*2" office:value-type="float" office:value="12" calcext:value-type="float">
            <text:p>12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109])*2" office:value-type="float" office:value="18" calcext:value-type="float">
            <text:p>18</text:p>
          </table:table-cell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10])*2" office:value-type="float" office:value="8" calcext:value-type="float">
            <text:p>8</text:p>
          </table:table-cell>
          <table:table-cell table:number-columns-repeated="2"/>
          <table:table-cell office:value-type="float" office:value="30" calcext:value-type="float">
            <text:p>30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111])*2"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112])*2" office:value-type="float" office:value="12" calcext:value-type="float">
            <text:p>12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113])*2" office:value-type="float" office:value="18" calcext:value-type="float">
            <text:p>18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2">
          <table:table-cell/>
          <table:table-cell office:value-type="float" office:value="1100" calcext:value-type="float">
            <text:p>1100</text:p>
          </table:table-cell>
          <table:table-cell table:formula="of:=([.B114])*2" office:value-type="float" office:value="2200" calcext:value-type="float">
            <text:p>2200</text:p>
          </table:table-cell>
          <table:table-cell table:number-columns-repeated="2"/>
          <table:table-cell office:value-type="float" office:value="30" calcext:value-type="float">
            <text:p>30</text:p>
          </table:table-cell>
        </table:table-row>
        <table:table-row table:style-name="ro2">
          <table:table-cell/>
          <table:table-cell office:value-type="float" office:value="6000" calcext:value-type="float">
            <text:p>6000</text:p>
          </table:table-cell>
          <table:table-cell table:formula="of:=([.B115])*2" office:value-type="float" office:value="12000" calcext:value-type="float">
            <text:p>12000</text:p>
          </table:table-cell>
          <table:table-cell table:number-columns-repeated="2"/>
          <table:table-cell office:value-type="float" office:value="2200" calcext:value-type="float">
            <text:p>2200</text:p>
          </table:table-cell>
        </table:table-row>
        <table:table-row table:style-name="ro2">
          <table:table-cell/>
          <table:table-cell office:value-type="float" office:value="26000" calcext:value-type="float">
            <text:p>26000</text:p>
          </table:table-cell>
          <table:table-cell table:formula="of:=([.B116])*2" office:value-type="float" office:value="52000" calcext:value-type="float">
            <text:p>52000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</table:table-row>
        <table:table-row table:style-name="ro2">
          <table:table-cell/>
          <table:table-cell office:value-type="float" office:value="1100" calcext:value-type="float">
            <text:p>1100</text:p>
          </table:table-cell>
          <table:table-cell table:formula="of:=([.B117])*2" office:value-type="float" office:value="2200" calcext:value-type="float">
            <text:p>2200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</table:table-row>
        <table:table-row table:style-name="ro2">
          <table:table-cell/>
          <table:table-cell office:value-type="float" office:value="6000" calcext:value-type="float">
            <text:p>6000</text:p>
          </table:table-cell>
          <table:table-cell table:formula="of:=([.B118])*2" office:value-type="float" office:value="12000" calcext:value-type="float">
            <text:p>12000</text:p>
          </table:table-cell>
          <table:table-cell table:number-columns-repeated="2"/>
          <table:table-cell office:value-type="float" office:value="2000" calcext:value-type="float">
            <text:p>2000</text:p>
          </table:table-cell>
        </table:table-row>
        <table:table-row table:style-name="ro2">
          <table:table-cell/>
          <table:table-cell office:value-type="float" office:value="26000" calcext:value-type="float">
            <text:p>26000</text:p>
          </table:table-cell>
          <table:table-cell table:formula="of:=([.B119])*2" office:value-type="float" office:value="52000" calcext:value-type="float">
            <text:p>52000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20])*2" office:value-type="float" office:value="8" calcext:value-type="float">
            <text:p>8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21])*2"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22])*2"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123])*2"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124])*2"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125])*2"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126])*2" office:value-type="float" office:value="14" calcext:value-type="float">
            <text:p>14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127])*2" office:value-type="float" office:value="14" calcext:value-type="float">
            <text:p>14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128])*2" office:value-type="float" office:value="14" calcext:value-type="float">
            <text:p>14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129])*2" office:value-type="float" office:value="22" calcext:value-type="float">
            <text:p>22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130])*2" office:value-type="float" office:value="22" calcext:value-type="float">
            <text:p>22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131])*2" office:value-type="float" office:value="22" calcext:value-type="float">
            <text:p>22</text:p>
          </table:table-cell>
          <table:table-cell table:number-columns-repeated="2"/>
          <table:table-cell office:value-type="float" office:value="29" calcext:value-type="float">
            <text:p>29</text:p>
          </table:table-cell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formula="of:=([.B132])*2" office:value-type="float" office:value="42" calcext:value-type="float">
            <text:p>42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formula="of:=([.B133])*2" office:value-type="float" office:value="42" calcext:value-type="float">
            <text:p>42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formula="of:=([.B134])*2" office:value-type="float" office:value="42" calcext:value-type="float">
            <text:p>42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formula="of:=([.B135])*2" office:value-type="float" office:value="100" calcext:value-type="float">
            <text:p>100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formula="of:=([.B136])*2"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formula="of:=([.B137])*2"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([.B138])*2" office:value-type="float" office:value="200" calcext:value-type="float">
            <text:p>200</text:p>
          </table:table-cell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([.B139])*2" office:value-type="float" office:value="200" calcext:value-type="float">
            <text:p>200</text:p>
          </table:table-cell>
          <table:table-cell table:number-columns-repeated="2"/>
          <table:table-cell office:value-type="float" office:value="200" calcext:value-type="float">
            <text:p>200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([.B140])*2" office:value-type="float" office:value="200" calcext:value-type="float">
            <text:p>200</text:p>
          </table:table-cell>
          <table:table-cell table:number-columns-repeated="2"/>
          <table:table-cell office:value-type="float" office:value="200" calcext:value-type="float">
            <text:p>200</text:p>
          </table:table-cell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141])*2" office:value-type="float" office:value="420" calcext:value-type="float">
            <text:p>420</text:p>
          </table:table-cell>
          <table:table-cell table:number-columns-repeated="2"/>
          <table:table-cell office:value-type="float" office:value="200" calcext:value-type="float">
            <text:p>200</text:p>
          </table:table-cell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142])*2" office:value-type="float" office:value="420" calcext:value-type="float">
            <text:p>420</text:p>
          </table:table-cell>
          <table:table-cell table:number-columns-repeated="2"/>
          <table:table-cell office:value-type="float" office:value="400" calcext:value-type="float">
            <text:p>400</text:p>
          </table:table-cell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143])*2" office:value-type="float" office:value="420" calcext:value-type="float">
            <text:p>420</text:p>
          </table:table-cell>
          <table:table-cell table:number-columns-repeated="2"/>
          <table:table-cell office:value-type="float" office:value="400" calcext:value-type="float">
            <text:p>400</text:p>
          </table:table-cell>
        </table:table-row>
        <table:table-row table:style-name="ro2">
          <table:table-cell/>
          <table:table-cell office:value-type="float" office:value="1100" calcext:value-type="float">
            <text:p>1100</text:p>
          </table:table-cell>
          <table:table-cell table:formula="of:=([.B144])*2" office:value-type="float" office:value="2200" calcext:value-type="float">
            <text:p>2200</text:p>
          </table:table-cell>
          <table:table-cell table:number-columns-repeated="2"/>
          <table:table-cell office:value-type="float" office:value="450" calcext:value-type="float">
            <text:p>450</text:p>
          </table:table-cell>
        </table:table-row>
        <table:table-row table:style-name="ro2">
          <table:table-cell/>
          <table:table-cell office:value-type="float" office:value="1100" calcext:value-type="float">
            <text:p>1100</text:p>
          </table:table-cell>
          <table:table-cell table:formula="of:=([.B145])*2" office:value-type="float" office:value="2200" calcext:value-type="float">
            <text:p>2200</text:p>
          </table:table-cell>
          <table:table-cell table:number-columns-repeated="2"/>
          <table:table-cell office:value-type="float" office:value="2000" calcext:value-type="float">
            <text:p>2000</text:p>
          </table:table-cell>
        </table:table-row>
        <table:table-row table:style-name="ro2">
          <table:table-cell/>
          <table:table-cell office:value-type="float" office:value="1100" calcext:value-type="float">
            <text:p>1100</text:p>
          </table:table-cell>
          <table:table-cell table:formula="of:=([.B146])*2" office:value-type="float" office:value="2200" calcext:value-type="float">
            <text:p>2200</text:p>
          </table:table-cell>
          <table:table-cell table:number-columns-repeated="2"/>
          <table:table-cell office:value-type="float" office:value="2000" calcext:value-type="float">
            <text:p>2000</text:p>
          </table:table-cell>
        </table:table-row>
        <table:table-row table:style-name="ro2">
          <table:table-cell/>
          <table:table-cell office:value-type="float" office:value="6000" calcext:value-type="float">
            <text:p>6000</text:p>
          </table:table-cell>
          <table:table-cell table:formula="of:=([.B147])*2" office:value-type="float" office:value="12000" calcext:value-type="float">
            <text:p>12000</text:p>
          </table:table-cell>
          <table:table-cell table:number-columns-repeated="2"/>
          <table:table-cell office:value-type="float" office:value="2000" calcext:value-type="float">
            <text:p>2000</text:p>
          </table:table-cell>
        </table:table-row>
        <table:table-row table:style-name="ro2">
          <table:table-cell/>
          <table:table-cell office:value-type="float" office:value="6000" calcext:value-type="float">
            <text:p>6000</text:p>
          </table:table-cell>
          <table:table-cell table:formula="of:=([.B148])*2" office:value-type="float" office:value="12000" calcext:value-type="float">
            <text:p>12000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</table:table-row>
        <table:table-row table:style-name="ro2">
          <table:table-cell/>
          <table:table-cell office:value-type="float" office:value="6000" calcext:value-type="float">
            <text:p>6000</text:p>
          </table:table-cell>
          <table:table-cell table:formula="of:=([.B149])*2" office:value-type="float" office:value="12000" calcext:value-type="float">
            <text:p>12000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</table:table-row>
        <table:table-row table:style-name="ro2">
          <table:table-cell/>
          <table:table-cell office:value-type="float" office:value="26000" calcext:value-type="float">
            <text:p>26000</text:p>
          </table:table-cell>
          <table:table-cell table:formula="of:=([.B150])*2" office:value-type="float" office:value="52000" calcext:value-type="float">
            <text:p>52000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</table:table-row>
        <table:table-row table:style-name="ro2">
          <table:table-cell/>
          <table:table-cell office:value-type="float" office:value="26000" calcext:value-type="float">
            <text:p>26000</text:p>
          </table:table-cell>
          <table:table-cell table:formula="of:=([.B151])*2" office:value-type="float" office:value="52000" calcext:value-type="float">
            <text:p>52000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</table:table-row>
        <table:table-row table:style-name="ro2">
          <table:table-cell/>
          <table:table-cell office:value-type="float" office:value="26000" calcext:value-type="float">
            <text:p>26000</text:p>
          </table:table-cell>
          <table:table-cell table:formula="of:=([.B152])*2" office:value-type="float" office:value="52000" calcext:value-type="float">
            <text:p>52000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153])*2" office:value-type="float" office:value="0" calcext:value-type="float">
            <text:p>0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154])*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155])*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156])*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157])*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158])*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159])*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300" calcext:value-type="float">
            <text:p>300</text:p>
          </table:table-cell>
          <table:table-cell table:formula="of:=([.B160])*2" office:value-type="float" office:value="600" calcext:value-type="float">
            <text:p>60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161])*2" office:value-type="float" office:value="140" calcext:value-type="float">
            <text:p>140</text:p>
          </table:table-cell>
          <table:table-cell table:number-columns-repeated="2"/>
          <table:table-cell office:value-type="float" office:value="6000" calcext:value-type="float">
            <text:p>6000</text:p>
          </table:table-cell>
        </table:table-row>
        <table:table-row table:style-name="ro2">
          <table:table-cell/>
          <table:table-cell office:value-type="float" office:value="60000" calcext:value-type="float">
            <text:p>60000</text:p>
          </table:table-cell>
          <table:table-cell table:formula="of:=([.B162])*2" office:value-type="float" office:value="120000" calcext:value-type="float">
            <text:p>120000</text:p>
          </table:table-cell>
          <table:table-cell table:number-columns-repeated="2"/>
          <table:table-cell office:value-type="float" office:value="500" calcext:value-type="float">
            <text:p>500</text:p>
          </table:table-cell>
        </table:table-row>
        <table:table-row table:style-name="ro2">
          <table:table-cell/>
          <table:table-cell office:value-type="float" office:value="6000" calcext:value-type="float">
            <text:p>6000</text:p>
          </table:table-cell>
          <table:table-cell table:formula="of:=([.B163])*2" office:value-type="float" office:value="12000" calcext:value-type="float">
            <text:p>12000</text:p>
          </table:table-cell>
          <table:table-cell table:number-columns-repeated="2"/>
          <table:table-cell office:value-type="float" office:value="300000" calcext:value-type="float">
            <text:p>300000</text:p>
          </table:table-cell>
        </table:table-row>
        <table:table-row table:style-name="ro2">
          <table:table-cell/>
          <table:table-cell office:value-type="float" office:value="12000" calcext:value-type="float">
            <text:p>12000</text:p>
          </table:table-cell>
          <table:table-cell table:formula="of:=([.B164])*2" office:value-type="float" office:value="24000" calcext:value-type="float">
            <text:p>24000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165])*2" office:value-type="float" office:value="18" calcext:value-type="float">
            <text:p>18</text:p>
          </table:table-cell>
          <table:table-cell table:number-columns-repeated="2"/>
          <table:table-cell office:value-type="float" office:value="25000" calcext:value-type="float">
            <text:p>25000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166])*2" office:value-type="float" office:value="14" calcext:value-type="float">
            <text:p>14</text:p>
          </table:table-cell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2">
          <table:table-cell/>
          <table:table-cell office:value-type="float" office:value="1100" calcext:value-type="float">
            <text:p>1100</text:p>
          </table:table-cell>
          <table:table-cell table:formula="of:=([.B167])*2" office:value-type="float" office:value="2200" calcext:value-type="float">
            <text:p>2200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table:formula="of:=([.B168])*2" office:value-type="float" office:value="280" calcext:value-type="float">
            <text:p>280</text:p>
          </table:table-cell>
          <table:table-cell table:number-columns-repeated="2"/>
          <table:table-cell office:value-type="float" office:value="2000" calcext:value-type="float">
            <text:p>2000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169])*2" office:value-type="float" office:value="12" calcext:value-type="float">
            <text:p>12</text:p>
          </table:table-cell>
          <table:table-cell table:number-columns-repeated="2"/>
          <table:table-cell office:value-type="float" office:value="230" calcext:value-type="float">
            <text:p>230</text:p>
          </table:table-cell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170])*2" office:value-type="float" office:value="420" calcext:value-type="float">
            <text:p>420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171])*2" office:value-type="float" office:value="420" calcext:value-type="float">
            <text:p>420</text:p>
          </table:table-cell>
          <table:table-cell table:number-columns-repeated="2"/>
          <table:table-cell office:value-type="float" office:value="400" calcext:value-type="float">
            <text:p>400</text:p>
          </table:table-cell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172])*2" office:value-type="float" office:value="140" calcext:value-type="float">
            <text:p>140</text:p>
          </table:table-cell>
          <table:table-cell table:number-columns-repeated="2"/>
          <table:table-cell office:value-type="float" office:value="400" calcext:value-type="float">
            <text:p>400</text:p>
          </table:table-cell>
        </table:table-row>
        <table:table-row table:style-name="ro2">
          <table:table-cell/>
          <table:table-cell office:value-type="float" office:value="1100" calcext:value-type="float">
            <text:p>1100</text:p>
          </table:table-cell>
          <table:table-cell table:formula="of:=([.B173])*2" office:value-type="float" office:value="2200" calcext:value-type="float">
            <text:p>2200</text:p>
          </table:table-cell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table:formula="of:=([.B174])*2" office:value-type="float" office:value="280" calcext:value-type="float">
            <text:p>280</text:p>
          </table:table-cell>
          <table:table-cell table:number-columns-repeated="2"/>
          <table:table-cell office:value-type="float" office:value="2000" calcext:value-type="float">
            <text:p>2000</text:p>
          </table:table-cell>
        </table:table-row>
        <table:table-row table:style-name="ro2">
          <table:table-cell/>
          <table:table-cell office:value-type="float" office:value="6000" calcext:value-type="float">
            <text:p>6000</text:p>
          </table:table-cell>
          <table:table-cell table:formula="of:=([.B175])*2" office:value-type="float" office:value="12000" calcext:value-type="float">
            <text:p>12000</text:p>
          </table:table-cell>
          <table:table-cell table:number-columns-repeated="2"/>
          <table:table-cell office:value-type="float" office:value="230" calcext:value-type="float">
            <text:p>230</text:p>
          </table:table-cell>
        </table:table-row>
        <table:table-row table:style-name="ro2">
          <table:table-cell/>
          <table:table-cell office:value-type="float" office:value="130000" calcext:value-type="float">
            <text:p>130000</text:p>
          </table:table-cell>
          <table:table-cell table:formula="of:=([.B176])*2" office:value-type="float" office:value="260000" calcext:value-type="float">
            <text:p>260000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table:formula="of:=([.B177])*2" office:value-type="float" office:value="280" calcext:value-type="float">
            <text:p>280</text:p>
          </table:table-cell>
          <table:table-cell table:number-columns-repeated="2"/>
          <table:table-cell office:value-type="float" office:value="400000" calcext:value-type="float">
            <text:p>400000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178])*2" office:value-type="float" office:value="10" calcext:value-type="float">
            <text:p>10</text:p>
          </table:table-cell>
          <table:table-cell table:number-columns-repeated="2"/>
          <table:table-cell office:value-type="float" office:value="230" calcext:value-type="float">
            <text:p>230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179])*2" office:value-type="float" office:value="18" calcext:value-type="float">
            <text:p>18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80])*2" office:value-type="float" office:value="8" calcext:value-type="float">
            <text:p>8</text:p>
          </table:table-cell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formula="of:=([.B181])*2" office:value-type="float" office:value="100" calcext:value-type="float">
            <text:p>100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182])*2" office:value-type="float" office:value="12" calcext:value-type="float">
            <text:p>12</text:p>
          </table:table-cell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183])*2" office:value-type="float" office:value="22" calcext:value-type="float">
            <text:p>22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([.B184])*2" office:value-type="float" office:value="58" calcext:value-type="float">
            <text:p>58</text:p>
          </table:table-cell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2">
          <table:table-cell/>
          <table:table-cell office:value-type="float" office:value="300" calcext:value-type="float">
            <text:p>300</text:p>
          </table:table-cell>
          <table:table-cell table:formula="of:=([.B185])*2" office:value-type="float" office:value="600" calcext:value-type="float">
            <text:p>600</text:p>
          </table:table-cell>
          <table:table-cell table:number-columns-repeated="2"/>
          <table:table-cell office:value-type="float" office:value="45" calcext:value-type="float">
            <text:p>45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([.B186])*2" office:value-type="float" office:value="58" calcext:value-type="float">
            <text:p>58</text:p>
          </table:table-cell>
          <table:table-cell table:number-columns-repeated="2"/>
          <table:table-cell office:value-type="float" office:value="600" calcext:value-type="float">
            <text:p>600</text:p>
          </table:table-cell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187])*2" office:value-type="float" office:value="28" calcext:value-type="float">
            <text:p>28</text:p>
          </table:table-cell>
          <table:table-cell table:number-columns-repeated="2"/>
          <table:table-cell office:value-type="float" office:value="130" calcext:value-type="float">
            <text:p>130</text:p>
          </table:table-cell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table:formula="of:=([.B188])*2" office:value-type="float" office:value="280" calcext:value-type="float">
            <text:p>280</text:p>
          </table:table-cell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2">
          <table:table-cell/>
          <table:table-cell office:value-type="float" office:value="4000" calcext:value-type="float">
            <text:p>4000</text:p>
          </table:table-cell>
          <table:table-cell table:formula="of:=([.B189])*2" office:value-type="float" office:value="8000" calcext:value-type="float">
            <text:p>8000</text:p>
          </table:table-cell>
          <table:table-cell table:number-columns-repeated="2"/>
          <table:table-cell office:value-type="float" office:value="27" calcext:value-type="float">
            <text:p>27</text:p>
          </table:table-cell>
        </table:table-row>
        <table:table-row table:style-name="ro2">
          <table:table-cell/>
          <table:table-cell office:value-type="float" office:value="4000" calcext:value-type="float">
            <text:p>4000</text:p>
          </table:table-cell>
          <table:table-cell table:formula="of:=([.B190])*2" office:value-type="float" office:value="8000" calcext:value-type="float">
            <text:p>8000</text:p>
          </table:table-cell>
          <table:table-cell table:number-columns-repeated="2"/>
          <table:table-cell office:value-type="float" office:value="230" calcext:value-type="float">
            <text:p>23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191])*2" office:value-type="float" office:value="0" calcext:value-type="float">
            <text:p>0</text:p>
          </table:table-cell>
          <table:table-cell table:number-columns-repeated="2"/>
          <table:table-cell office:value-type="float" office:value="8000" calcext:value-type="float">
            <text:p>800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92])*2" office:value-type="float" office:value="8" calcext:value-type="float">
            <text:p>8</text:p>
          </table:table-cell>
          <table:table-cell table:number-columns-repeated="2"/>
          <table:table-cell office:value-type="float" office:value="8000" calcext:value-type="float">
            <text:p>800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93])*2"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94])*2"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95])*2"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96])*2"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table:formula="of:=([.B197])*2" office:value-type="float" office:value="1000" calcext:value-type="float">
            <text:p>100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table:formula="of:=([.B198])*2" office:value-type="float" office:value="1000" calcext:value-type="float">
            <text:p>100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99])*2" office:value-type="float" office:value="8" calcext:value-type="float">
            <text:p>8</text:p>
          </table:table-cell>
          <table:table-cell table:number-columns-repeated="2"/>
          <table:table-cell office:value-type="float" office:value="1000" calcext:value-type="float">
            <text:p>100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200])*2" office:value-type="float" office:value="8" calcext:value-type="float">
            <text:p>8</text:p>
          </table:table-cell>
          <table:table-cell table:number-columns-repeated="2"/>
          <table:table-cell office:value-type="float" office:value="1000" calcext:value-type="float">
            <text:p>100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201])*2" office:value-type="float" office:value="8" calcext:value-type="float">
            <text:p>8</text:p>
          </table:table-cell>
          <table:table-cell table:number-columns-repeated="2"/>
          <table:table-cell office:value-type="float" office:value="1000" calcext:value-type="float">
            <text:p>100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202])*2"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03])*2" office:value-type="float" office:value="34" calcext:value-type="float">
            <text:p>34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formula="of:=([.B204])*2" office:value-type="float" office:value="40" calcext:value-type="float">
            <text:p>4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formula="of:=([.B205])*2" office:value-type="float" office:value="56" calcext:value-type="float">
            <text:p>56</text:p>
          </table:table-cell>
          <table:table-cell table:number-columns-repeated="2"/>
          <table:table-cell office:value-type="float" office:value="35" calcext:value-type="float">
            <text:p>35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206])*2" office:value-type="float" office:value="8" calcext:value-type="float">
            <text:p>8</text:p>
          </table:table-cell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207])*2"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formula="of:=([.B208])*2" office:value-type="float" office:value="120" calcext:value-type="float">
            <text:p>12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formula="of:=([.B209])*2" office:value-type="float" office:value="20" calcext:value-type="float">
            <text:p>20</text:p>
          </table:table-cell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formula="of:=([.B210])*2" office:value-type="float" office:value="120" calcext:value-type="float">
            <text:p>120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formula="of:=([.B211])*2" office:value-type="float" office:value="56" calcext:value-type="float">
            <text:p>56</text:p>
          </table:table-cell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formula="of:=([.B212])*2" office:value-type="float" office:value="120" calcext:value-type="float">
            <text:p>120</text:p>
          </table:table-cell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formula="of:=([.B213])*2" office:value-type="float" office:value="56" calcext:value-type="float">
            <text:p>56</text:p>
          </table:table-cell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formula="of:=([.B214])*2" office:value-type="float" office:value="56" calcext:value-type="float">
            <text:p>56</text:p>
          </table:table-cell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formula="of:=([.B215])*2" office:value-type="float" office:value="120" calcext:value-type="float">
            <text:p>120</text:p>
          </table:table-cell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216])*2" office:value-type="float" office:value="0" calcext:value-type="float">
            <text:p>0</text:p>
          </table:table-cell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217])*2"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1000000" calcext:value-type="float">
            <text:p>1000000</text:p>
          </table:table-cell>
          <table:table-cell table:formula="of:=([.B218])*2" office:value-type="float" office:value="2000000" calcext:value-type="float">
            <text:p>200000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219])*2" office:value-type="float" office:value="28" calcext:value-type="float">
            <text:p>28</text:p>
          </table:table-cell>
          <table:table-cell table:number-columns-repeated="2"/>
          <table:table-cell office:value-type="float" office:value="2000000" calcext:value-type="float">
            <text:p>2000000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20])*2" office:value-type="float" office:value="34" calcext:value-type="float">
            <text:p>34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21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2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23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2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25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26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27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28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29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30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31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3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33])*2" office:value-type="float" office:value="34" calcext:value-type="float">
            <text:p>34</text:p>
          </table:table-cell>
          <table:table-cell table:number-columns-repeated="2"/>
          <table:table-cell office:value-type="float" office:value="55" calcext:value-type="float">
            <text:p>5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3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35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36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37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38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39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40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41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4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43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4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45])*2" office:value-type="float" office:value="34" calcext:value-type="float">
            <text:p>34</text:p>
          </table:table-cell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46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47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48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49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50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51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5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53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5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55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56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57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58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59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60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61])*2" office:value-type="float" office:value="34" calcext:value-type="float">
            <text:p>34</text:p>
          </table:table-cell>
          <table:table-cell table:number-columns-repeated="2"/>
          <table:table-cell office:value-type="float" office:value="55" calcext:value-type="float">
            <text:p>5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6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63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6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65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66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67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68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69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70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71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7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73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7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75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76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77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78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79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80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81])*2" office:value-type="float" office:value="34" calcext:value-type="float">
            <text:p>34</text:p>
          </table:table-cell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8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83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8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85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286])*2" office:value-type="float" office:value="140" calcext:value-type="float">
            <text:p>140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87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88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89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90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91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9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93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9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95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96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97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98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99])*2" office:value-type="float" office:value="34" calcext:value-type="float">
            <text:p>34</text:p>
          </table:table-cell>
          <table:table-cell table:number-columns-repeated="2"/>
          <table:table-cell office:value-type="float" office:value="55" calcext:value-type="float">
            <text:p>5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00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01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0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03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0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05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06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07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08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09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10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11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1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13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1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15])*2" office:value-type="float" office:value="34" calcext:value-type="float">
            <text:p>34</text:p>
          </table:table-cell>
          <table:table-cell table:number-columns-repeated="2"/>
          <table:table-cell office:value-type="float" office:value="65" calcext:value-type="float">
            <text:p>6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16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17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18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19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20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21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2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23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2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formula="of:=([.B325])*2"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326])*2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formula="of:=([.B327])*2"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328])*2"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329])*2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30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31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32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333])*2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334])*2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35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36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37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38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39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40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341])*2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342])*2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43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344])*2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345])*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46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47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348])*2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49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50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51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52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53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54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355])*2"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356])*2"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formula="of:=([.B357])*2"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formula="of:=([.B358])*2"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formula="of:=([.B359])*2"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formula="of:=([.B360])*2"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61])*2" office:value-type="float" office:value="34" calcext:value-type="float">
            <text:p>34</text:p>
          </table:table-cell>
          <table:table-cell table:number-columns-repeated="3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362])*2"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363])*2"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364])*2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365])*2"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366])*2"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367])*2"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368])*2"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369])*2"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370])*2"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371])*2"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372])*2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formula="of:=([.B373])*2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74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375])*2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formula="of:=([.B376])*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([.B377])*2" office:value-type="float" office:value="200" calcext:value-type="float">
            <text:p>2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formula="of:=([.B378])*2"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00000" calcext:value-type="float">
            <text:p>3000000</text:p>
          </table:table-cell>
          <table:table-cell table:formula="of:=([.B379])*2" office:value-type="float" office:value="6000000" calcext:value-type="float">
            <text:p>60000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formula="of:=([.B380])*2"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table:formula="of:=([.B381])*2" office:value-type="float" office:value="1000" calcext:value-type="float">
            <text:p>10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table:formula="of:=([.B382])*2" office:value-type="float" office:value="1000" calcext:value-type="float">
            <text:p>10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formula="of:=([.B383])*2"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384])*2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385])*2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formula="of:=([.B386])*2" office:value-type="float" office:value="32" calcext:value-type="float">
            <text:p>32</text:p>
          </table:table-cell>
          <table:table-cell table:number-columns-repeated="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387])*2"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388])*2"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formula="of:=([.B389])*2"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formula="of:=([.B390])*2"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391])*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formula="of:=([.B392])*2"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formula="of:=([.B393])*2" office:value-type="float" office:value="32" calcext:value-type="float">
            <text:p>32</text:p>
          </table:table-cell>
          <table:table-cell table:number-columns-repeated="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394])*2"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formula="of:=([.B395])*2"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396])*2" office:value-type="float" office:value="140" calcext:value-type="float">
            <text:p>14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397])*2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398])*2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formula="of:=([.B399])*2" office:value-type="float" office:value="42" calcext:value-type="float">
            <text:p>4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400])*2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401])*2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402])*2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formula="of:=([.B403])*2" office:value-type="float" office:value="38" calcext:value-type="float">
            <text:p>3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404])*2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405])*2" office:value-type="float" office:value="34" calcext:value-type="float">
            <text:p>34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formula="of:=([.B406])*2" office:value-type="float" office:value="42" calcext:value-type="float">
            <text:p>42</text:p>
          </table:table-cell>
          <table:table-cell table:number-columns-repeated="3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([.B407])*2" office:value-type="float" office:value="58" calcext:value-type="float">
            <text:p>58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408])*2" office:value-type="float" office:value="420" calcext:value-type="float">
            <text:p>420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409])*2" office:value-type="float" office:value="420" calcext:value-type="float">
            <text:p>420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410])*2" office:value-type="float" office:value="420" calcext:value-type="float">
            <text:p>420</text:p>
          </table:table-cell>
          <table:table-cell table:number-columns-repeated="3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411])*2" office:value-type="float" office:value="140" calcext:value-type="float">
            <text:p>140</text:p>
          </table:table-cell>
          <table:table-cell table:number-columns-repeated="3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412])*2" office:value-type="float" office:value="140" calcext:value-type="float">
            <text:p>14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([.B413])*2" office:value-type="float" office:value="200" calcext:value-type="float">
            <text:p>2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([.B414])*2" office:value-type="float" office:value="200" calcext:value-type="float">
            <text:p>2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([.B415])*2" office:value-type="float" office:value="200" calcext:value-type="float">
            <text:p>2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00" calcext:value-type="float">
            <text:p>1100</text:p>
          </table:table-cell>
          <table:table-cell table:formula="of:=([.B416])*2" office:value-type="float" office:value="2200" calcext:value-type="float">
            <text:p>22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table:formula="of:=([.B417])*2" office:value-type="float" office:value="1000" calcext:value-type="float">
            <text:p>10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4000" calcext:value-type="float">
            <text:p>4000</text:p>
          </table:table-cell>
          <table:table-cell table:formula="of:=([.B418])*2" office:value-type="float" office:value="8000" calcext:value-type="float">
            <text:p>80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419])*2" office:value-type="float" office:value="420" calcext:value-type="float">
            <text:p>420</text:p>
          </table:table-cell>
          <table:table-cell table:number-columns-repeated="3"/>
        </table:table-row>
      </table:table>
      <table:table table:name="% added dmg" table:style-name="ta1">
        <table:table-column table:style-name="co23" table:default-cell-style-name="Default"/>
        <table:table-column table:style-name="co18" table:default-cell-style-name="ce1"/>
        <table:table-column table:style-name="co18" table:number-columns-repeated="6" table:default-cell-style-name="Default"/>
        <table:table-row table:style-name="ro1">
          <table:table-cell/>
          <table:table-cell table:style-name="ce4" office:value-type="string" calcext:value-type="string">
            <text:p>vanilla</text:p>
          </table:table-cell>
          <table:table-cell/>
          <table:table-cell table:style-name="ce5" office:value-type="string" calcext:value-type="string">
            <text:p>+10%</text:p>
          </table:table-cell>
          <table:table-cell office:value-type="string" calcext:value-type="string">
            <text:p>rounded</text:p>
          </table:table-cell>
          <table:table-cell/>
          <table:table-cell table:style-name="ce5" office:value-type="string" calcext:value-type="string">
            <text:p>+15%</text:p>
          </table:table-cell>
          <table:table-cell office:value-type="string" calcext:value-type="string">
            <text:p>rounded</text:p>
          </table:table-cell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bronze</text:p>
          </table:table-cell>
          <table:table-cell office:value-type="float" office:value="4.4" calcext:value-type="float">
            <text:p>4,4</text:p>
          </table:table-cell>
          <table:table-cell/>
          <table:table-cell table:formula="of:=([.B3])*(1.1)" office:value-type="float" office:value="4.84" calcext:value-type="float">
            <text:p>4,84</text:p>
          </table:table-cell>
          <table:table-cell table:formula="of:=ROUND([.D3];1)" office:value-type="float" office:value="4.8" calcext:value-type="float">
            <text:p>4,8</text:p>
          </table:table-cell>
          <table:table-cell/>
          <table:table-cell table:formula="of:=([.B3])*(1.15)" office:value-type="float" office:value="5.06" calcext:value-type="float">
            <text:p>5,06</text:p>
          </table:table-cell>
          <table:table-cell table:formula="of:=ROUND([.G3];1)" office:value-type="float" office:value="5.1" calcext:value-type="float">
            <text:p>5,1</text:p>
          </table:table-cell>
        </table:table-row>
        <table:table-row table:style-name="ro2">
          <table:table-cell office:value-type="string" calcext:value-type="string">
            <text:p>iron</text:p>
          </table:table-cell>
          <table:table-cell office:value-type="float" office:value="4.9" calcext:value-type="float">
            <text:p>4,9</text:p>
          </table:table-cell>
          <table:table-cell/>
          <table:table-cell table:formula="of:=([.B4])*(1.1)" office:value-type="float" office:value="5.39" calcext:value-type="float">
            <text:p>5,39</text:p>
          </table:table-cell>
          <table:table-cell table:formula="of:=ROUND([.D4];1)" office:value-type="float" office:value="5.4" calcext:value-type="float">
            <text:p>5,4</text:p>
          </table:table-cell>
          <table:table-cell/>
          <table:table-cell table:formula="of:=([.B4])*(1.15)" office:value-type="float" office:value="5.635" calcext:value-type="float">
            <text:p>5,635</text:p>
          </table:table-cell>
          <table:table-cell table:formula="of:=ROUND([.G4];1)" office:value-type="float" office:value="5.6" calcext:value-type="float">
            <text:p>5,6</text:p>
          </table:table-cell>
        </table:table-row>
        <table:table-row table:style-name="ro2">
          <table:table-cell office:value-type="string" calcext:value-type="string">
            <text:p>steel</text:p>
          </table:table-cell>
          <table:table-cell office:value-type="float" office:value="5.3" calcext:value-type="float">
            <text:p>5,3</text:p>
          </table:table-cell>
          <table:table-cell/>
          <table:table-cell table:formula="of:=([.B5])*(1.1)" office:value-type="float" office:value="5.83" calcext:value-type="float">
            <text:p>5,83</text:p>
          </table:table-cell>
          <table:table-cell table:formula="of:=ROUND([.D5];1)" office:value-type="float" office:value="5.8" calcext:value-type="float">
            <text:p>5,8</text:p>
          </table:table-cell>
          <table:table-cell/>
          <table:table-cell table:formula="of:=([.B5])*(1.15)" office:value-type="float" office:value="6.095" calcext:value-type="float">
            <text:p>6,095</text:p>
          </table:table-cell>
          <table:table-cell table:formula="of:=ROUND([.G5];1)" office:value-type="float" office:value="6.1" calcext:value-type="float">
            <text:p>6,1</text:p>
          </table:table-cell>
        </table:table-row>
        <table:table-row table:style-name="ro2">
          <table:table-cell office:value-type="string" calcext:value-type="string">
            <text:p>mithrill</text:p>
          </table:table-cell>
          <table:table-cell office:value-type="float" office:value="5.6" calcext:value-type="float">
            <text:p>5,6</text:p>
          </table:table-cell>
          <table:table-cell/>
          <table:table-cell table:formula="of:=([.B6])*(1.1)" office:value-type="float" office:value="6.16" calcext:value-type="float">
            <text:p>6,16</text:p>
          </table:table-cell>
          <table:table-cell table:formula="of:=ROUND([.D6];1)" office:value-type="float" office:value="6.2" calcext:value-type="float">
            <text:p>6,2</text:p>
          </table:table-cell>
          <table:table-cell/>
          <table:table-cell table:formula="of:=([.B6])*(1.15)" office:value-type="float" office:value="6.44" calcext:value-type="float">
            <text:p>6,44</text:p>
          </table:table-cell>
          <table:table-cell table:formula="of:=ROUND([.G6];1)" office:value-type="float" office:value="6.4" calcext:value-type="float">
            <text:p>6,4</text:p>
          </table:table-cell>
        </table:table-row>
        <table:table-row table:style-name="ro2">
          <table:table-cell office:value-type="string" calcext:value-type="string">
            <text:p>adamantium</text:p>
          </table:table-cell>
          <table:table-cell office:value-type="float" office:value="6.2" calcext:value-type="float">
            <text:p>6,2</text:p>
          </table:table-cell>
          <table:table-cell/>
          <table:table-cell table:formula="of:=([.B7])*(1.1)" office:value-type="float" office:value="6.82" calcext:value-type="float">
            <text:p>6,82</text:p>
          </table:table-cell>
          <table:table-cell table:formula="of:=ROUND([.D7];1)" office:value-type="float" office:value="6.8" calcext:value-type="float">
            <text:p>6,8</text:p>
          </table:table-cell>
          <table:table-cell/>
          <table:table-cell table:formula="of:=([.B7])*(1.15)" office:value-type="float" office:value="7.13" calcext:value-type="float">
            <text:p>7,13</text:p>
          </table:table-cell>
          <table:table-cell table:formula="of:=ROUND([.G7];1)" office:value-type="float" office:value="7.1" calcext:value-type="float">
            <text:p>7,1</text:p>
          </table:table-cell>
        </table:table-row>
        <table:table-row table:style-name="ro2">
          <table:table-cell office:value-type="string" calcext:value-type="string">
            <text:p>meteoric</text:p>
          </table:table-cell>
          <table:table-cell office:value-type="float" office:value="6.8" calcext:value-type="float">
            <text:p>6,8</text:p>
          </table:table-cell>
          <table:table-cell/>
          <table:table-cell table:formula="of:=([.B8])*(1.1)" office:value-type="float" office:value="7.48" calcext:value-type="float">
            <text:p>7,48</text:p>
          </table:table-cell>
          <table:table-cell table:formula="of:=ROUND([.D8];1)" office:value-type="float" office:value="7.5" calcext:value-type="float">
            <text:p>7,5</text:p>
          </table:table-cell>
          <table:table-cell/>
          <table:table-cell table:formula="of:=([.B8])*(1.15)" office:value-type="float" office:value="7.82" calcext:value-type="float">
            <text:p>7,82</text:p>
          </table:table-cell>
          <table:table-cell table:formula="of:=ROUND([.G8];1)" office:value-type="float" office:value="7.8" calcext:value-type="float">
            <text:p>7,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JP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currency-symbol number:language="en" number:country="DK">kr.</number:currency-symbol>
      <number:number number:decimal-places="0" number:min-decimal-places="0" number:min-integer-digits="1" number:grouping="true"/>
    </number:currency-style>
    <number:currency-style style:name="N116">
      <number:text>-</number:text>
      <number:currency-symbol number:language="en" number:country="DK">kr.</number:currency-symbol>
      <number:number number:decimal-places="0" number:min-decimal-places="0" number:min-integer-digits="1" number:grouping="true"/>
      <style:map style:condition="value()&gt;=0" style:apply-style-name="N116P0"/>
    </number:currency-style>
    <number:currency-style style:name="N118P0" style:volatile="true">
      <number:currency-symbol number:language="en" number:country="DK">kr.</number:currency-symbol>
      <number:number number:decimal-places="2" number:min-decimal-places="2" number:min-integer-digits="1" number:grouping="true"/>
    </number:currency-style>
    <number:currency-style style:name="N118">
      <number:text>-</number:text>
      <number:currency-symbol number:language="en" number:country="DK">kr.</number:currency-symbol>
      <number:number number:decimal-places="2" number:min-decimal-places="2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DK">kr.</number:currency-symbol>
      <number:number number:decimal-places="0" number:min-decimal-places="0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DK">kr.</number:currency-symbol>
      <number:number number:decimal-places="0" number:min-decimal-places="0" number:min-integer-digits="1" number:grouping="true"/>
      <style:map style:condition="value()&gt;=0" style:apply-style-name="N119P0"/>
    </number:currency-style>
    <number:currency-style style:name="N120P0" style:volatile="true">
      <number:currency-symbol number:language="en" number:country="DK">kr.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DK">kr.</number:currency-symbol>
      <number:number number:decimal-places="2" number:min-decimal-places="2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DK">kr.</number:currency-symbol>
      <number:number number:decimal-places="2" number:min-decimal-places="0" number:decimal-replacement="--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DK">kr.</number:currency-symbol>
      <number:number number:decimal-places="2" number:min-decimal-places="0" number:decimal-replacement="--" number:min-integer-digits="1" number:grouping="true"/>
      <style:map style:condition="value()&gt;=0" style:apply-style-name="N122P0"/>
    </number:currency-style>
    <number:number-style style:name="N124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6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currency-style style:name="N128P0" style:volatile="true">
      <number:currency-symbol number:language="en" number:country="DK">kr.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8">
      <number:text>-</number:text>
      <number:currency-symbol number:language="en" number:country="DK">kr.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8P0"/>
    </number:currency-style>
    <number:currency-style style:name="N130P0" style:volatile="true">
      <number:currency-symbol number:language="en" number:country="DK">kr.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30">
      <number:text>-</number:text>
      <number:currency-symbol number:language="en" number:country="DK">kr.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30P0"/>
    </number:currency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8P2" style:volatile="true">
      <number:text loext:blank-width-char="-"> </number:text>
      <number:fill-character> </number:fill-character>
      <number:text>- _-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8P0" style:volatile="true">
      <number:number number:decimal-places="0" number:min-decimal-places="0" number:min-integer-digits="1" number:grouping="true"/>
      <number:text> €</number:text>
    </number:number-style>
    <number:number-style style:name="N14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number number:decimal-places="0" number:min-decimal-places="0" number:min-integer-digits="1" number:grouping="true"/>
      <number:text> €</number:text>
    </number:number-style>
    <number:number-style style:name="N14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9P0"/>
    </number:number-style>
    <number:number-style style:name="N151P0" style:volatile="true">
      <number:number number:decimal-places="2" number:min-decimal-places="2" number:min-integer-digits="1" number:grouping="true"/>
      <number:text> €</number:text>
    </number:number-style>
    <number:number-style style:name="N15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1P0"/>
    </number:number-style>
    <number:number-style style:name="N152P0" style:volatile="true">
      <number:number number:decimal-places="2" number:min-decimal-places="2" number:min-integer-digits="1" number:grouping="true"/>
      <number:text> €</number:text>
    </number:number-style>
    <number:number-style style:name="N15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2P0"/>
    </number:number-style>
    <number:date-style style:name="N153">
      <number:day number:style="long"/>
      <number:text>-</number:text>
      <number:month number:textual="true"/>
      <number:text>-</number:text>
      <number:year/>
    </number:date-style>
    <number:date-style style:name="N154">
      <number:day number:style="long"/>
      <number:text>-</number:text>
      <number:month number:textual="true"/>
    </number:date-style>
    <number:date-style style:name="N155">
      <number:month number:textual="true"/>
      <number:text>-</number:text>
      <number:year/>
    </number:date-style>
    <number:time-style style:name="N156">
      <number:hours/>
      <number:text>:</number:text>
      <number:minutes number:style="long"/>
      <number:text> </number:text>
      <number:am-pm/>
    </number:time-style>
    <number:time-style style:name="N15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59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59P0"/>
    </number:number-style>
    <number:number-style style:name="N160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60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60P0"/>
    </number:number-style>
    <number:number-style style:name="N16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62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62P0"/>
    </number:number-style>
    <number:number-style style:name="N163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63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63P0"/>
    </number:number-style>
    <number:number-style style:name="N16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6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6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67">
      <number:text loext:blank-width-char="-"> </number:text>
      <number:text-content/>
      <number:text loext:blank-width-char="-"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7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71P2" style:volatile="true">
      <number:text loext:blank-width-char="-"> </number:text>
      <number:fill-character> </number:fill-character>
      <number:text loext:blank-width-char="-3">- € </number:text>
    </number:number-style>
    <number:text-style style:name="N171">
      <number:text loext:blank-width-char="-"> </number:text>
      <number:text-content/>
      <number:text loext:blank-width-char="-"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7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7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75">
      <number:text loext:blank-width-char="-"> </number:text>
      <number:text-content/>
      <number:text loext:blank-width-char="-"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7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7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79">
      <number:text loext:blank-width-char="-"> </number:text>
      <number:text-content/>
      <number:text loext:blank-width-char="-"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number:number number:decimal-places="0" number:min-decimal-places="0" number:min-integer-digits="1" number:grouping="true"/>
      <number:text> €</number:text>
    </number:number-style>
    <number:number-style style:name="N18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80P0"/>
    </number:number-style>
    <number:number-style style:name="N181P0" style:volatile="true">
      <number:number number:decimal-places="0" number:min-decimal-places="0" number:min-integer-digits="1" number:grouping="true"/>
      <number:text> €</number:text>
    </number:number-style>
    <number:number-style style:name="N18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81P0"/>
    </number:number-style>
    <number:number-style style:name="N182P0" style:volatile="true">
      <number:number number:decimal-places="2" number:min-decimal-places="2" number:min-integer-digits="1" number:grouping="true"/>
      <number:text> €</number:text>
    </number:number-style>
    <number:number-style style:name="N18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82P0"/>
    </number:number-style>
    <number:number-style style:name="N183P0" style:volatile="true">
      <number:number number:decimal-places="2" number:min-decimal-places="2" number:min-integer-digits="1" number:grouping="true"/>
      <number:text> €</number:text>
    </number:number-style>
    <number:number-style style:name="N18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83P0"/>
    </number:number-style>
    <number:number-style style:name="N18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8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84P0"/>
    </number:number-style>
    <number:number-style style:name="N18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8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85P0"/>
    </number:number-style>
    <number:number-style style:name="N18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8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86P0"/>
    </number:number-style>
    <number:number-style style:name="N18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8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87P0"/>
    </number:number-style>
    <number:number-style style:name="N18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8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8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88">
      <number:text loext:blank-width-char="-"> </number:text>
      <number:text-content/>
      <number:text loext:blank-width-char="-"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8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89P2" style:volatile="true">
      <number:text loext:blank-width-char="-"> </number:text>
      <number:fill-character> </number:fill-character>
      <number:text loext:blank-width-char="-3">- € </number:text>
    </number:number-style>
    <number:text-style style:name="N189">
      <number:text loext:blank-width-char="-"> </number:text>
      <number:text-content/>
      <number:text loext:blank-width-char="-"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9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9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90">
      <number:text loext:blank-width-char="-"> </number:text>
      <number:text-content/>
      <number:text loext:blank-width-char="-"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9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9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91">
      <number:text loext:blank-width-char="-"> </number:text>
      <number:text-content/>
      <number:text loext:blank-width-char="-"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0114" number:language="fr" number:country="FR" loext:transliteration-spellout="title cardinal" number:transliteration-language="fr" number:transliteration-country="FR">
      <number:number number:decimal-places="0" number:min-decimal-places="0" number:min-integer-digits="1"/>
    </number:number-style>
    <number:number-style style:name="N10115" number:language="fr" number:country="FR" loext:transliteration-spellout="title DKK" number:transliteration-language="fr" number:transliteration-country="FR">
      <number:number number:decimal-places="0" number:min-decimal-places="0" number:min-integer-digits="1"/>
    </number:number-style>
    <number:number-style style:name="N10116" number:language="fr" number:country="FR" loext:transliteration-spellout="title DKK" number:transliteration-language="fr" number:transliteration-country="FR">
      <number:number number:decimal-places="2" number:min-decimal-places="2" number:min-integer-digits="1"/>
    </number:number-style>
    <number:number-style style:name="N10117" number:language="fr" number:country="FR" loext:transliteration-spellout="upper DKK" number:transliteration-language="fr" number:transliteration-country="FR">
      <number:number number:decimal-places="0" number:min-decimal-places="0" number:min-integer-digits="1"/>
    </number:number-style>
    <number:number-style style:name="N10118" number:language="fr" number:country="FR" loext:transliteration-spellout="upper DKK" number:transliteration-language="fr" number:transliteration-country="FR"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0">00/00/0000</text:date>, <text:time style:data-style-name="N2" text:time-value="23:21:36.8600444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2T18:31:08.051696217</meta:creation-date>
    <dc:date>2024-10-20T23:47:13.719109774</dc:date>
    <meta:editing-duration>PT4H21M58S</meta:editing-duration>
    <meta:editing-cycles>49</meta:editing-cycles>
    <meta:generator>LibreOffice/24.8.2.1$Linux_X86_64 LibreOffice_project/480$Build-1</meta:generator>
    <meta:document-statistic meta:table-count="4" meta:cell-count="2037" meta:object-count="10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7.375cm" svg:height="3.499cm" xlink:href=".." xlink:type="simple" chart:class="chart:bar" chart:style-name="ch1">
        <chart:legend chart:legend-position="end" svg:x="5.186cm" svg:y="0.205cm" style:legend-expansion="high" chart:style-name="ch2"/>
        <chart:plot-area chart:style-name="ch3" table:cell-range-address="Materials.A2:Materials.A8 Materials.E1:Materials.J8" chart:data-source-has-labels="both" svg:x="0.147cm" svg:y="0.069cm" svg:width="4.892cm" svg:height="3.361cm">
          <chart:coordinate-region svg:x="0.781cm" svg:y="0.268cm" svg:width="4.258cm" svg:height="1.591cm"/>
          <chart:axis chart:dimension="x" chart:name="primary-x" chart:style-name="ch4" chartooo:axis-type="auto">
            <chartooo:date-scale/>
            <chart:categories table:cell-range-address="Materials.A2:Materials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terials.E2:Materials.E8" chart:label-cell-address="Materials.E1:Materials.E1" chart:class="chart:bar">
            <chart:data-point chart:repeated="7"/>
          </chart:series>
          <chart:series chart:style-name="ch8" chart:values-cell-range-address="Materials.F2:Materials.F8" chart:label-cell-address="Materials.F1:Materials.F1" chart:class="chart:bar">
            <chart:data-point chart:repeated="7"/>
          </chart:series>
          <chart:series chart:style-name="ch9" chart:values-cell-range-address="Materials.G2:Materials.G8" chart:label-cell-address="Materials.G1:Materials.G1" chart:class="chart:bar">
            <chart:data-point chart:repeated="7"/>
          </chart:series>
          <chart:series chart:style-name="ch10" chart:values-cell-range-address="Materials.H2:Materials.H8" chart:label-cell-address="Materials.H1:Materials.H1" chart:class="chart:bar">
            <chart:data-point chart:repeated="7"/>
          </chart:series>
          <chart:series chart:style-name="ch11" chart:values-cell-range-address="Materials.I2:Materials.I8" chart:label-cell-address="Materials.I1:Materials.I1" chart:class="chart:bar">
            <chart:data-point chart:repeated="7"/>
          </chart:series>
          <chart:series chart:style-name="ch12" chart:values-cell-range-address="Materials.J2:Materials.J8" chart:label-cell-address="Materials.J1:Materials.J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ight</text:p>
                <draw:g>
                  <svg:desc>Materials.E1:Materials.E1</svg:desc>
                </draw:g>
              </table:table-cell>
              <table:table-cell office:value-type="string">
                <text:p>Mana</text:p>
                <draw:g>
                  <svg:desc>Materials.F1:Materials.F1</svg:desc>
                </draw:g>
              </table:table-cell>
              <table:table-cell office:value-type="string">
                <text:p>Slots</text:p>
                <draw:g>
                  <svg:desc>Materials.G1:Materials.G1</svg:desc>
                </draw:g>
              </table:table-cell>
              <table:table-cell office:value-type="string">
                <text:p>Durability</text:p>
                <draw:g>
                  <svg:desc>Materials.H1:Materials.H1</svg:desc>
                </draw:g>
              </table:table-cell>
              <table:table-cell office:value-type="string">
                <text:p>Skill</text:p>
                <draw:g>
                  <svg:desc>Materials.I1:Materials.I1</svg:desc>
                </draw:g>
              </table:table-cell>
              <table:table-cell office:value-type="string">
                <text:p>Damage</text:p>
                <draw:g>
                  <svg:desc>Materials.J1:Materials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Materials.A2:Materials.A8</svg:desc>
                </draw:g>
              </table:table-cell>
              <table:table-cell office:value-type="float" office:value="NaN">
                <text:p>NaN</text:p>
                <draw:g>
                  <svg:desc>Materials.E2:Materials.E8</svg:desc>
                </draw:g>
              </table:table-cell>
              <table:table-cell office:value-type="float" office:value="NaN">
                <text:p>NaN</text:p>
                <draw:g>
                  <svg:desc>Materials.F2:Materials.F8</svg:desc>
                </draw:g>
              </table:table-cell>
              <table:table-cell office:value-type="float" office:value="NaN">
                <text:p>NaN</text:p>
                <draw:g>
                  <svg:desc>Materials.G2:Materials.G8</svg:desc>
                </draw:g>
              </table:table-cell>
              <table:table-cell office:value-type="float" office:value="NaN">
                <text:p>NaN</text:p>
                <draw:g>
                  <svg:desc>Materials.H2:Materials.H8</svg:desc>
                </draw:g>
              </table:table-cell>
              <table:table-cell office:value-type="float" office:value="NaN">
                <text:p>NaN</text:p>
                <draw:g>
                  <svg:desc>Materials.I2:Materials.I8</svg:desc>
                </draw:g>
              </table:table-cell>
              <table:table-cell office:value-type="float" office:value="NaN">
                <text:p>NaN</text:p>
                <draw:g>
                  <svg:desc>Materials.J2:Materials.J8</svg:desc>
                </draw:g>
              </table:table-cell>
            </table:table-row>
            <table:table-row>
              <table:table-cell office:value-type="string">
                <text:p>rock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3.7">
                <text:p>13.7</text:p>
              </table:table-cell>
              <table:table-cell office:value-type="float" office:value="1">
                <text:p>1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granite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silicon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17.2">
                <text:p>17.2</text:p>
              </table:table-cell>
              <table:table-cell office:value-type="float" office:value="4">
                <text:p>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malachite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korund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Jade</text:p>
              </table:table-cell>
              <table:table-cell office:value-type="float" office:value="3">
                <text:p>3</text:p>
              </table:table-cell>
              <table:table-cell office:value-type="float" office:value="28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7.214cm" svg:height="4.162cm" xlink:href=".." xlink:type="simple" chart:class="chart:bar" chart:style-name="ch1">
        <chart:legend chart:legend-position="end" svg:x="5.025cm" svg:y="0.537cm" style:legend-expansion="high" chart:style-name="ch2"/>
        <chart:plot-area chart:style-name="ch3" table:cell-range-address="Materials.A33:Materials.A38 Materials.E1:Materials.J1 Materials.E33:Materials.J38" chart:data-source-has-labels="both" svg:x="0.144cm" svg:y="0.083cm" svg:width="4.737cm" svg:height="3.996cm">
          <chart:coordinate-region svg:x="0.969cm" svg:y="0.083cm" svg:width="3.912cm" svg:height="2.127cm"/>
          <chart:axis chart:dimension="x" chart:name="primary-x" chart:style-name="ch4" chartooo:axis-type="auto">
            <chartooo:date-scale/>
            <chart:categories table:cell-range-address="Materials.A33:Materials.A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terials.E33:Materials.E38" chart:label-cell-address="Materials.E1:Materials.E1" chart:class="chart:bar">
            <chart:data-point chart:repeated="6"/>
          </chart:series>
          <chart:series chart:style-name="ch8" chart:values-cell-range-address="Materials.F33:Materials.F38" chart:label-cell-address="Materials.F1:Materials.F1" chart:class="chart:bar">
            <chart:data-point chart:repeated="6"/>
          </chart:series>
          <chart:series chart:style-name="ch9" chart:values-cell-range-address="Materials.G33:Materials.G38" chart:label-cell-address="Materials.G1:Materials.G1" chart:class="chart:bar">
            <chart:data-point chart:repeated="6"/>
          </chart:series>
          <chart:series chart:style-name="ch10" chart:values-cell-range-address="Materials.H33:Materials.H38" chart:label-cell-address="Materials.H1:Materials.H1" chart:class="chart:bar">
            <chart:data-point chart:repeated="6"/>
          </chart:series>
          <chart:series chart:style-name="ch11" chart:values-cell-range-address="Materials.I33:Materials.I38" chart:label-cell-address="Materials.I1:Materials.I1" chart:class="chart:bar">
            <chart:data-point chart:repeated="6"/>
          </chart:series>
          <chart:series chart:style-name="ch12" chart:values-cell-range-address="Materials.J33:Materials.J38" chart:label-cell-address="Materials.J1:Materials.J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ight</text:p>
                <draw:g>
                  <svg:desc>Materials.E1:Materials.E1</svg:desc>
                </draw:g>
              </table:table-cell>
              <table:table-cell office:value-type="string">
                <text:p>Mana</text:p>
                <draw:g>
                  <svg:desc>Materials.F1:Materials.F1</svg:desc>
                </draw:g>
              </table:table-cell>
              <table:table-cell office:value-type="string">
                <text:p>Slots</text:p>
                <draw:g>
                  <svg:desc>Materials.G1:Materials.G1</svg:desc>
                </draw:g>
              </table:table-cell>
              <table:table-cell office:value-type="string">
                <text:p>Durability</text:p>
                <draw:g>
                  <svg:desc>Materials.H1:Materials.H1</svg:desc>
                </draw:g>
              </table:table-cell>
              <table:table-cell office:value-type="string">
                <text:p>Skill</text:p>
                <draw:g>
                  <svg:desc>Materials.I1:Materials.I1</svg:desc>
                </draw:g>
              </table:table-cell>
              <table:table-cell office:value-type="string">
                <text:p>Damage</text:p>
                <draw:g>
                  <svg:desc>Materials.J1:Materials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onze</text:p>
                <draw:g>
                  <svg:desc>Materials.A33:Materials.A38</svg:desc>
                </draw:g>
              </table:table-cell>
              <table:table-cell office:value-type="float" office:value="6">
                <text:p>6</text:p>
                <draw:g>
                  <svg:desc>Materials.E33:Materials.E38</svg:desc>
                </draw:g>
              </table:table-cell>
              <table:table-cell office:value-type="float" office:value="21">
                <text:p>21</text:p>
                <draw:g>
                  <svg:desc>Materials.F33:Materials.F38</svg:desc>
                </draw:g>
              </table:table-cell>
              <table:table-cell office:value-type="float" office:value="7">
                <text:p>7</text:p>
                <draw:g>
                  <svg:desc>Materials.G33:Materials.G38</svg:desc>
                </draw:g>
              </table:table-cell>
              <table:table-cell office:value-type="float" office:value="21.5">
                <text:p>21.5</text:p>
                <draw:g>
                  <svg:desc>Materials.H33:Materials.H38</svg:desc>
                </draw:g>
              </table:table-cell>
              <table:table-cell office:value-type="float" office:value="7">
                <text:p>7</text:p>
                <draw:g>
                  <svg:desc>Materials.I33:Materials.I38</svg:desc>
                </draw:g>
              </table:table-cell>
              <table:table-cell office:value-type="float" office:value="4.8">
                <text:p>4.8</text:p>
                <draw:g>
                  <svg:desc>Materials.J33:Materials.J38</svg:desc>
                </draw:g>
              </table:table-cell>
            </table:table-row>
            <table:table-row>
              <table:table-cell office:value-type="string">
                <text:p>iron</text:p>
              </table:table-cell>
              <table:table-cell office:value-type="float" office:value="5">
                <text:p>5</text:p>
              </table:table-cell>
              <table:table-cell office:value-type="float" office:value="27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24.9">
                <text:p>24.9</text:p>
              </table:table-cell>
              <table:table-cell office:value-type="float" office:value="9">
                <text:p>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steel</text:p>
              </table:table-cell>
              <table:table-cell office:value-type="float" office:value="5">
                <text:p>5</text:p>
              </table:table-cell>
              <table:table-cell office:value-type="float" office:value="33">
                <text:p>33</text:p>
              </table:table-cell>
              <table:table-cell office:value-type="float" office:value="11">
                <text:p>11</text:p>
              </table:table-cell>
              <table:table-cell office:value-type="float" office:value="28.7">
                <text:p>28.7</text:p>
              </table:table-cell>
              <table:table-cell office:value-type="float" office:value="11">
                <text:p>11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mithrill</text:p>
              </table:table-cell>
              <table:table-cell office:value-type="float" office:value="3">
                <text:p>3</text:p>
              </table:table-cell>
              <table:table-cell office:value-type="float" office:value="36">
                <text:p>36</text:p>
              </table:table-cell>
              <table:table-cell office:value-type="float" office:value="12">
                <text:p>12</text:p>
              </table:table-cell>
              <table:table-cell office:value-type="float" office:value="30.8">
                <text:p>30.8</text:p>
              </table:table-cell>
              <table:table-cell office:value-type="float" office:value="12">
                <text:p>12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adamantium</text:p>
              </table:table-cell>
              <table:table-cell office:value-type="float" office:value="5">
                <text:p>5</text:p>
              </table:table-cell>
              <table:table-cell office:value-type="float" office:value="42">
                <text:p>42</text:p>
              </table:table-cell>
              <table:table-cell office:value-type="float" office:value="14">
                <text:p>14</text:p>
              </table:table-cell>
              <table:table-cell office:value-type="float" office:value="35.4">
                <text:p>35.4</text:p>
              </table:table-cell>
              <table:table-cell office:value-type="float" office:value="14">
                <text:p>14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meteoric</text:p>
              </table:table-cell>
              <table:table-cell office:value-type="float" office:value="4">
                <text:p>4</text:p>
              </table:table-cell>
              <table:table-cell office:value-type="float" office:value="48">
                <text:p>48</text:p>
              </table:table-cell>
              <table:table-cell office:value-type="float" office:value="16">
                <text:p>16</text:p>
              </table:table-cell>
              <table:table-cell office:value-type="float" office:value="40.7">
                <text:p>40.7</text:p>
              </table:table-cell>
              <table:table-cell office:value-type="float" office:value="16">
                <text:p>16</text:p>
              </table:table-cell>
              <table:table-cell office:value-type="float" office:value="7.5">
                <text:p>7.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131cm" svg:height="5.41cm" xlink:href=".." xlink:type="simple" chart:class="chart:bar" chart:style-name="ch1">
        <chart:legend chart:legend-position="end" svg:x="8.732cm" svg:y="0.912cm" style:legend-expansion="high" chart:style-name="ch2"/>
        <chart:plot-area chart:style-name="ch3" table:cell-range-address="Materials.A3:Materials.A8 Materials.K1:Materials.Q1 Materials.K3:Materials.Q8" chart:data-source-has-labels="both" svg:x="0.222cm" svg:y="0.108cm" svg:width="8.288cm" svg:height="5.194cm">
          <chart:coordinate-region svg:x="0.664cm" svg:y="0.307cm" svg:width="7.846cm" svg:height="3.424cm"/>
          <chart:axis chart:dimension="x" chart:name="primary-x" chart:style-name="ch4" chartooo:axis-type="auto">
            <chartooo:date-scale/>
            <chart:categories table:cell-range-address="Materials.A3:Materials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terials.K3:Materials.K8" chart:label-cell-address="Materials.K1:Materials.K1" chart:class="chart:bar">
            <chart:data-point chart:repeated="6"/>
          </chart:series>
          <chart:series chart:style-name="ch8" chart:values-cell-range-address="Materials.L3:Materials.L8" chart:label-cell-address="Materials.L1:Materials.L1" chart:class="chart:bar">
            <chart:data-point chart:repeated="6"/>
          </chart:series>
          <chart:series chart:style-name="ch9" chart:values-cell-range-address="Materials.M3:Materials.M8" chart:label-cell-address="Materials.M1:Materials.M1" chart:class="chart:bar">
            <chart:data-point chart:repeated="6"/>
          </chart:series>
          <chart:series chart:style-name="ch10" chart:values-cell-range-address="Materials.N3:Materials.N8" chart:label-cell-address="Materials.N1:Materials.N1" chart:class="chart:bar">
            <chart:data-point chart:repeated="6"/>
          </chart:series>
          <chart:series chart:style-name="ch11" chart:values-cell-range-address="Materials.O3:Materials.O8" chart:label-cell-address="Materials.O1:Materials.O1" chart:class="chart:bar">
            <chart:data-point chart:repeated="6"/>
          </chart:series>
          <chart:series chart:style-name="ch12" chart:values-cell-range-address="Materials.P3:Materials.P8" chart:label-cell-address="Materials.P1:Materials.P1" chart:class="chart:bar">
            <chart:data-point chart:repeated="6"/>
          </chart:series>
          <chart:series chart:style-name="ch13" chart:values-cell-range-address="Materials.Q3:Materials.Q8" chart:label-cell-address="Materials.Q1:Materials.Q1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.Piercing</text:p>
                <draw:g>
                  <svg:desc>Materials.K1:Materials.K1</svg:desc>
                </draw:g>
              </table:table-cell>
              <table:table-cell office:value-type="string">
                <text:p>A.Slashing</text:p>
                <draw:g>
                  <svg:desc>Materials.L1:Materials.L1</svg:desc>
                </draw:g>
              </table:table-cell>
              <table:table-cell office:value-type="string">
                <text:p>A.Bludg.</text:p>
                <draw:g>
                  <svg:desc>Materials.M1:Materials.M1</svg:desc>
                </draw:g>
              </table:table-cell>
              <table:table-cell office:value-type="string">
                <text:p>A.Termal</text:p>
                <draw:g>
                  <svg:desc>Materials.N1:Materials.N1</svg:desc>
                </draw:g>
              </table:table-cell>
              <table:table-cell office:value-type="string">
                <text:p>A.Chemic</text:p>
                <draw:g>
                  <svg:desc>Materials.O1:Materials.O1</svg:desc>
                </draw:g>
              </table:table-cell>
              <table:table-cell office:value-type="string">
                <text:p>A.Electric</text:p>
                <draw:g>
                  <svg:desc>Materials.P1:Materials.P1</svg:desc>
                </draw:g>
              </table:table-cell>
              <table:table-cell office:value-type="string">
                <text:p>A.General</text:p>
                <draw:g>
                  <svg:desc>Materials.Q1:Materials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ock</text:p>
                <draw:g>
                  <svg:desc>Materials.A3:Materials.A8</svg:desc>
                </draw:g>
              </table:table-cell>
              <table:table-cell office:value-type="float" office:value="3.31662">
                <text:p>3.31662</text:p>
                <draw:g>
                  <svg:desc>Materials.K3:Materials.K8</svg:desc>
                </draw:g>
              </table:table-cell>
              <table:table-cell office:value-type="float" office:value="3.31662">
                <text:p>3.31662</text:p>
                <draw:g>
                  <svg:desc>Materials.L3:Materials.L8</svg:desc>
                </draw:g>
              </table:table-cell>
              <table:table-cell office:value-type="float" office:value="2.6533">
                <text:p>2.6533</text:p>
                <draw:g>
                  <svg:desc>Materials.M3:Materials.M8</svg:desc>
                </draw:g>
              </table:table-cell>
              <table:table-cell office:value-type="float" office:value="3.31662">
                <text:p>3.31662</text:p>
                <draw:g>
                  <svg:desc>Materials.N3:Materials.N8</svg:desc>
                </draw:g>
              </table:table-cell>
              <table:table-cell office:value-type="float" office:value="3.31662">
                <text:p>3.31662</text:p>
                <draw:g>
                  <svg:desc>Materials.O3:Materials.O8</svg:desc>
                </draw:g>
              </table:table-cell>
              <table:table-cell office:value-type="float" office:value="3.31662">
                <text:p>3.31662</text:p>
                <draw:g>
                  <svg:desc>Materials.P3:Materials.P8</svg:desc>
                </draw:g>
              </table:table-cell>
              <table:table-cell office:value-type="float" office:value="3.31662">
                <text:p>3.31662</text:p>
                <draw:g>
                  <svg:desc>Materials.Q3:Materials.Q8</svg:desc>
                </draw:g>
              </table:table-cell>
            </table:table-row>
            <table:table-row>
              <table:table-cell office:value-type="string">
                <text:p>granite</text:p>
              </table:table-cell>
              <table:table-cell office:value-type="float" office:value="3.64829">
                <text:p>3.64829</text:p>
              </table:table-cell>
              <table:table-cell office:value-type="float" office:value="3.64829">
                <text:p>3.64829</text:p>
              </table:table-cell>
              <table:table-cell office:value-type="float" office:value="2.91863">
                <text:p>2.91863</text:p>
              </table:table-cell>
              <table:table-cell office:value-type="float" office:value="3.64829">
                <text:p>3.64829</text:p>
              </table:table-cell>
              <table:table-cell office:value-type="float" office:value="3.64829">
                <text:p>3.64829</text:p>
              </table:table-cell>
              <table:table-cell office:value-type="float" office:value="3.64829">
                <text:p>3.64829</text:p>
              </table:table-cell>
              <table:table-cell office:value-type="float" office:value="3.64829">
                <text:p>3.64829</text:p>
              </table:table-cell>
            </table:table-row>
            <table:table-row>
              <table:table-cell office:value-type="string">
                <text:p>silicon</text:p>
              </table:table-cell>
              <table:table-cell office:value-type="float" office:value="3.82636">
                <text:p>3.82636</text:p>
              </table:table-cell>
              <table:table-cell office:value-type="float" office:value="3.82636">
                <text:p>3.82636</text:p>
              </table:table-cell>
              <table:table-cell office:value-type="float" office:value="3.06108">
                <text:p>3.06108</text:p>
              </table:table-cell>
              <table:table-cell office:value-type="float" office:value="3.82636">
                <text:p>3.82636</text:p>
              </table:table-cell>
              <table:table-cell office:value-type="float" office:value="3.82636">
                <text:p>3.82636</text:p>
              </table:table-cell>
              <table:table-cell office:value-type="float" office:value="3.82636">
                <text:p>3.82636</text:p>
              </table:table-cell>
              <table:table-cell office:value-type="float" office:value="3.82636">
                <text:p>3.82636</text:p>
              </table:table-cell>
            </table:table-row>
            <table:table-row>
              <table:table-cell office:value-type="string">
                <text:p>malachite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3.36719">
                <text:p>3.3671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</table:table-row>
            <table:table-row>
              <table:table-cell office:value-type="string">
                <text:p>korund</text:p>
              </table:table-cell>
              <table:table-cell office:value-type="float" office:value="4.40662">
                <text:p>4.40662</text:p>
              </table:table-cell>
              <table:table-cell office:value-type="float" office:value="4.40662">
                <text:p>4.40662</text:p>
              </table:table-cell>
              <table:table-cell office:value-type="float" office:value="3.75331">
                <text:p>3.75331</text:p>
              </table:table-cell>
              <table:table-cell office:value-type="float" office:value="4.40662">
                <text:p>4.40662</text:p>
              </table:table-cell>
              <table:table-cell office:value-type="float" office:value="4.40662">
                <text:p>4.40662</text:p>
              </table:table-cell>
              <table:table-cell office:value-type="float" office:value="4.40662">
                <text:p>4.40662</text:p>
              </table:table-cell>
              <table:table-cell office:value-type="float" office:value="4.40662">
                <text:p>4.40662</text:p>
              </table:table-cell>
            </table:table-row>
            <table:table-row>
              <table:table-cell office:value-type="string">
                <text:p>Jade</text:p>
              </table:table-cell>
              <table:table-cell office:value-type="float" office:value="4.01767">
                <text:p>4.01767</text:p>
              </table:table-cell>
              <table:table-cell office:value-type="float" office:value="4.01767">
                <text:p>4.01767</text:p>
              </table:table-cell>
              <table:table-cell office:value-type="float" office:value="3.21413">
                <text:p>3.21413</text:p>
              </table:table-cell>
              <table:table-cell office:value-type="float" office:value="4.01767">
                <text:p>4.01767</text:p>
              </table:table-cell>
              <table:table-cell office:value-type="float" office:value="4.01767">
                <text:p>4.01767</text:p>
              </table:table-cell>
              <table:table-cell office:value-type="float" office:value="4.01767">
                <text:p>4.01767</text:p>
              </table:table-cell>
              <table:table-cell office:value-type="float" office:value="4.01767">
                <text:p>4.017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5.389cm" svg:height="4.878cm" xlink:href=".." xlink:type="simple" chart:class="chart:bar" chart:style-name="ch1">
        <chart:legend chart:legend-position="end" svg:x="3.2cm" svg:y="1.144cm" style:legend-expansion="high" chart:style-name="ch2"/>
        <chart:plot-area chart:style-name="ch3" table:cell-range-address="Materials.A10:Materials.A13 Materials.F1:Materials.J1 Materials.F10:Materials.J13" chart:data-source-has-labels="both" svg:x="0.107cm" svg:y="0.097cm" svg:width="2.986cm" svg:height="4.684cm">
          <chart:coordinate-region svg:x="0.741cm" svg:y="0.296cm" svg:width="2.352cm" svg:height="2.751cm"/>
          <chart:axis chart:dimension="x" chart:name="primary-x" chart:style-name="ch4" chartooo:axis-type="auto">
            <chartooo:date-scale/>
            <chart:categories table:cell-range-address="Materials.A10:Materials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terials.F10:Materials.F13" chart:label-cell-address="Materials.F1:Materials.F1" chart:class="chart:bar">
            <chart:data-point chart:repeated="4"/>
          </chart:series>
          <chart:series chart:style-name="ch8" chart:values-cell-range-address="Materials.G10:Materials.G13" chart:label-cell-address="Materials.G1:Materials.G1" chart:class="chart:bar">
            <chart:data-point chart:repeated="4"/>
          </chart:series>
          <chart:series chart:style-name="ch9" chart:values-cell-range-address="Materials.H10:Materials.H13" chart:label-cell-address="Materials.H1:Materials.H1" chart:class="chart:bar">
            <chart:data-point chart:repeated="4"/>
          </chart:series>
          <chart:series chart:style-name="ch10" chart:values-cell-range-address="Materials.I10:Materials.I13" chart:label-cell-address="Materials.I1:Materials.I1" chart:class="chart:bar">
            <chart:data-point chart:repeated="4"/>
          </chart:series>
          <chart:series chart:style-name="ch11" chart:values-cell-range-address="Materials.J10:Materials.J13" chart:label-cell-address="Materials.J1:Materials.J1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na</text:p>
                <draw:g>
                  <svg:desc>Materials.F1:Materials.F1</svg:desc>
                </draw:g>
              </table:table-cell>
              <table:table-cell office:value-type="string">
                <text:p>Slots</text:p>
                <draw:g>
                  <svg:desc>Materials.G1:Materials.G1</svg:desc>
                </draw:g>
              </table:table-cell>
              <table:table-cell office:value-type="string">
                <text:p>Durability</text:p>
                <draw:g>
                  <svg:desc>Materials.H1:Materials.H1</svg:desc>
                </draw:g>
              </table:table-cell>
              <table:table-cell office:value-type="string">
                <text:p>Skill</text:p>
                <draw:g>
                  <svg:desc>Materials.I1:Materials.I1</svg:desc>
                </draw:g>
              </table:table-cell>
              <table:table-cell office:value-type="string">
                <text:p>Damage</text:p>
                <draw:g>
                  <svg:desc>Materials.J1:Materials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hin</text:p>
                <draw:g>
                  <svg:desc>Materials.A10:Materials.A13</svg:desc>
                </draw:g>
              </table:table-cell>
              <table:table-cell office:value-type="float" office:value="6">
                <text:p>6</text:p>
                <draw:g>
                  <svg:desc>Materials.F10:Materials.F13</svg:desc>
                </draw:g>
              </table:table-cell>
              <table:table-cell office:value-type="float" office:value="2">
                <text:p>2</text:p>
                <draw:g>
                  <svg:desc>Materials.G10:Materials.G13</svg:desc>
                </draw:g>
              </table:table-cell>
              <table:table-cell office:value-type="float" office:value="14.8">
                <text:p>14.8</text:p>
                <draw:g>
                  <svg:desc>Materials.H10:Materials.H13</svg:desc>
                </draw:g>
              </table:table-cell>
              <table:table-cell office:value-type="float" office:value="2">
                <text:p>2</text:p>
                <draw:g>
                  <svg:desc>Materials.I10:Materials.I13</svg:desc>
                </draw:g>
              </table:table-cell>
              <table:table-cell office:value-type="float" office:value="3.5">
                <text:p>3.5</text:p>
                <draw:g>
                  <svg:desc>Materials.J10:Materials.J13</svg:desc>
                </draw:g>
              </table:table-cell>
            </table:table-row>
            <table:table-row>
              <table:table-cell office:value-type="string">
                <text:p>thick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17.2">
                <text:p>17.2</text:p>
              </table:table-cell>
              <table:table-cell office:value-type="float" office:value="4">
                <text:p>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tanned thin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black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23.6">
                <text:p>23.6</text:p>
              </table:table-cell>
              <table:table-cell office:value-type="float" office:value="8">
                <text:p>8</text:p>
              </table:table-cell>
              <table:table-cell office:value-type="float" office:value="4.6">
                <text:p>4.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8.974cm" svg:height="4.591cm" xlink:href=".." xlink:type="simple" chart:class="chart:bar" chart:style-name="ch1">
        <chart:legend chart:legend-position="end" svg:x="6.575cm" svg:y="0.502cm" style:legend-expansion="high" chart:style-name="ch2"/>
        <chart:plot-area chart:style-name="ch3" table:cell-range-address="Materials.A10:Materials.A13 Materials.K1:Materials.Q1 Materials.K10:Materials.Q13" chart:data-source-has-labels="both" svg:x="0.179cm" svg:y="0.091cm" svg:width="6.217cm" svg:height="4.409cm">
          <chart:coordinate-region svg:x="0.621cm" svg:y="0.29cm" svg:width="5.775cm" svg:height="3.563cm"/>
          <chart:axis chart:dimension="x" chart:name="primary-x" chart:style-name="ch4" chartooo:axis-type="auto">
            <chartooo:date-scale/>
            <chart:categories table:cell-range-address="Materials.A10:Materials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terials.K10:Materials.K13" chart:label-cell-address="Materials.K1:Materials.K1" chart:class="chart:bar">
            <chart:data-point chart:repeated="4"/>
          </chart:series>
          <chart:series chart:style-name="ch8" chart:values-cell-range-address="Materials.L10:Materials.L13" chart:label-cell-address="Materials.L1:Materials.L1" chart:class="chart:bar">
            <chart:data-point chart:repeated="4"/>
          </chart:series>
          <chart:series chart:style-name="ch9" chart:values-cell-range-address="Materials.M10:Materials.M13" chart:label-cell-address="Materials.M1:Materials.M1" chart:class="chart:bar">
            <chart:data-point chart:repeated="4"/>
          </chart:series>
          <chart:series chart:style-name="ch10" chart:values-cell-range-address="Materials.N10:Materials.N13" chart:label-cell-address="Materials.N1:Materials.N1" chart:class="chart:bar">
            <chart:data-point chart:repeated="4"/>
          </chart:series>
          <chart:series chart:style-name="ch11" chart:values-cell-range-address="Materials.O10:Materials.O13" chart:label-cell-address="Materials.O1:Materials.O1" chart:class="chart:bar">
            <chart:data-point chart:repeated="4"/>
          </chart:series>
          <chart:series chart:style-name="ch12" chart:values-cell-range-address="Materials.P10:Materials.P13" chart:label-cell-address="Materials.P1:Materials.P1" chart:class="chart:bar">
            <chart:data-point chart:repeated="4"/>
          </chart:series>
          <chart:series chart:style-name="ch13" chart:values-cell-range-address="Materials.Q10:Materials.Q13" chart:label-cell-address="Materials.Q1:Materials.Q1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.Piercing</text:p>
                <draw:g>
                  <svg:desc>Materials.K1:Materials.K1</svg:desc>
                </draw:g>
              </table:table-cell>
              <table:table-cell office:value-type="string">
                <text:p>A.Slashing</text:p>
                <draw:g>
                  <svg:desc>Materials.L1:Materials.L1</svg:desc>
                </draw:g>
              </table:table-cell>
              <table:table-cell office:value-type="string">
                <text:p>A.Bludg.</text:p>
                <draw:g>
                  <svg:desc>Materials.M1:Materials.M1</svg:desc>
                </draw:g>
              </table:table-cell>
              <table:table-cell office:value-type="string">
                <text:p>A.Termal</text:p>
                <draw:g>
                  <svg:desc>Materials.N1:Materials.N1</svg:desc>
                </draw:g>
              </table:table-cell>
              <table:table-cell office:value-type="string">
                <text:p>A.Chemic</text:p>
                <draw:g>
                  <svg:desc>Materials.O1:Materials.O1</svg:desc>
                </draw:g>
              </table:table-cell>
              <table:table-cell office:value-type="string">
                <text:p>A.Electric</text:p>
                <draw:g>
                  <svg:desc>Materials.P1:Materials.P1</svg:desc>
                </draw:g>
              </table:table-cell>
              <table:table-cell office:value-type="string">
                <text:p>A.General</text:p>
                <draw:g>
                  <svg:desc>Materials.Q1:Materials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hin</text:p>
                <draw:g>
                  <svg:desc>Materials.A10:Materials.A13</svg:desc>
                </draw:g>
              </table:table-cell>
              <table:table-cell office:value-type="float" office:value="2.7828">
                <text:p>2.7828</text:p>
                <draw:g>
                  <svg:desc>Materials.K10:Materials.K13</svg:desc>
                </draw:g>
              </table:table-cell>
              <table:table-cell office:value-type="float" office:value="3.47851">
                <text:p>3.47851</text:p>
                <draw:g>
                  <svg:desc>Materials.L10:Materials.L13</svg:desc>
                </draw:g>
              </table:table-cell>
              <table:table-cell office:value-type="float" office:value="3.47851">
                <text:p>3.47851</text:p>
                <draw:g>
                  <svg:desc>Materials.M10:Materials.M13</svg:desc>
                </draw:g>
              </table:table-cell>
              <table:table-cell office:value-type="float" office:value="3.47851">
                <text:p>3.47851</text:p>
                <draw:g>
                  <svg:desc>Materials.N10:Materials.N13</svg:desc>
                </draw:g>
              </table:table-cell>
              <table:table-cell office:value-type="float" office:value="3.47851">
                <text:p>3.47851</text:p>
                <draw:g>
                  <svg:desc>Materials.O10:Materials.O13</svg:desc>
                </draw:g>
              </table:table-cell>
              <table:table-cell office:value-type="float" office:value="3.47851">
                <text:p>3.47851</text:p>
                <draw:g>
                  <svg:desc>Materials.P10:Materials.P13</svg:desc>
                </draw:g>
              </table:table-cell>
              <table:table-cell office:value-type="float" office:value="3.47851">
                <text:p>3.47851</text:p>
                <draw:g>
                  <svg:desc>Materials.Q10:Materials.Q13</svg:desc>
                </draw:g>
              </table:table-cell>
            </table:table-row>
            <table:table-row>
              <table:table-cell office:value-type="string">
                <text:p>thick</text:p>
              </table:table-cell>
              <table:table-cell office:value-type="float" office:value="3.06108">
                <text:p>3.06108</text:p>
              </table:table-cell>
              <table:table-cell office:value-type="float" office:value="3.82636">
                <text:p>3.82636</text:p>
              </table:table-cell>
              <table:table-cell office:value-type="float" office:value="3.82636">
                <text:p>3.82636</text:p>
              </table:table-cell>
              <table:table-cell office:value-type="float" office:value="3.82636">
                <text:p>3.82636</text:p>
              </table:table-cell>
              <table:table-cell office:value-type="float" office:value="3.82636">
                <text:p>3.82636</text:p>
              </table:table-cell>
              <table:table-cell office:value-type="float" office:value="3.82636">
                <text:p>3.82636</text:p>
              </table:table-cell>
              <table:table-cell office:value-type="float" office:value="3.82636">
                <text:p>3.82636</text:p>
              </table:table-cell>
            </table:table-row>
            <table:table-row>
              <table:table-cell office:value-type="string">
                <text:p>tanned thin</text:p>
              </table:table-cell>
              <table:table-cell office:value-type="float" office:value="3.36719">
                <text:p>3.3671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</table:table-row>
            <table:table-row>
              <table:table-cell office:value-type="string">
                <text:p>black</text:p>
              </table:table-cell>
              <table:table-cell office:value-type="float" office:value="3.66428">
                <text:p>3.66428</text:p>
              </table:table-cell>
              <table:table-cell office:value-type="float" office:value="4.61851">
                <text:p>4.61851</text:p>
              </table:table-cell>
              <table:table-cell office:value-type="float" office:value="4.61851">
                <text:p>4.61851</text:p>
              </table:table-cell>
              <table:table-cell office:value-type="float" office:value="4.61851">
                <text:p>4.61851</text:p>
              </table:table-cell>
              <table:table-cell office:value-type="float" office:value="4.61851">
                <text:p>4.61851</text:p>
              </table:table-cell>
              <table:table-cell office:value-type="float" office:value="4.61851">
                <text:p>4.61851</text:p>
              </table:table-cell>
              <table:table-cell office:value-type="float" office:value="4.61851">
                <text:p>4.618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5.419cm" svg:height="5.517cm" xlink:href=".." xlink:type="simple" chart:class="chart:bar" chart:style-name="ch1">
        <chart:legend chart:legend-position="end" svg:x="3.23cm" svg:y="1.463cm" style:legend-expansion="high" chart:style-name="ch2"/>
        <chart:plot-area chart:style-name="ch3" table:cell-range-address="Materials.A15:Materials.A20 Materials.F1:Materials.J1 Materials.F15:Materials.J20" chart:data-source-has-labels="both" svg:x="0.108cm" svg:y="0.11cm" svg:width="3.014cm" svg:height="5.297cm">
          <chart:coordinate-region svg:x="1.039cm" svg:y="0.11cm" svg:width="2.083cm" svg:height="3.577cm"/>
          <chart:axis chart:dimension="x" chart:name="primary-x" chart:style-name="ch4" chartooo:axis-type="auto">
            <chartooo:date-scale/>
            <chart:categories table:cell-range-address="Materials.A15:Materials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terials.F15:Materials.F20" chart:label-cell-address="Materials.F1:Materials.F1" chart:class="chart:bar">
            <chart:data-point chart:repeated="6"/>
          </chart:series>
          <chart:series chart:style-name="ch8" chart:values-cell-range-address="Materials.G15:Materials.G20" chart:label-cell-address="Materials.G1:Materials.G1" chart:class="chart:bar">
            <chart:data-point chart:repeated="6"/>
          </chart:series>
          <chart:series chart:style-name="ch9" chart:values-cell-range-address="Materials.H15:Materials.H20" chart:label-cell-address="Materials.H1:Materials.H1" chart:class="chart:bar">
            <chart:data-point chart:repeated="6"/>
          </chart:series>
          <chart:series chart:style-name="ch10" chart:values-cell-range-address="Materials.I15:Materials.I20" chart:label-cell-address="Materials.I1:Materials.I1" chart:class="chart:bar">
            <chart:data-point chart:repeated="6"/>
          </chart:series>
          <chart:series chart:style-name="ch11" chart:values-cell-range-address="Materials.J15:Materials.J20" chart:label-cell-address="Materials.J1:Materials.J1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na</text:p>
                <draw:g>
                  <svg:desc>Materials.F1:Materials.F1</svg:desc>
                </draw:g>
              </table:table-cell>
              <table:table-cell office:value-type="string">
                <text:p>Slots</text:p>
                <draw:g>
                  <svg:desc>Materials.G1:Materials.G1</svg:desc>
                </draw:g>
              </table:table-cell>
              <table:table-cell office:value-type="string">
                <text:p>Durability</text:p>
                <draw:g>
                  <svg:desc>Materials.H1:Materials.H1</svg:desc>
                </draw:g>
              </table:table-cell>
              <table:table-cell office:value-type="string">
                <text:p>Skill</text:p>
                <draw:g>
                  <svg:desc>Materials.I1:Materials.I1</svg:desc>
                </draw:g>
              </table:table-cell>
              <table:table-cell office:value-type="string">
                <text:p>Damage</text:p>
                <draw:g>
                  <svg:desc>Materials.J1:Materials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olf hide</text:p>
                <draw:g>
                  <svg:desc>Materials.A15:Materials.A20</svg:desc>
                </draw:g>
              </table:table-cell>
              <table:table-cell office:value-type="float" office:value="8">
                <text:p>8</text:p>
                <draw:g>
                  <svg:desc>Materials.F15:Materials.F20</svg:desc>
                </draw:g>
              </table:table-cell>
              <table:table-cell office:value-type="float" office:value="3">
                <text:p>3</text:p>
                <draw:g>
                  <svg:desc>Materials.G15:Materials.G20</svg:desc>
                </draw:g>
              </table:table-cell>
              <table:table-cell office:value-type="float" office:value="13">
                <text:p>13</text:p>
                <draw:g>
                  <svg:desc>Materials.H15:Materials.H20</svg:desc>
                </draw:g>
              </table:table-cell>
              <table:table-cell office:value-type="float" office:value="3">
                <text:p>3</text:p>
                <draw:g>
                  <svg:desc>Materials.I15:Materials.I20</svg:desc>
                </draw:g>
              </table:table-cell>
              <table:table-cell office:value-type="float" office:value="3.5">
                <text:p>3.5</text:p>
                <draw:g>
                  <svg:desc>Materials.J15:Materials.J20</svg:desc>
                </draw:g>
              </table:table-cell>
            </table:table-row>
            <table:table-row>
              <table:table-cell office:value-type="string">
                <text:p>wolf hide white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tiger hide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iger hide white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23.1">
                <text:p>23.1</text:p>
              </table:table-cell>
              <table:table-cell office:value-type="float" office:value="8">
                <text:p>8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hyena hide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cheetah hide</text:p>
              </table:table-cell>
              <table:table-cell office:value-type="float" office:value="34">
                <text:p>34</text:p>
              </table:table-cell>
              <table:table-cell office:value-type="float" office:value="11">
                <text:p>11</text:p>
              </table:table-cell>
              <table:table-cell office:value-type="float" office:value="24">
                <text:p>24</text:p>
              </table:table-cell>
              <table:table-cell office:value-type="float" office:value="9">
                <text:p>9</text:p>
              </table:table-cell>
              <table:table-cell office:value-type="float" office:value="4.7">
                <text:p>4.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729cm" svg:height="5.763cm" xlink:href=".." xlink:type="simple" chart:class="chart:bar" chart:style-name="ch1">
        <chart:legend chart:legend-position="end" svg:x="8.33cm" svg:y="1.088cm" style:legend-expansion="high" chart:style-name="ch2"/>
        <chart:plot-area chart:style-name="ch3" table:cell-range-address="Materials.A15:Materials.A20 Materials.K1:Materials.Q1 Materials.K15:Materials.Q20" chart:data-source-has-labels="both" svg:x="0.214cm" svg:y="0.115cm" svg:width="7.902cm" svg:height="5.533cm">
          <chart:coordinate-region svg:x="0.719cm" svg:y="0.314cm" svg:width="7.397cm" svg:height="3.168cm"/>
          <chart:axis chart:dimension="x" chart:name="primary-x" chart:style-name="ch4" chartooo:axis-type="auto">
            <chartooo:date-scale/>
            <chart:categories table:cell-range-address="Materials.A15:Materials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terials.K15:Materials.K20" chart:label-cell-address="Materials.K1:Materials.K1" chart:class="chart:bar">
            <chart:data-point chart:repeated="6"/>
          </chart:series>
          <chart:series chart:style-name="ch8" chart:values-cell-range-address="Materials.L15:Materials.L20" chart:label-cell-address="Materials.L1:Materials.L1" chart:class="chart:bar">
            <chart:data-point chart:repeated="6"/>
          </chart:series>
          <chart:series chart:style-name="ch9" chart:values-cell-range-address="Materials.M15:Materials.M20" chart:label-cell-address="Materials.M1:Materials.M1" chart:class="chart:bar">
            <chart:data-point chart:repeated="6"/>
          </chart:series>
          <chart:series chart:style-name="ch10" chart:values-cell-range-address="Materials.N15:Materials.N20" chart:label-cell-address="Materials.N1:Materials.N1" chart:class="chart:bar">
            <chart:data-point chart:repeated="6"/>
          </chart:series>
          <chart:series chart:style-name="ch11" chart:values-cell-range-address="Materials.O15:Materials.O20" chart:label-cell-address="Materials.O1:Materials.O1" chart:class="chart:bar">
            <chart:data-point chart:repeated="6"/>
          </chart:series>
          <chart:series chart:style-name="ch12" chart:values-cell-range-address="Materials.P15:Materials.P20" chart:label-cell-address="Materials.P1:Materials.P1" chart:class="chart:bar">
            <chart:data-point chart:repeated="6"/>
          </chart:series>
          <chart:series chart:style-name="ch13" chart:values-cell-range-address="Materials.Q15:Materials.Q20" chart:label-cell-address="Materials.Q1:Materials.Q1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.Piercing</text:p>
                <draw:g>
                  <svg:desc>Materials.K1:Materials.K1</svg:desc>
                </draw:g>
              </table:table-cell>
              <table:table-cell office:value-type="string">
                <text:p>A.Slashing</text:p>
                <draw:g>
                  <svg:desc>Materials.L1:Materials.L1</svg:desc>
                </draw:g>
              </table:table-cell>
              <table:table-cell office:value-type="string">
                <text:p>A.Bludg.</text:p>
                <draw:g>
                  <svg:desc>Materials.M1:Materials.M1</svg:desc>
                </draw:g>
              </table:table-cell>
              <table:table-cell office:value-type="string">
                <text:p>A.Termal</text:p>
                <draw:g>
                  <svg:desc>Materials.N1:Materials.N1</svg:desc>
                </draw:g>
              </table:table-cell>
              <table:table-cell office:value-type="string">
                <text:p>A.Chemic</text:p>
                <draw:g>
                  <svg:desc>Materials.O1:Materials.O1</svg:desc>
                </draw:g>
              </table:table-cell>
              <table:table-cell office:value-type="string">
                <text:p>A.Electric</text:p>
                <draw:g>
                  <svg:desc>Materials.P1:Materials.P1</svg:desc>
                </draw:g>
              </table:table-cell>
              <table:table-cell office:value-type="string">
                <text:p>A.General</text:p>
                <draw:g>
                  <svg:desc>Materials.Q1:Materials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olf hide</text:p>
                <draw:g>
                  <svg:desc>Materials.A15:Materials.A20</svg:desc>
                </draw:g>
              </table:table-cell>
              <table:table-cell office:value-type="float" office:value="3.52414">
                <text:p>3.52414</text:p>
                <draw:g>
                  <svg:desc>Materials.K15:Materials.K20</svg:desc>
                </draw:g>
              </table:table-cell>
              <table:table-cell office:value-type="float" office:value="3.52414">
                <text:p>3.52414</text:p>
                <draw:g>
                  <svg:desc>Materials.L15:Materials.L20</svg:desc>
                </draw:g>
              </table:table-cell>
              <table:table-cell office:value-type="float" office:value="2.61863">
                <text:p>2.61863</text:p>
                <draw:g>
                  <svg:desc>Materials.M15:Materials.M20</svg:desc>
                </draw:g>
              </table:table-cell>
              <table:table-cell office:value-type="float" office:value="3.52414">
                <text:p>3.52414</text:p>
                <draw:g>
                  <svg:desc>Materials.N15:Materials.N20</svg:desc>
                </draw:g>
              </table:table-cell>
              <table:table-cell office:value-type="float" office:value="3.52414">
                <text:p>3.52414</text:p>
                <draw:g>
                  <svg:desc>Materials.O15:Materials.O20</svg:desc>
                </draw:g>
              </table:table-cell>
              <table:table-cell office:value-type="float" office:value="3.52414">
                <text:p>3.52414</text:p>
                <draw:g>
                  <svg:desc>Materials.P15:Materials.P20</svg:desc>
                </draw:g>
              </table:table-cell>
              <table:table-cell office:value-type="float" office:value="3.52414">
                <text:p>3.52414</text:p>
                <draw:g>
                  <svg:desc>Materials.Q15:Materials.Q20</svg:desc>
                </draw:g>
              </table:table-cell>
            </table:table-row>
            <table:table-row>
              <table:table-cell office:value-type="string">
                <text:p>wolf hide white</text:p>
              </table:table-cell>
              <table:table-cell office:value-type="float" office:value="3.82829">
                <text:p>3.82829</text:p>
              </table:table-cell>
              <table:table-cell office:value-type="float" office:value="3.82829">
                <text:p>3.82829</text:p>
              </table:table-cell>
              <table:table-cell office:value-type="float" office:value="2.91863">
                <text:p>2.91863</text:p>
              </table:table-cell>
              <table:table-cell office:value-type="float" office:value="3.82829">
                <text:p>3.82829</text:p>
              </table:table-cell>
              <table:table-cell office:value-type="float" office:value="3.82829">
                <text:p>3.82829</text:p>
              </table:table-cell>
              <table:table-cell office:value-type="float" office:value="3.82829">
                <text:p>3.82829</text:p>
              </table:table-cell>
              <table:table-cell office:value-type="float" office:value="3.82829">
                <text:p>3.82829</text:p>
              </table:table-cell>
            </table:table-row>
            <table:table-row>
              <table:table-cell office:value-type="string">
                <text:p>tiger hide</text:p>
              </table:table-cell>
              <table:table-cell office:value-type="float" office:value="4.02989">
                <text:p>4.02989</text:p>
              </table:table-cell>
              <table:table-cell office:value-type="float" office:value="4.02989">
                <text:p>4.02989</text:p>
              </table:table-cell>
              <table:table-cell office:value-type="float" office:value="3.10391">
                <text:p>3.10391</text:p>
              </table:table-cell>
              <table:table-cell office:value-type="float" office:value="4.02989">
                <text:p>4.02989</text:p>
              </table:table-cell>
              <table:table-cell office:value-type="float" office:value="4.02989">
                <text:p>4.02989</text:p>
              </table:table-cell>
              <table:table-cell office:value-type="float" office:value="4.02989">
                <text:p>4.02989</text:p>
              </table:table-cell>
              <table:table-cell office:value-type="float" office:value="4.02989">
                <text:p>4.02989</text:p>
              </table:table-cell>
            </table:table-row>
            <table:table-row>
              <table:table-cell office:value-type="string">
                <text:p>tiger hide white</text:p>
              </table:table-cell>
              <table:table-cell office:value-type="float" office:value="4.62989">
                <text:p>4.62989</text:p>
              </table:table-cell>
              <table:table-cell office:value-type="float" office:value="4.62989">
                <text:p>4.62989</text:p>
              </table:table-cell>
              <table:table-cell office:value-type="float" office:value="3.70391">
                <text:p>3.70391</text:p>
              </table:table-cell>
              <table:table-cell office:value-type="float" office:value="4.62989">
                <text:p>4.62989</text:p>
              </table:table-cell>
              <table:table-cell office:value-type="float" office:value="4.62989">
                <text:p>4.62989</text:p>
              </table:table-cell>
              <table:table-cell office:value-type="float" office:value="4.62989">
                <text:p>4.62989</text:p>
              </table:table-cell>
              <table:table-cell office:value-type="float" office:value="4.62989">
                <text:p>4.62989</text:p>
              </table:table-cell>
            </table:table-row>
            <table:table-row>
              <table:table-cell office:value-type="string">
                <text:p>hyena hide</text:p>
              </table:table-cell>
              <table:table-cell office:value-type="float" office:value="4.52414">
                <text:p>4.52414</text:p>
              </table:table-cell>
              <table:table-cell office:value-type="float" office:value="4.52414">
                <text:p>4.52414</text:p>
              </table:table-cell>
              <table:table-cell office:value-type="float" office:value="3.61863">
                <text:p>3.61863</text:p>
              </table:table-cell>
              <table:table-cell office:value-type="float" office:value="4.52414">
                <text:p>4.52414</text:p>
              </table:table-cell>
              <table:table-cell office:value-type="float" office:value="4.52414">
                <text:p>4.52414</text:p>
              </table:table-cell>
              <table:table-cell office:value-type="float" office:value="4.52414">
                <text:p>4.52414</text:p>
              </table:table-cell>
              <table:table-cell office:value-type="float" office:value="4.52414">
                <text:p>4.52414</text:p>
              </table:table-cell>
            </table:table-row>
            <table:table-row>
              <table:table-cell office:value-type="string">
                <text:p>cheetah hide</text:p>
              </table:table-cell>
              <table:table-cell office:value-type="float" office:value="4.74829">
                <text:p>4.74829</text:p>
              </table:table-cell>
              <table:table-cell office:value-type="float" office:value="4.74829">
                <text:p>4.74829</text:p>
              </table:table-cell>
              <table:table-cell office:value-type="float" office:value="3.81863">
                <text:p>3.81863</text:p>
              </table:table-cell>
              <table:table-cell office:value-type="float" office:value="4.74829">
                <text:p>4.74829</text:p>
              </table:table-cell>
              <table:table-cell office:value-type="float" office:value="4.74829">
                <text:p>4.74829</text:p>
              </table:table-cell>
              <table:table-cell office:value-type="float" office:value="4.74829">
                <text:p>4.74829</text:p>
              </table:table-cell>
              <table:table-cell office:value-type="float" office:value="4.74829">
                <text:p>4.7482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7.108cm" svg:height="6.157cm" xlink:href=".." xlink:type="simple" chart:class="chart:bar" chart:style-name="ch1">
        <chart:legend chart:legend-position="end" svg:x="4.919cm" svg:y="1.783cm" style:legend-expansion="high" chart:style-name="ch2"/>
        <chart:plot-area chart:style-name="ch3" table:cell-range-address="Materials.A22:Materials.A31 Materials.F1:Materials.J1 Materials.F22:Materials.J31" chart:data-source-has-labels="both" svg:x="0.142cm" svg:y="0.123cm" svg:width="4.635cm" svg:height="5.911cm">
          <chart:coordinate-region svg:x="1.361cm" svg:y="0.322cm" svg:width="3.393cm" svg:height="3.734cm"/>
          <chart:axis chart:dimension="x" chart:name="primary-x" chart:style-name="ch4" chartooo:axis-type="auto">
            <chartooo:date-scale/>
            <chart:categories table:cell-range-address="Materials.A22:Materials.A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terials.F22:Materials.F31" chart:label-cell-address="Materials.F1:Materials.F1" chart:class="chart:bar">
            <chart:data-point chart:repeated="10"/>
          </chart:series>
          <chart:series chart:style-name="ch8" chart:values-cell-range-address="Materials.G22:Materials.G31" chart:label-cell-address="Materials.G1:Materials.G1" chart:class="chart:bar">
            <chart:data-point chart:repeated="10"/>
          </chart:series>
          <chart:series chart:style-name="ch9" chart:values-cell-range-address="Materials.H22:Materials.H31" chart:label-cell-address="Materials.H1:Materials.H1" chart:class="chart:bar">
            <chart:data-point chart:repeated="10"/>
          </chart:series>
          <chart:series chart:style-name="ch10" chart:values-cell-range-address="Materials.I22:Materials.I31" chart:label-cell-address="Materials.I1:Materials.I1" chart:class="chart:bar">
            <chart:data-point chart:repeated="10"/>
          </chart:series>
          <chart:series chart:style-name="ch11" chart:values-cell-range-address="Materials.J22:Materials.J31" chart:label-cell-address="Materials.J1:Materials.J1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na</text:p>
                <draw:g>
                  <svg:desc>Materials.F1:Materials.F1</svg:desc>
                </draw:g>
              </table:table-cell>
              <table:table-cell office:value-type="string">
                <text:p>Slots</text:p>
                <draw:g>
                  <svg:desc>Materials.G1:Materials.G1</svg:desc>
                </draw:g>
              </table:table-cell>
              <table:table-cell office:value-type="string">
                <text:p>Durability</text:p>
                <draw:g>
                  <svg:desc>Materials.H1:Materials.H1</svg:desc>
                </draw:g>
              </table:table-cell>
              <table:table-cell office:value-type="string">
                <text:p>Skill</text:p>
                <draw:g>
                  <svg:desc>Materials.I1:Materials.I1</svg:desc>
                </draw:g>
              </table:table-cell>
              <table:table-cell office:value-type="string">
                <text:p>Damage</text:p>
                <draw:g>
                  <svg:desc>Materials.J1:Materials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een lizard</text:p>
                <draw:g>
                  <svg:desc>Materials.A22:Materials.A31</svg:desc>
                </draw:g>
              </table:table-cell>
              <table:table-cell office:value-type="float" office:value="12">
                <text:p>12</text:p>
                <draw:g>
                  <svg:desc>Materials.F22:Materials.F31</svg:desc>
                </draw:g>
              </table:table-cell>
              <table:table-cell office:value-type="float" office:value="4">
                <text:p>4</text:p>
                <draw:g>
                  <svg:desc>Materials.G22:Materials.G31</svg:desc>
                </draw:g>
              </table:table-cell>
              <table:table-cell office:value-type="float" office:value="17.2">
                <text:p>17.2</text:p>
                <draw:g>
                  <svg:desc>Materials.H22:Materials.H31</svg:desc>
                </draw:g>
              </table:table-cell>
              <table:table-cell office:value-type="float" office:value="4">
                <text:p>4</text:p>
                <draw:g>
                  <svg:desc>Materials.I22:Materials.I31</svg:desc>
                </draw:g>
              </table:table-cell>
              <table:table-cell office:value-type="float" office:value="3.9">
                <text:p>3.9</text:p>
                <draw:g>
                  <svg:desc>Materials.J22:Materials.J31</svg:desc>
                </draw:g>
              </table:table-cell>
            </table:table-row>
            <table:table-row>
              <table:table-cell office:value-type="string">
                <text:p>blue lizard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troll green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21.5">
                <text:p>21.5</text:p>
              </table:table-cell>
              <table:table-cell office:value-type="float" office:value="7">
                <text:p>7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troll blue</text:p>
              </table:table-cell>
              <table:table-cell office:value-type="float" office:value="27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24.9">
                <text:p>24.9</text:p>
              </table:table-cell>
              <table:table-cell office:value-type="float" office:value="9">
                <text:p>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troll black</text:p>
              </table:table-cell>
              <table:table-cell office:value-type="float" office:value="33">
                <text:p>33</text:p>
              </table:table-cell>
              <table:table-cell office:value-type="float" office:value="11">
                <text:p>11</text:p>
              </table:table-cell>
              <table:table-cell office:value-type="float" office:value="28.7">
                <text:p>28.7</text:p>
              </table:table-cell>
              <table:table-cell office:value-type="float" office:value="11">
                <text:p>11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desert lizard</text:p>
              </table:table-cell>
              <table:table-cell office:value-type="float" office:value="34">
                <text:p>34</text:p>
              </table:table-cell>
              <table:table-cell office:value-type="float" office:value="11">
                <text:p>11</text:p>
              </table:table-cell>
              <table:table-cell office:value-type="float" office:value="29.3">
                <text:p>29.3</text:p>
              </table:table-cell>
              <table:table-cell office:value-type="float" office:value="11">
                <text:p>11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black lizard</text:p>
              </table:table-cell>
              <table:table-cell office:value-type="float" office:value="35">
                <text:p>35</text:p>
              </table:table-cell>
              <table:table-cell office:value-type="float" office:value="12">
                <text:p>12</text:p>
              </table:table-cell>
              <table:table-cell office:value-type="float" office:value="29.9">
                <text:p>29.9</text:p>
              </table:table-cell>
              <table:table-cell office:value-type="float" office:value="12">
                <text:p>12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dragon red</text:p>
              </table:table-cell>
              <table:table-cell office:value-type="float" office:value="36">
                <text:p>36</text:p>
              </table:table-cell>
              <table:table-cell office:value-type="float" office:value="12">
                <text:p>12</text:p>
              </table:table-cell>
              <table:table-cell office:value-type="float" office:value="30.8">
                <text:p>30.8</text:p>
              </table:table-cell>
              <table:table-cell office:value-type="float" office:value="12">
                <text:p>12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dragon green</text:p>
              </table:table-cell>
              <table:table-cell office:value-type="float" office:value="42">
                <text:p>42</text:p>
              </table:table-cell>
              <table:table-cell office:value-type="float" office:value="14">
                <text:p>14</text:p>
              </table:table-cell>
              <table:table-cell office:value-type="float" office:value="35.4">
                <text:p>35.4</text:p>
              </table:table-cell>
              <table:table-cell office:value-type="float" office:value="14">
                <text:p>14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dragon black</text:p>
              </table:table-cell>
              <table:table-cell office:value-type="float" office:value="48">
                <text:p>48</text:p>
              </table:table-cell>
              <table:table-cell office:value-type="float" office:value="16">
                <text:p>16</text:p>
              </table:table-cell>
              <table:table-cell office:value-type="float" office:value="40.7">
                <text:p>40.7</text:p>
              </table:table-cell>
              <table:table-cell office:value-type="float" office:value="16">
                <text:p>16</text:p>
              </table:table-cell>
              <table:table-cell office:value-type="float" office:value="6.8">
                <text:p>6.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012cm" svg:height="6.215cm" xlink:href=".." xlink:type="simple" chart:class="chart:bar" chart:style-name="ch1">
        <chart:legend chart:legend-position="end" svg:x="7.613cm" svg:y="1.314cm" style:legend-expansion="high" chart:style-name="ch2"/>
        <chart:plot-area chart:style-name="ch3" table:cell-range-address="Materials.A22:Materials.A31 Materials.K1:Materials.Q1 Materials.K22:Materials.Q31" chart:data-source-has-labels="both" svg:x="0.2cm" svg:y="0.124cm" svg:width="7.213cm" svg:height="5.967cm">
          <chart:coordinate-region svg:x="1.307cm" svg:y="0.323cm" svg:width="6.106cm" svg:height="3.791cm"/>
          <chart:axis chart:dimension="x" chart:name="primary-x" chart:style-name="ch4" chartooo:axis-type="auto">
            <chartooo:date-scale/>
            <chart:categories table:cell-range-address="Materials.A22:Materials.A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terials.K22:Materials.K31" chart:label-cell-address="Materials.K1:Materials.K1" chart:class="chart:bar">
            <chart:data-point chart:repeated="10"/>
          </chart:series>
          <chart:series chart:style-name="ch8" chart:values-cell-range-address="Materials.L22:Materials.L31" chart:label-cell-address="Materials.L1:Materials.L1" chart:class="chart:bar">
            <chart:data-point chart:repeated="10"/>
          </chart:series>
          <chart:series chart:style-name="ch9" chart:values-cell-range-address="Materials.M22:Materials.M31" chart:label-cell-address="Materials.M1:Materials.M1" chart:class="chart:bar">
            <chart:data-point chart:repeated="10"/>
          </chart:series>
          <chart:series chart:style-name="ch10" chart:values-cell-range-address="Materials.N22:Materials.N31" chart:label-cell-address="Materials.N1:Materials.N1" chart:class="chart:bar">
            <chart:data-point chart:repeated="10"/>
          </chart:series>
          <chart:series chart:style-name="ch11" chart:values-cell-range-address="Materials.O22:Materials.O31" chart:label-cell-address="Materials.O1:Materials.O1" chart:class="chart:bar">
            <chart:data-point chart:repeated="10"/>
          </chart:series>
          <chart:series chart:style-name="ch12" chart:values-cell-range-address="Materials.P22:Materials.P31" chart:label-cell-address="Materials.P1:Materials.P1" chart:class="chart:bar">
            <chart:data-point chart:repeated="10"/>
          </chart:series>
          <chart:series chart:style-name="ch13" chart:values-cell-range-address="Materials.Q22:Materials.Q31" chart:label-cell-address="Materials.Q1:Materials.Q1" chart:class="chart:ba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.Piercing</text:p>
                <draw:g>
                  <svg:desc>Materials.K1:Materials.K1</svg:desc>
                </draw:g>
              </table:table-cell>
              <table:table-cell office:value-type="string">
                <text:p>A.Slashing</text:p>
                <draw:g>
                  <svg:desc>Materials.L1:Materials.L1</svg:desc>
                </draw:g>
              </table:table-cell>
              <table:table-cell office:value-type="string">
                <text:p>A.Bludg.</text:p>
                <draw:g>
                  <svg:desc>Materials.M1:Materials.M1</svg:desc>
                </draw:g>
              </table:table-cell>
              <table:table-cell office:value-type="string">
                <text:p>A.Termal</text:p>
                <draw:g>
                  <svg:desc>Materials.N1:Materials.N1</svg:desc>
                </draw:g>
              </table:table-cell>
              <table:table-cell office:value-type="string">
                <text:p>A.Chemic</text:p>
                <draw:g>
                  <svg:desc>Materials.O1:Materials.O1</svg:desc>
                </draw:g>
              </table:table-cell>
              <table:table-cell office:value-type="string">
                <text:p>A.Electric</text:p>
                <draw:g>
                  <svg:desc>Materials.P1:Materials.P1</svg:desc>
                </draw:g>
              </table:table-cell>
              <table:table-cell office:value-type="string">
                <text:p>A.General</text:p>
                <draw:g>
                  <svg:desc>Materials.Q1:Materials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een lizard</text:p>
                <draw:g>
                  <svg:desc>Materials.A22:Materials.A31</svg:desc>
                </draw:g>
              </table:table-cell>
              <table:table-cell office:value-type="float" office:value="3.06108">
                <text:p>3.06108</text:p>
                <draw:g>
                  <svg:desc>Materials.K22:Materials.K31</svg:desc>
                </draw:g>
              </table:table-cell>
              <table:table-cell office:value-type="float" office:value="3.92636">
                <text:p>3.92636</text:p>
                <draw:g>
                  <svg:desc>Materials.L22:Materials.L31</svg:desc>
                </draw:g>
              </table:table-cell>
              <table:table-cell office:value-type="float" office:value="3.92636">
                <text:p>3.92636</text:p>
                <draw:g>
                  <svg:desc>Materials.M22:Materials.M31</svg:desc>
                </draw:g>
              </table:table-cell>
              <table:table-cell office:value-type="float" office:value="3.92636">
                <text:p>3.92636</text:p>
                <draw:g>
                  <svg:desc>Materials.N22:Materials.N31</svg:desc>
                </draw:g>
              </table:table-cell>
              <table:table-cell office:value-type="float" office:value="3.92636">
                <text:p>3.92636</text:p>
                <draw:g>
                  <svg:desc>Materials.O22:Materials.O31</svg:desc>
                </draw:g>
              </table:table-cell>
              <table:table-cell office:value-type="float" office:value="3.92636">
                <text:p>3.92636</text:p>
                <draw:g>
                  <svg:desc>Materials.P22:Materials.P31</svg:desc>
                </draw:g>
              </table:table-cell>
              <table:table-cell office:value-type="float" office:value="3.92636">
                <text:p>3.92636</text:p>
                <draw:g>
                  <svg:desc>Materials.Q22:Materials.Q31</svg:desc>
                </draw:g>
              </table:table-cell>
            </table:table-row>
            <table:table-row>
              <table:table-cell office:value-type="string">
                <text:p>blue lizard</text:p>
              </table:table-cell>
              <table:table-cell office:value-type="float" office:value="3.36719">
                <text:p>3.3671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</table:table-row>
            <table:table-row>
              <table:table-cell office:value-type="string">
                <text:p>troll green</text:p>
              </table:table-cell>
              <table:table-cell office:value-type="float" office:value="3.53154">
                <text:p>3.53154</text:p>
              </table:table-cell>
              <table:table-cell office:value-type="float" office:value="4.41443">
                <text:p>4.41443</text:p>
              </table:table-cell>
              <table:table-cell office:value-type="float" office:value="4.41443">
                <text:p>4.41443</text:p>
              </table:table-cell>
              <table:table-cell office:value-type="float" office:value="3.53154">
                <text:p>3.53154</text:p>
              </table:table-cell>
              <table:table-cell office:value-type="float" office:value="4.41443">
                <text:p>4.41443</text:p>
              </table:table-cell>
              <table:table-cell office:value-type="float" office:value="4.41443">
                <text:p>4.41443</text:p>
              </table:table-cell>
              <table:table-cell office:value-type="float" office:value="4.41443">
                <text:p>4.41443</text:p>
              </table:table-cell>
            </table:table-row>
            <table:table-row>
              <table:table-cell office:value-type="string">
                <text:p>troll blue</text:p>
              </table:table-cell>
              <table:table-cell office:value-type="float" office:value="3.8847">
                <text:p>3.8847</text:p>
              </table:table-cell>
              <table:table-cell office:value-type="float" office:value="4.85587">
                <text:p>4.85587</text:p>
              </table:table-cell>
              <table:table-cell office:value-type="float" office:value="4.85587">
                <text:p>4.85587</text:p>
              </table:table-cell>
              <table:table-cell office:value-type="float" office:value="4.85587">
                <text:p>4.85587</text:p>
              </table:table-cell>
              <table:table-cell office:value-type="float" office:value="3.8847">
                <text:p>3.8847</text:p>
              </table:table-cell>
              <table:table-cell office:value-type="float" office:value="4.85587">
                <text:p>4.85587</text:p>
              </table:table-cell>
              <table:table-cell office:value-type="float" office:value="4.85587">
                <text:p>4.85587</text:p>
              </table:table-cell>
            </table:table-row>
            <table:table-row>
              <table:table-cell office:value-type="string">
                <text:p>troll black</text:p>
              </table:table-cell>
              <table:table-cell office:value-type="float" office:value="4.27317">
                <text:p>4.27317</text:p>
              </table:table-cell>
              <table:table-cell office:value-type="float" office:value="5.34146">
                <text:p>5.34146</text:p>
              </table:table-cell>
              <table:table-cell office:value-type="float" office:value="5.34146">
                <text:p>5.34146</text:p>
              </table:table-cell>
              <table:table-cell office:value-type="float" office:value="5.34146">
                <text:p>5.34146</text:p>
              </table:table-cell>
              <table:table-cell office:value-type="float" office:value="5.34146">
                <text:p>5.34146</text:p>
              </table:table-cell>
              <table:table-cell office:value-type="float" office:value="4.27317">
                <text:p>4.27317</text:p>
              </table:table-cell>
              <table:table-cell office:value-type="float" office:value="5.34146">
                <text:p>5.34146</text:p>
              </table:table-cell>
            </table:table-row>
            <table:table-row>
              <table:table-cell office:value-type="string">
                <text:p>desert lizard</text:p>
              </table:table-cell>
              <table:table-cell office:value-type="float" office:value="4.31146">
                <text:p>4.31146</text:p>
              </table:table-cell>
              <table:table-cell office:value-type="float" office:value="5.44146">
                <text:p>5.44146</text:p>
              </table:table-cell>
              <table:table-cell office:value-type="float" office:value="5.44146">
                <text:p>5.44146</text:p>
              </table:table-cell>
              <table:table-cell office:value-type="float" office:value="5.44146">
                <text:p>5.44146</text:p>
              </table:table-cell>
              <table:table-cell office:value-type="float" office:value="5.44146">
                <text:p>5.44146</text:p>
              </table:table-cell>
              <table:table-cell office:value-type="float" office:value="4.31146">
                <text:p>4.31146</text:p>
              </table:table-cell>
              <table:table-cell office:value-type="float" office:value="5.44146">
                <text:p>5.44146</text:p>
              </table:table-cell>
            </table:table-row>
            <table:table-row>
              <table:table-cell office:value-type="string">
                <text:p>black lizard</text:p>
              </table:table-cell>
              <table:table-cell office:value-type="float" office:value="4.44146">
                <text:p>4.44146</text:p>
              </table:table-cell>
              <table:table-cell office:value-type="float" office:value="5.55146">
                <text:p>5.55146</text:p>
              </table:table-cell>
              <table:table-cell office:value-type="float" office:value="5.55146">
                <text:p>5.55146</text:p>
              </table:table-cell>
              <table:table-cell office:value-type="float" office:value="5.55146">
                <text:p>5.55146</text:p>
              </table:table-cell>
              <table:table-cell office:value-type="float" office:value="5.55146">
                <text:p>5.55146</text:p>
              </table:table-cell>
              <table:table-cell office:value-type="float" office:value="4.44146">
                <text:p>4.44146</text:p>
              </table:table-cell>
              <table:table-cell office:value-type="float" office:value="5.55146">
                <text:p>5.55146</text:p>
              </table:table-cell>
            </table:table-row>
            <table:table-row>
              <table:table-cell office:value-type="string">
                <text:p>dragon red</text:p>
              </table:table-cell>
              <table:table-cell office:value-type="float" office:value="4.48173">
                <text:p>4.48173</text:p>
              </table:table-cell>
              <table:table-cell office:value-type="float" office:value="5.60217">
                <text:p>5.60217</text:p>
              </table:table-cell>
              <table:table-cell office:value-type="float" office:value="5.60217">
                <text:p>5.60217</text:p>
              </table:table-cell>
              <table:table-cell office:value-type="float" office:value="5.60217">
                <text:p>5.60217</text:p>
              </table:table-cell>
              <table:table-cell office:value-type="float" office:value="5.60217">
                <text:p>5.60217</text:p>
              </table:table-cell>
              <table:table-cell office:value-type="float" office:value="4.48173">
                <text:p>4.48173</text:p>
              </table:table-cell>
              <table:table-cell office:value-type="float" office:value="5.60217">
                <text:p>5.60217</text:p>
              </table:table-cell>
            </table:table-row>
            <table:table-row>
              <table:table-cell office:value-type="string">
                <text:p>dragon green</text:p>
              </table:table-cell>
              <table:table-cell office:value-type="float" office:value="4.92991">
                <text:p>4.92991</text:p>
              </table:table-cell>
              <table:table-cell office:value-type="float" office:value="6.16238">
                <text:p>6.16238</text:p>
              </table:table-cell>
              <table:table-cell office:value-type="float" office:value="6.16238">
                <text:p>6.16238</text:p>
              </table:table-cell>
              <table:table-cell office:value-type="float" office:value="6.16238">
                <text:p>6.16238</text:p>
              </table:table-cell>
              <table:table-cell office:value-type="float" office:value="4.92991">
                <text:p>4.92991</text:p>
              </table:table-cell>
              <table:table-cell office:value-type="float" office:value="6.16238">
                <text:p>6.16238</text:p>
              </table:table-cell>
              <table:table-cell office:value-type="float" office:value="6.16238">
                <text:p>6.16238</text:p>
              </table:table-cell>
            </table:table-row>
            <table:table-row>
              <table:table-cell office:value-type="string">
                <text:p>dragon black</text:p>
              </table:table-cell>
              <table:table-cell office:value-type="float" office:value="5.4229">
                <text:p>5.4229</text:p>
              </table:table-cell>
              <table:table-cell office:value-type="float" office:value="6.77862">
                <text:p>6.77862</text:p>
              </table:table-cell>
              <table:table-cell office:value-type="float" office:value="6.77862">
                <text:p>6.77862</text:p>
              </table:table-cell>
              <table:table-cell office:value-type="float" office:value="5.4229">
                <text:p>5.4229</text:p>
              </table:table-cell>
              <table:table-cell office:value-type="float" office:value="6.77862">
                <text:p>6.77862</text:p>
              </table:table-cell>
              <table:table-cell office:value-type="float" office:value="6.77862">
                <text:p>6.77862</text:p>
              </table:table-cell>
              <table:table-cell office:value-type="float" office:value="6.77862">
                <text:p>6.7786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472cm" svg:height="5.32cm" xlink:href=".." xlink:type="simple" chart:class="chart:bar" chart:style-name="ch1">
        <chart:legend chart:legend-position="end" svg:x="8.073cm" svg:y="0.867cm" style:legend-expansion="high" chart:style-name="ch2"/>
        <chart:plot-area chart:style-name="ch3" table:cell-range-address="Materials.A33:Materials.A38 Materials.K1:Materials.Q1 Materials.K33:Materials.Q38" chart:data-source-has-labels="both" svg:x="0.209cm" svg:y="0.106cm" svg:width="7.655cm" svg:height="5.108cm">
          <chart:coordinate-region svg:x="0.651cm" svg:y="0.305cm" svg:width="7.213cm" svg:height="3.04cm"/>
          <chart:axis chart:dimension="x" chart:name="primary-x" chart:style-name="ch4" chartooo:axis-type="auto">
            <chartooo:date-scale/>
            <chart:categories table:cell-range-address="Materials.A33:Materials.A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terials.K33:Materials.K38" chart:label-cell-address="Materials.K1:Materials.K1" chart:class="chart:bar">
            <chart:data-point chart:repeated="6"/>
          </chart:series>
          <chart:series chart:style-name="ch8" chart:values-cell-range-address="Materials.L33:Materials.L38" chart:label-cell-address="Materials.L1:Materials.L1" chart:class="chart:bar">
            <chart:data-point chart:repeated="6"/>
          </chart:series>
          <chart:series chart:style-name="ch9" chart:values-cell-range-address="Materials.M33:Materials.M38" chart:label-cell-address="Materials.M1:Materials.M1" chart:class="chart:bar">
            <chart:data-point chart:repeated="6"/>
          </chart:series>
          <chart:series chart:style-name="ch10" chart:values-cell-range-address="Materials.N33:Materials.N38" chart:label-cell-address="Materials.N1:Materials.N1" chart:class="chart:bar">
            <chart:data-point chart:repeated="6"/>
          </chart:series>
          <chart:series chart:style-name="ch11" chart:values-cell-range-address="Materials.O33:Materials.O38" chart:label-cell-address="Materials.O1:Materials.O1" chart:class="chart:bar">
            <chart:data-point chart:repeated="6"/>
          </chart:series>
          <chart:series chart:style-name="ch12" chart:values-cell-range-address="Materials.P33:Materials.P38" chart:label-cell-address="Materials.P1:Materials.P1" chart:class="chart:bar">
            <chart:data-point chart:repeated="6"/>
          </chart:series>
          <chart:series chart:style-name="ch13" chart:values-cell-range-address="Materials.Q33:Materials.Q38" chart:label-cell-address="Materials.Q1:Materials.Q1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.Piercing</text:p>
                <draw:g>
                  <svg:desc>Materials.K1:Materials.K1</svg:desc>
                </draw:g>
              </table:table-cell>
              <table:table-cell office:value-type="string">
                <text:p>A.Slashing</text:p>
                <draw:g>
                  <svg:desc>Materials.L1:Materials.L1</svg:desc>
                </draw:g>
              </table:table-cell>
              <table:table-cell office:value-type="string">
                <text:p>A.Bludg.</text:p>
                <draw:g>
                  <svg:desc>Materials.M1:Materials.M1</svg:desc>
                </draw:g>
              </table:table-cell>
              <table:table-cell office:value-type="string">
                <text:p>A.Termal</text:p>
                <draw:g>
                  <svg:desc>Materials.N1:Materials.N1</svg:desc>
                </draw:g>
              </table:table-cell>
              <table:table-cell office:value-type="string">
                <text:p>A.Chemic</text:p>
                <draw:g>
                  <svg:desc>Materials.O1:Materials.O1</svg:desc>
                </draw:g>
              </table:table-cell>
              <table:table-cell office:value-type="string">
                <text:p>A.Electric</text:p>
                <draw:g>
                  <svg:desc>Materials.P1:Materials.P1</svg:desc>
                </draw:g>
              </table:table-cell>
              <table:table-cell office:value-type="string">
                <text:p>A.General</text:p>
                <draw:g>
                  <svg:desc>Materials.Q1:Materials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onze</text:p>
                <draw:g>
                  <svg:desc>Materials.A33:Materials.A38</svg:desc>
                </draw:g>
              </table:table-cell>
              <table:table-cell office:value-type="float" office:value="4.41443">
                <text:p>4.41443</text:p>
                <draw:g>
                  <svg:desc>Materials.K33:Materials.K38</svg:desc>
                </draw:g>
              </table:table-cell>
              <table:table-cell office:value-type="float" office:value="4.41443">
                <text:p>4.41443</text:p>
                <draw:g>
                  <svg:desc>Materials.L33:Materials.L38</svg:desc>
                </draw:g>
              </table:table-cell>
              <table:table-cell office:value-type="float" office:value="4.41443">
                <text:p>4.41443</text:p>
                <draw:g>
                  <svg:desc>Materials.M33:Materials.M38</svg:desc>
                </draw:g>
              </table:table-cell>
              <table:table-cell office:value-type="float" office:value="4.41443">
                <text:p>4.41443</text:p>
                <draw:g>
                  <svg:desc>Materials.N33:Materials.N38</svg:desc>
                </draw:g>
              </table:table-cell>
              <table:table-cell office:value-type="float" office:value="4.41443">
                <text:p>4.41443</text:p>
                <draw:g>
                  <svg:desc>Materials.O33:Materials.O38</svg:desc>
                </draw:g>
              </table:table-cell>
              <table:table-cell office:value-type="float" office:value="3.53154">
                <text:p>3.53154</text:p>
                <draw:g>
                  <svg:desc>Materials.P33:Materials.P38</svg:desc>
                </draw:g>
              </table:table-cell>
              <table:table-cell office:value-type="float" office:value="4.41443">
                <text:p>4.41443</text:p>
                <draw:g>
                  <svg:desc>Materials.Q33:Materials.Q38</svg:desc>
                </draw:g>
              </table:table-cell>
            </table:table-row>
            <table:table-row>
              <table:table-cell office:value-type="string">
                <text:p>iron</text:p>
              </table:table-cell>
              <table:table-cell office:value-type="float" office:value="4.85587">
                <text:p>4.85587</text:p>
              </table:table-cell>
              <table:table-cell office:value-type="float" office:value="4.85587">
                <text:p>4.85587</text:p>
              </table:table-cell>
              <table:table-cell office:value-type="float" office:value="4.85587">
                <text:p>4.85587</text:p>
              </table:table-cell>
              <table:table-cell office:value-type="float" office:value="4.85587">
                <text:p>4.85587</text:p>
              </table:table-cell>
              <table:table-cell office:value-type="float" office:value="4.85587">
                <text:p>4.85587</text:p>
              </table:table-cell>
              <table:table-cell office:value-type="float" office:value="3.8847">
                <text:p>3.8847</text:p>
              </table:table-cell>
              <table:table-cell office:value-type="float" office:value="4.85587">
                <text:p>4.85587</text:p>
              </table:table-cell>
            </table:table-row>
            <table:table-row>
              <table:table-cell office:value-type="string">
                <text:p>steel</text:p>
              </table:table-cell>
              <table:table-cell office:value-type="float" office:value="5.34146">
                <text:p>5.34146</text:p>
              </table:table-cell>
              <table:table-cell office:value-type="float" office:value="5.34146">
                <text:p>5.34146</text:p>
              </table:table-cell>
              <table:table-cell office:value-type="float" office:value="5.34146">
                <text:p>5.34146</text:p>
              </table:table-cell>
              <table:table-cell office:value-type="float" office:value="5.34146">
                <text:p>5.34146</text:p>
              </table:table-cell>
              <table:table-cell office:value-type="float" office:value="5.34146">
                <text:p>5.34146</text:p>
              </table:table-cell>
              <table:table-cell office:value-type="float" office:value="4.27317">
                <text:p>4.27317</text:p>
              </table:table-cell>
              <table:table-cell office:value-type="float" office:value="5.34146">
                <text:p>5.34146</text:p>
              </table:table-cell>
            </table:table-row>
            <table:table-row>
              <table:table-cell office:value-type="string">
                <text:p>mithrill</text:p>
              </table:table-cell>
              <table:table-cell office:value-type="float" office:value="5.60217">
                <text:p>5.60217</text:p>
              </table:table-cell>
              <table:table-cell office:value-type="float" office:value="5.60217">
                <text:p>5.60217</text:p>
              </table:table-cell>
              <table:table-cell office:value-type="float" office:value="5.60217">
                <text:p>5.60217</text:p>
              </table:table-cell>
              <table:table-cell office:value-type="float" office:value="5.60217">
                <text:p>5.60217</text:p>
              </table:table-cell>
              <table:table-cell office:value-type="float" office:value="5.60217">
                <text:p>5.60217</text:p>
              </table:table-cell>
              <table:table-cell office:value-type="float" office:value="4.48173">
                <text:p>4.48173</text:p>
              </table:table-cell>
              <table:table-cell office:value-type="float" office:value="5.60217">
                <text:p>5.60217</text:p>
              </table:table-cell>
            </table:table-row>
            <table:table-row>
              <table:table-cell office:value-type="string">
                <text:p>adamantium</text:p>
              </table:table-cell>
              <table:table-cell office:value-type="float" office:value="6.16238">
                <text:p>6.16238</text:p>
              </table:table-cell>
              <table:table-cell office:value-type="float" office:value="6.16238">
                <text:p>6.16238</text:p>
              </table:table-cell>
              <table:table-cell office:value-type="float" office:value="6.16238">
                <text:p>6.16238</text:p>
              </table:table-cell>
              <table:table-cell office:value-type="float" office:value="6.16238">
                <text:p>6.16238</text:p>
              </table:table-cell>
              <table:table-cell office:value-type="float" office:value="6.16238">
                <text:p>6.16238</text:p>
              </table:table-cell>
              <table:table-cell office:value-type="float" office:value="4.92991">
                <text:p>4.92991</text:p>
              </table:table-cell>
              <table:table-cell office:value-type="float" office:value="6.16238">
                <text:p>6.16238</text:p>
              </table:table-cell>
            </table:table-row>
            <table:table-row>
              <table:table-cell office:value-type="string">
                <text:p>meteoric</text:p>
              </table:table-cell>
              <table:table-cell office:value-type="float" office:value="6.77862">
                <text:p>6.77862</text:p>
              </table:table-cell>
              <table:table-cell office:value-type="float" office:value="6.77862">
                <text:p>6.77862</text:p>
              </table:table-cell>
              <table:table-cell office:value-type="float" office:value="6.77862">
                <text:p>6.77862</text:p>
              </table:table-cell>
              <table:table-cell office:value-type="float" office:value="6.77862">
                <text:p>6.77862</text:p>
              </table:table-cell>
              <table:table-cell office:value-type="float" office:value="6.77862">
                <text:p>6.77862</text:p>
              </table:table-cell>
              <table:table-cell office:value-type="float" office:value="5.4229">
                <text:p>5.4229</text:p>
              </table:table-cell>
              <table:table-cell office:value-type="float" office:value="6.77862">
                <text:p>6.7786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